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ubtitle">
      <style:paragraph-properties fo:text-align="justify" fo:break-before="auto" fo:line-height="115%" fo:margin-bottom="0.353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P3" style:family="paragraph" style:parent-style-name="Standard">
      <style:paragraph-properties fo:text-align="justify" fo:break-before="auto" fo:line-height="115%" fo:margin-bottom="0.353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T3_225" style:family="text"/>
    <style:style style:name="T3_226" style:family="text"/>
    <style:style style:name="T3_227" style:family="text"/>
    <style:style style:name="T3_228" style:family="text"/>
    <style:style style:name="T3_229" style:family="text"/>
    <style:style style:name="T3_230" style:family="text"/>
    <style:style style:name="T3_231" style:family="text"/>
    <style:style style:name="T3_232" style:family="text"/>
    <style:style style:name="T3_233" style:family="text"/>
    <style:style style:name="T3_234" style:family="text"/>
    <style:style style:name="T3_235" style:family="text"/>
    <style:style style:name="T3_236" style:family="text"/>
    <style:style style:name="T3_237" style:family="text"/>
    <style:style style:name="T3_238" style:family="text"/>
    <style:style style:name="P4" style:family="paragraph" style:parent-style-name="Standard">
      <style:paragraph-properties fo:text-align="justify" fo:break-before="auto" fo:line-height="115%" fo:margin-bottom="0.35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P5" style:family="paragraph" style:parent-style-name="Standard">
      <style:paragraph-properties fo:text-align="justify" fo:break-before="auto" fo:line-height="115%" fo:margin-bottom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P6" style:family="paragraph" style:parent-style-name="Standard">
      <style:paragraph-properties fo:text-align="justify" fo:break-before="auto" fo:line-height="115%" fo:margin-bottom="0.353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T6_219" style:family="text"/>
    <style:style style:name="T6_220" style:family="text"/>
    <style:style style:name="T6_221" style:family="text"/>
    <style:style style:name="T6_222" style:family="text"/>
    <style:style style:name="T6_223" style:family="text"/>
    <style:style style:name="T6_224" style:family="text"/>
    <style:style style:name="T6_225" style:family="text"/>
    <style:style style:name="T6_226" style:family="text"/>
    <style:style style:name="T6_227" style:family="text"/>
    <style:style style:name="T6_228" style:family="text"/>
    <style:style style:name="T6_229" style:family="text"/>
    <style:style style:name="T6_230" style:family="text"/>
    <style:style style:name="T6_231" style:family="text"/>
    <style:style style:name="T6_232" style:family="text"/>
    <style:style style:name="T6_233" style:family="text"/>
    <style:style style:name="T6_234" style:family="text"/>
    <style:style style:name="T6_235" style:family="text"/>
    <style:style style:name="T6_236" style:family="text"/>
    <style:style style:name="T6_237" style:family="text"/>
    <style:style style:name="T6_238" style:family="text"/>
    <style:style style:name="T6_239" style:family="text"/>
    <style:style style:name="T6_240" style:family="text"/>
    <style:style style:name="T6_241" style:family="text"/>
    <style:style style:name="T6_242" style:family="text"/>
    <style:style style:name="T6_243" style:family="text"/>
    <style:style style:name="T6_244" style:family="text"/>
    <style:style style:name="T6_245" style:family="text"/>
    <style:style style:name="T6_246" style:family="text"/>
    <style:style style:name="T6_247" style:family="text"/>
    <style:style style:name="T6_248" style:family="text"/>
    <style:style style:name="T6_249" style:family="text"/>
    <style:style style:name="T6_250" style:family="text"/>
    <style:style style:name="T6_251" style:family="text"/>
    <style:style style:name="T6_252" style:family="text"/>
    <style:style style:name="T6_253" style:family="text"/>
    <style:style style:name="T6_254" style:family="text"/>
    <style:style style:name="T6_255" style:family="text"/>
    <style:style style:name="T6_256" style:family="text"/>
    <style:style style:name="T6_257" style:family="text"/>
    <style:style style:name="T6_258" style:family="text"/>
    <style:style style:name="T6_259" style:family="text"/>
    <style:style style:name="T6_260" style:family="text"/>
    <style:style style:name="T6_261" style:family="text"/>
    <style:style style:name="T6_262" style:family="text"/>
    <style:style style:name="T6_263" style:family="text"/>
    <style:style style:name="T6_264" style:family="text"/>
    <style:style style:name="T6_265" style:family="text"/>
    <style:style style:name="T6_266" style:family="text"/>
    <style:style style:name="T6_267" style:family="text"/>
    <style:style style:name="T6_268" style:family="text"/>
    <style:style style:name="T6_269" style:family="text"/>
    <style:style style:name="T6_270" style:family="text"/>
    <style:style style:name="P7" style:family="paragraph" style:parent-style-name="Standard">
      <style:paragraph-properties fo:text-align="justify" fo:break-before="auto" fo:line-height="115%" fo:margin-bottom="0.353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/>
    <style:style style:name="T7_260" style:family="text"/>
    <style:style style:name="T7_261" style:family="text"/>
    <style:style style:name="T7_262" style:family="text"/>
    <style:style style:name="T7_263" style:family="text"/>
    <style:style style:name="T7_264" style:family="text"/>
    <style:style style:name="T7_265" style:family="text"/>
    <style:style style:name="T7_266" style:family="text"/>
    <style:style style:name="T7_267" style:family="text"/>
    <style:style style:name="T7_268" style:family="text"/>
    <style:style style:name="T7_269" style:family="text"/>
    <style:style style:name="T7_270" style:family="text"/>
    <style:style style:name="T7_271" style:family="text"/>
    <style:style style:name="T7_272" style:family="text"/>
    <style:style style:name="T7_273" style:family="text"/>
    <style:style style:name="T7_274" style:family="text"/>
    <style:style style:name="T7_275" style:family="text"/>
    <style:style style:name="T7_276" style:family="text"/>
    <style:style style:name="T7_277" style:family="text"/>
    <style:style style:name="T7_278" style:family="text"/>
    <style:style style:name="T7_279" style:family="text"/>
    <style:style style:name="T7_280" style:family="text"/>
    <style:style style:name="T7_281" style:family="text"/>
    <style:style style:name="T7_282" style:family="text"/>
    <style:style style:name="T7_283" style:family="text"/>
    <style:style style:name="T7_284" style:family="text"/>
    <style:style style:name="T7_285" style:family="text"/>
    <style:style style:name="T7_286" style:family="text"/>
    <style:style style:name="T7_287" style:family="text"/>
    <style:style style:name="T7_288" style:family="text"/>
    <style:style style:name="T7_289" style:family="text"/>
    <style:style style:name="T7_290" style:family="text"/>
    <style:style style:name="T7_291" style:family="text"/>
    <style:style style:name="T7_292" style:family="text"/>
    <style:style style:name="T7_293" style:family="text"/>
    <style:style style:name="T7_294" style:family="text"/>
    <style:style style:name="T7_295" style:family="text"/>
    <style:style style:name="T7_296" style:family="text"/>
    <style:style style:name="T7_297" style:family="text"/>
    <style:style style:name="T7_298" style:family="text"/>
    <style:style style:name="T7_299" style:family="text"/>
    <style:style style:name="T7_300" style:family="text"/>
    <style:style style:name="T7_301" style:family="text"/>
    <style:style style:name="T7_302" style:family="text"/>
    <style:style style:name="T7_303" style:family="text"/>
    <style:style style:name="T7_304" style:family="text"/>
    <style:style style:name="T7_305" style:family="text"/>
    <style:style style:name="T7_306" style:family="text"/>
    <style:style style:name="T7_307" style:family="text"/>
    <style:style style:name="T7_308" style:family="text"/>
    <style:style style:name="T7_309" style:family="text"/>
    <style:style style:name="T7_310" style:family="text"/>
    <style:style style:name="T7_311" style:family="text"/>
    <style:style style:name="T7_312" style:family="text"/>
    <style:style style:name="T7_313" style:family="text"/>
    <style:style style:name="T7_314" style:family="text"/>
    <style:style style:name="T7_315" style:family="text"/>
    <style:style style:name="T7_316" style:family="text"/>
    <style:style style:name="T7_317" style:family="text"/>
    <style:style style:name="T7_318" style:family="text"/>
    <style:style style:name="P8" style:family="paragraph" style:parent-style-name="Standard">
      <style:paragraph-properties fo:text-align="justify" fo:break-before="auto" fo:line-height="115%" fo:margin-bottom="0.353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P9" style:family="paragraph" style:parent-style-name="Standard">
      <style:paragraph-properties fo:text-align="justify" fo:break-before="auto" fo:line-height="115%" fo:margin-bottom="0.353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P10" style:family="paragraph" style:parent-style-name="Standard">
      <style:paragraph-properties fo:text-align="justify" fo:break-before="auto" fo:line-height="115%" fo:margin-bottom="0.353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P11" style:family="paragraph" style:parent-style-name="Standard">
      <style:paragraph-properties fo:text-align="justify" fo:break-before="auto" fo:line-height="115%" fo:margin-bottom="0.353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T11_253" style:family="text"/>
    <style:style style:name="T11_254" style:family="text"/>
    <style:style style:name="T11_255" style:family="text"/>
    <style:style style:name="T11_256" style:family="text"/>
    <style:style style:name="T11_257" style:family="text"/>
    <style:style style:name="T11_258" style:family="text"/>
    <style:style style:name="T11_259" style:family="text"/>
    <style:style style:name="T11_260" style:family="text"/>
    <style:style style:name="T11_261" style:family="text"/>
    <style:style style:name="T11_262" style:family="text"/>
    <style:style style:name="T11_263" style:family="text"/>
    <style:style style:name="T11_264" style:family="text"/>
    <style:style style:name="T11_265" style:family="text"/>
    <style:style style:name="T11_266" style:family="text"/>
    <style:style style:name="T11_267" style:family="text"/>
    <style:style style:name="T11_268" style:family="text"/>
    <style:style style:name="T11_269" style:family="text"/>
    <style:style style:name="T11_270" style:family="text"/>
    <style:style style:name="T11_271" style:family="text"/>
    <style:style style:name="T11_272" style:family="text"/>
    <style:style style:name="T11_273" style:family="text"/>
    <style:style style:name="T11_274" style:family="text"/>
    <style:style style:name="T11_275" style:family="text"/>
    <style:style style:name="T11_276" style:family="text"/>
    <style:style style:name="T11_277" style:family="text"/>
    <style:style style:name="T11_278" style:family="text"/>
    <style:style style:name="T11_279" style:family="text"/>
    <style:style style:name="T11_280" style:family="text"/>
    <style:style style:name="T11_281" style:family="text"/>
    <style:style style:name="T11_282" style:family="text"/>
    <style:style style:name="T11_283" style:family="text"/>
    <style:style style:name="T11_284" style:family="text"/>
    <style:style style:name="T11_285" style:family="text"/>
    <style:style style:name="T11_286" style:family="text"/>
    <style:style style:name="P12" style:family="paragraph" style:parent-style-name="Standard">
      <style:paragraph-properties fo:text-align="justify" fo:break-before="auto" fo:line-height="115%" fo:margin-bottom="0.353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P13" style:family="paragraph" style:parent-style-name="Standard">
      <style:paragraph-properties fo:text-align="justify" fo:break-before="auto" fo:line-height="115%" fo:margin-bottom="0.353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P14" style:family="paragraph" style:parent-style-name="Standard">
      <style:paragraph-properties fo:text-align="justify" fo:break-before="auto" fo:line-height="115%" fo:margin-bottom="0.353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/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T14_235" style:family="text"/>
    <style:style style:name="T14_236" style:family="text"/>
    <style:style style:name="T14_237" style:family="text"/>
    <style:style style:name="T14_238" style:family="text"/>
    <style:style style:name="T14_239" style:family="text"/>
    <style:style style:name="T14_240" style:family="text"/>
    <style:style style:name="T14_241" style:family="text"/>
    <style:style style:name="T14_242" style:family="text"/>
    <style:style style:name="T14_243" style:family="text"/>
    <style:style style:name="T14_244" style:family="text"/>
    <style:style style:name="T14_245" style:family="text"/>
    <style:style style:name="T14_246" style:family="text"/>
    <style:style style:name="T14_247" style:family="text"/>
    <style:style style:name="T14_248" style:family="text"/>
    <style:style style:name="T14_249" style:family="text"/>
    <style:style style:name="T14_250" style:family="text"/>
    <style:style style:name="T14_251" style:family="text"/>
    <style:style style:name="T14_252" style:family="text"/>
    <style:style style:name="T14_253" style:family="text"/>
    <style:style style:name="T14_254" style:family="text"/>
    <style:style style:name="T14_255" style:family="text"/>
    <style:style style:name="T14_256" style:family="text"/>
    <style:style style:name="T14_257" style:family="text"/>
    <style:style style:name="T14_258" style:family="text"/>
    <style:style style:name="T14_259" style:family="text"/>
    <style:style style:name="T14_260" style:family="text"/>
    <style:style style:name="T14_261" style:family="text"/>
    <style:style style:name="T14_262" style:family="text"/>
    <style:style style:name="T14_263" style:family="text"/>
    <style:style style:name="T14_264" style:family="text"/>
    <style:style style:name="T14_265" style:family="text"/>
    <style:style style:name="T14_266" style:family="text"/>
    <style:style style:name="T14_267" style:family="text"/>
    <style:style style:name="T14_268" style:family="text"/>
    <style:style style:name="T14_269" style:family="text"/>
    <style:style style:name="T14_270" style:family="text"/>
    <style:style style:name="P15" style:family="paragraph" style:parent-style-name="Standard">
      <style:paragraph-properties fo:text-align="justify" fo:break-before="auto" fo:line-height="115%" fo:margin-bottom="0.353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P16" style:family="paragraph" style:parent-style-name="Standard">
      <style:paragraph-properties fo:text-align="justify" fo:break-before="auto" fo:line-height="115%" fo:margin-bottom="0.353cm" style:writing-mode="lr-tb"/>
    </style:style>
    <style:style style:name="P17" style:family="paragraph" style:parent-style-name="Standard">
      <style:paragraph-properties fo:text-align="justify" fo:break-before="auto" fo:line-height="115%" fo:margin-bottom="0.353cm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justify" fo:break-before="auto" fo:line-height="115%" fo:margin-bottom="0.353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T18_19" style:family="text"/>
    <style:style style:name="T18_20" style:family="text">
      <style:text-properties fo:color="#1155cc" style:text-underline-style="solid" style:text-underline-color="font-color"/>
    </style:style>
    <style:style style:name="T18_21" style:family="text"/>
    <style:style style:name="T18_22" style:family="text">
      <style:text-properties fo:color="#1155cc" style:text-underline-style="solid" style:text-underline-color="font-color"/>
    </style:style>
    <style:style style:name="T18_23" style:family="text"/>
    <style:style style:name="T18_24" style:family="text">
      <style:text-properties fo:color="#1155cc" style:text-underline-style="solid" style:text-underline-color="font-color"/>
    </style:style>
    <style:style style:name="T18_25" style:family="text"/>
    <style:style style:name="T18_26" style:family="text">
      <style:text-properties fo:color="#1155cc" style:text-underline-style="solid" style:text-underline-color="font-color"/>
    </style:style>
    <style:style style:name="T18_27" style:family="text"/>
    <style:style style:name="T18_28" style:family="text">
      <style:text-properties fo:color="#1155cc" style:text-underline-style="solid" style:text-underline-color="font-color"/>
    </style:style>
    <style:style style:name="T18_29" style:family="text"/>
    <style:style style:name="T18_30" style:family="text">
      <style:text-properties fo:color="#1155cc" style:text-underline-style="solid" style:text-underline-color="font-color"/>
    </style:style>
    <style:style style:name="T18_31" style:family="text"/>
    <style:style style:name="T18_32" style:family="text">
      <style:text-properties fo:color="#1155cc" style:text-underline-style="solid" style:text-underline-color="font-color"/>
    </style:style>
    <style:style style:name="T18_33" style:family="text"/>
    <style:style style:name="T18_34" style:family="text">
      <style:text-properties fo:color="#1155cc" style:text-underline-style="solid" style:text-underline-color="font-color"/>
    </style:style>
    <style:style style:name="T18_35" style:family="text"/>
    <style:style style:name="T18_36" style:family="text">
      <style:text-properties fo:color="#1155cc" style:text-underline-style="solid" style:text-underline-color="font-color"/>
    </style:style>
    <style:style style:name="T18_37" style:family="text"/>
    <style:style style:name="T18_38" style:family="text">
      <style:text-properties fo:color="#1155cc" style:text-underline-style="solid" style:text-underline-color="font-color"/>
    </style:style>
    <style:style style:name="T18_39" style:family="text"/>
    <style:style style:name="T18_40" style:family="text">
      <style:text-properties fo:color="#1155cc" style:text-underline-style="solid" style:text-underline-color="font-color"/>
    </style:style>
    <style:style style:name="T18_41" style:family="text"/>
    <style:style style:name="T18_42" style:family="text">
      <style:text-properties fo:color="#1155cc" style:text-underline-style="solid" style:text-underline-color="font-color"/>
    </style:style>
    <style:style style:name="T18_43" style:family="text"/>
    <style:style style:name="T18_44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text-align="justify" fo:break-before="auto" fo:line-height="115%" fo:margin-bottom="0.353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T19_17" style:family="text"/>
    <style:style style:name="T19_18" style:family="text">
      <style:text-properties fo:color="#1155cc" style:text-underline-style="solid" style:text-underline-color="font-color"/>
    </style:style>
    <style:style style:name="T19_19" style:family="text"/>
    <style:style style:name="T19_20" style:family="text">
      <style:text-properties fo:color="#1155cc" style:text-underline-style="solid" style:text-underline-color="font-color"/>
    </style:style>
    <style:style style:name="T19_21" style:family="text"/>
    <style:style style:name="T19_22" style:family="text">
      <style:text-properties fo:color="#1155cc" style:text-underline-style="solid" style:text-underline-color="font-color"/>
    </style:style>
    <style:style style:name="T19_23" style:family="text"/>
    <style:style style:name="T19_24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text-align="justify" fo:break-before="auto" fo:line-height="115%" fo:margin-bottom="0.353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T20_17" style:family="text"/>
    <style:style style:name="T20_18" style:family="text">
      <style:text-properties fo:color="#1155cc" style:text-underline-style="solid" style:text-underline-color="font-color"/>
    </style:style>
    <style:style style:name="T20_19" style:family="text"/>
    <style:style style:name="T20_20" style:family="text">
      <style:text-properties fo:color="#1155cc" style:text-underline-style="solid" style:text-underline-color="font-color"/>
    </style:style>
    <style:style style:name="T20_21" style:family="text"/>
    <style:style style:name="T20_22" style:family="text">
      <style:text-properties fo:color="#1155cc" style:text-underline-style="solid" style:text-underline-color="font-color"/>
    </style:style>
    <style:style style:name="T20_23" style:family="text"/>
    <style:style style:name="T20_24" style:family="text">
      <style:text-properties fo:color="#1155cc" style:text-underline-style="solid" style:text-underline-color="font-color"/>
    </style:style>
    <style:style style:name="T20_25" style:family="text"/>
    <style:style style:name="T20_26" style:family="text">
      <style:text-properties fo:color="#1155cc" style:text-underline-style="solid" style:text-underline-color="font-color"/>
    </style:style>
    <style:style style:name="T20_27" style:family="text"/>
    <style:style style:name="T20_28" style:family="text">
      <style:text-properties fo:color="#1155cc" style:text-underline-style="solid" style:text-underline-color="font-color"/>
    </style:style>
    <style:style style:name="T20_29" style:family="text"/>
    <style:style style:name="T20_30" style:family="text">
      <style:text-properties fo:color="#1155cc" style:text-underline-style="solid" style:text-underline-color="font-color"/>
    </style:style>
    <style:style style:name="T20_31" style:family="text"/>
    <style:style style:name="T20_32" style:family="text">
      <style:text-properties fo:color="#1155cc" style:text-underline-style="solid" style:text-underline-color="font-color"/>
    </style:style>
    <style:style style:name="T20_33" style:family="text"/>
    <style:style style:name="T20_34" style:family="text">
      <style:text-properties fo:color="#1155cc" style:text-underline-style="solid" style:text-underline-color="font-color"/>
    </style:style>
    <style:style style:name="T20_35" style:family="text"/>
    <style:style style:name="T20_36" style:family="text">
      <style:text-properties fo:color="#1155cc" style:text-underline-style="solid" style:text-underline-color="font-color"/>
    </style:style>
    <style:style style:name="T20_37" style:family="text"/>
    <style:style style:name="T20_38" style:family="text">
      <style:text-properties fo:color="#1155cc" style:text-underline-style="solid" style:text-underline-color="font-color"/>
    </style:style>
    <style:style style:name="T20_39" style:family="text"/>
    <style:style style:name="T20_40" style:family="text">
      <style:text-properties fo:color="#1155cc" style:text-underline-style="solid" style:text-underline-color="font-color"/>
    </style:style>
    <style:style style:name="T20_41" style:family="text"/>
    <style:style style:name="T20_42" style:family="text">
      <style:text-properties fo:color="#1155cc" style:text-underline-style="solid" style:text-underline-color="font-color"/>
    </style:style>
    <style:style style:name="T20_43" style:family="text"/>
    <style:style style:name="T20_44" style:family="text">
      <style:text-properties fo:color="#1155cc" style:text-underline-style="solid" style:text-underline-color="font-color"/>
    </style:style>
    <style:style style:name="T20_45" style:family="text"/>
    <style:style style:name="T20_46" style:family="text">
      <style:text-properties fo:color="#1155cc" style:text-underline-style="solid" style:text-underline-color="font-color"/>
    </style:style>
    <style:style style:name="T20_47" style:family="text"/>
    <style:style style:name="T20_48" style:family="text">
      <style:text-properties fo:color="#1155cc" style:text-underline-style="solid" style:text-underline-color="font-color"/>
    </style:style>
    <style:style style:name="T20_49" style:family="text"/>
    <style:style style:name="T20_50" style:family="text">
      <style:text-properties fo:color="#1155cc" style:text-underline-style="solid" style:text-underline-color="font-color"/>
    </style:style>
    <style:style style:name="T20_51" style:family="text"/>
    <style:style style:name="T20_52" style:family="text">
      <style:text-properties fo:color="#1155cc" style:text-underline-style="solid" style:text-underline-color="font-color"/>
    </style:style>
    <style:style style:name="T20_53" style:family="text"/>
    <style:style style:name="T20_54" style:family="text">
      <style:text-properties fo:color="#1155cc" style:text-underline-style="solid" style:text-underline-color="font-color"/>
    </style:style>
    <style:style style:name="T20_55" style:family="text"/>
    <style:style style:name="T20_56" style:family="text">
      <style:text-properties fo:color="#1155cc" style:text-underline-style="solid" style:text-underline-color="font-color"/>
    </style:style>
    <style:style style:name="T20_57" style:family="text"/>
    <style:style style:name="T20_58" style:family="text">
      <style:text-properties fo:color="#1155cc" style:text-underline-style="solid" style:text-underline-color="font-color"/>
    </style:style>
    <style:style style:name="T20_59" style:family="text"/>
    <style:style style:name="T20_60" style:family="text">
      <style:text-properties fo:color="#1155cc" style:text-underline-style="solid" style:text-underline-color="font-color"/>
    </style:style>
    <style:style style:name="T20_61" style:family="text"/>
    <style:style style:name="T20_62" style:family="text">
      <style:text-properties fo:color="#1155cc" style:text-underline-style="solid" style:text-underline-color="font-color"/>
    </style:style>
    <style:style style:name="T20_63" style:family="text"/>
    <style:style style:name="T20_64" style:family="text">
      <style:text-properties fo:color="#1155cc" style:text-underline-style="solid" style:text-underline-color="font-color"/>
    </style:style>
    <style:style style:name="T20_65" style:family="text"/>
    <style:style style:name="T20_66" style:family="text">
      <style:text-properties fo:color="#1155cc" style:text-underline-style="solid" style:text-underline-color="font-color"/>
    </style:style>
    <style:style style:name="T20_67" style:family="text"/>
    <style:style style:name="T20_68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text-align="justify" fo:break-before="auto" fo:line-height="115%" fo:margin-bottom="0.353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T21_22" style:family="text">
      <style:text-properties fo:color="#1155cc" style:text-underline-style="solid" style:text-underline-color="font-color"/>
    </style:style>
    <style:style style:name="T21_23" style:family="text"/>
    <style:style style:name="T21_24" style:family="text">
      <style:text-properties fo:color="#1155cc" style:text-underline-style="solid" style:text-underline-color="font-color"/>
    </style:style>
    <style:style style:name="T21_25" style:family="text"/>
    <style:style style:name="T21_26" style:family="text">
      <style:text-properties fo:color="#1155cc" style:text-underline-style="solid" style:text-underline-color="font-color"/>
    </style:style>
    <style:style style:name="T21_27" style:family="text"/>
    <style:style style:name="T21_28" style:family="text">
      <style:text-properties fo:color="#1155cc" style:text-underline-style="solid" style:text-underline-color="font-color"/>
    </style:style>
    <style:style style:name="T21_29" style:family="text"/>
    <style:style style:name="T21_30" style:family="text">
      <style:text-properties fo:color="#1155cc" style:text-underline-style="solid" style:text-underline-color="font-color"/>
    </style:style>
    <style:style style:name="T21_31" style:family="text"/>
    <style:style style:name="T21_32" style:family="text">
      <style:text-properties fo:color="#1155cc" style:text-underline-style="solid" style:text-underline-color="font-color"/>
    </style:style>
    <style:style style:name="T21_33" style:family="text"/>
    <style:style style:name="T21_34" style:family="text">
      <style:text-properties fo:color="#1155cc" style:text-underline-style="solid" style:text-underline-color="font-color"/>
    </style:style>
    <style:style style:name="T21_35" style:family="text"/>
    <style:style style:name="T21_36" style:family="text">
      <style:text-properties fo:color="#1155cc" style:text-underline-style="solid" style:text-underline-color="font-color"/>
    </style:style>
    <style:style style:name="T21_37" style:family="text"/>
    <style:style style:name="T21_38" style:family="text">
      <style:text-properties fo:color="#1155cc" style:text-underline-style="solid" style:text-underline-color="font-color"/>
    </style:style>
    <style:style style:name="T21_39" style:family="text"/>
    <style:style style:name="T21_40" style:family="text">
      <style:text-properties fo:color="#1155cc" style:text-underline-style="solid" style:text-underline-color="font-color"/>
    </style:style>
    <style:style style:name="T21_41" style:family="text"/>
    <style:style style:name="T21_42" style:family="text">
      <style:text-properties fo:color="#1155cc" style:text-underline-style="solid" style:text-underline-color="font-color"/>
    </style:style>
    <style:style style:name="T21_43" style:family="text"/>
    <style:style style:name="T21_44" style:family="text">
      <style:text-properties fo:color="#1155cc" style:text-underline-style="solid" style:text-underline-color="font-color"/>
    </style:style>
    <style:style style:name="T21_45" style:family="text"/>
    <style:style style:name="T21_46" style:family="text">
      <style:text-properties fo:color="#1155cc" style:text-underline-style="solid" style:text-underline-color="font-color"/>
    </style:style>
    <style:style style:name="T21_47" style:family="text"/>
    <style:style style:name="T21_48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text-align="justify" fo:break-before="auto" fo:line-height="115%" fo:margin-bottom="0.353cm" style:writing-mode="lr-tb"/>
    </style:style>
  </office:automatic-styles>
  <office:body>
    <office:text>
      <text:h text:style-name="P1" text:outline-level="10"><text:bookmark-start text:name="h.wbrnks7km7jp"/><text:bookmark-end text:name="h.wbrnks7km7jp"/><text:span text:style-name="T1_1">Celestio</text:span><text:span text:style-name="T1_2">,<text:s/></text:span><text:span text:style-name="T1_3">gdzie</text:span><text:span text:style-name="T1_4"><text:s/></text:span><text:span text:style-name="T1_5">ja</text:span><text:span text:style-name="T1_6"><text:s/></text:span><text:span text:style-name="T1_7">jestem</text:span><text:span text:style-name="T1_8">?</text:span></text:h>
      <text:p text:style-name="P2"><text:bookmark-start text:name="h.jdhb42qmm2nm"/><text:bookmark-end text:name="h.jdhb42qmm2nm"/><text:span text:style-name="T2_1">Czyli</text:span><text:span text:style-name="T2_2"><text:s/></text:span><text:span text:style-name="T2_3">fandom</text:span><text:span text:style-name="T2_4"><text:s/></text:span><text:span text:style-name="T2_5">i</text:span><text:span text:style-name="T2_6"><text:s/></text:span><text:span text:style-name="T2_7">kuce</text:span><text:span text:style-name="T2_8"><text:s/></text:span><text:span text:style-name="T2_9">w</text:span><text:span text:style-name="T2_10"><text:s/></text:span><text:span text:style-name="T2_11">czasie</text:span></text:p>
      <text:p text:style-name="P3"><text:span text:style-name="T3_1">Do</text:span><text:span text:style-name="T3_2"><text:s/></text:span><text:span text:style-name="T3_3">fandomu</text:span><text:span text:style-name="T3_4"><text:s/></text:span><text:span text:style-name="T3_5">dołączyłam</text:span><text:span text:style-name="T3_6"><text:s/></text:span><text:span text:style-name="T3_7">latem</text:span><text:span text:style-name="T3_8"><text:s/>2013<text:s/></text:span><text:span text:style-name="T3_9">roku</text:span><text:span text:style-name="T3_10">,<text:s/></text:span><text:span text:style-name="T3_11">a</text:span><text:span text:style-name="T3_12"><text:s/></text:span><text:span text:style-name="T3_13">same</text:span><text:span text:style-name="T3_14"><text:s/></text:span><text:span text:style-name="T3_15">kuce</text:span><text:span text:style-name="T3_16"><text:s/></text:span><text:span text:style-name="T3_17">poznałam</text:span><text:span text:style-name="T3_18"><text:s/></text:span><text:span text:style-name="T3_19">ledwie</text:span><text:span text:style-name="T3_20"><text:s/></text:span><text:span text:style-name="T3_21">parę</text:span><text:span text:style-name="T3_22"><text:s/></text:span><text:span text:style-name="T3_23">miesięcy</text:span><text:span text:style-name="T3_24"><text:s/></text:span><text:span text:style-name="T3_25">wcześniej</text:span><text:span text:style-name="T3_26">.<text:s/></text:span><text:span text:style-name="T3_27">Jako</text:span><text:span text:style-name="T3_28"><text:s/></text:span><text:span text:style-name="T3_29">miłośniczka</text:span><text:span text:style-name="T3_30"><text:s/></text:span><text:span text:style-name="T3_31">książek</text:span><text:span text:style-name="T3_32">,<text:s/></text:span><text:span text:style-name="T3_33">której</text:span><text:span text:style-name="T3_34"><text:s/></text:span><text:span text:style-name="T3_35">zawsze</text:span><text:span text:style-name="T3_36"><text:s/></text:span><text:span text:style-name="T3_37">brakowało</text:span><text:span text:style-name="T3_38"><text:s/></text:span><text:span text:style-name="T3_39">w</text:span><text:span text:style-name="T3_40"><text:s/></text:span><text:span text:style-name="T3_41">domu</text:span><text:span text:style-name="T3_42"><text:s/></text:span><text:span text:style-name="T3_43">książek</text:span><text:span text:style-name="T3_44">,<text:s/></text:span><text:span text:style-name="T3_45">łatwo</text:span><text:span text:style-name="T3_46"><text:s/></text:span><text:span text:style-name="T3_47">weszłam</text:span><text:span text:style-name="T3_48"><text:s/></text:span><text:span text:style-name="T3_49">w</text:span><text:span text:style-name="T3_50"><text:s/></text:span><text:span text:style-name="T3_51">świat</text:span><text:span text:style-name="T3_52"><text:s/></text:span><text:span text:style-name="T3_53">fanfików</text:span><text:span text:style-name="T3_54">.<text:s/></text:span><text:span text:style-name="T3_55">Po</text:span><text:span text:style-name="T3_56"><text:s/></text:span><text:span text:style-name="T3_57">przeczytaniu</text:span><text:span text:style-name="T3_58"><text:s/></text:span><text:span text:style-name="T3_59">paru</text:span><text:span text:style-name="T3_60"><text:s/></text:span><text:span text:style-name="T3_61">popularnych</text:span><text:span text:style-name="T3_62"><text:s/></text:span><text:span text:style-name="T3_63">tytułów</text:span><text:span text:style-name="T3_64"><text:s/></text:span><text:span text:style-name="T3_65">uznałam</text:span><text:span text:style-name="T3_66">,<text:s/></text:span><text:span text:style-name="T3_67">że</text:span><text:span text:style-name="T3_68"><text:s/></text:span><text:span text:style-name="T3_69">ja</text:span><text:span text:style-name="T3_70"><text:s/></text:span><text:span text:style-name="T3_71">też</text:span><text:span text:style-name="T3_72"><text:s/></text:span><text:span text:style-name="T3_73">chcę</text:span><text:span text:style-name="T3_74"><text:s/></text:span><text:span text:style-name="T3_75">tworzyć</text:span><text:span text:style-name="T3_76">.<text:s/></text:span><text:span text:style-name="T3_77">Stwierdziłam</text:span><text:span text:style-name="T3_78">,<text:s/></text:span><text:span text:style-name="T3_79">że</text:span><text:span text:style-name="T3_80"><text:s/></text:span><text:span text:style-name="T3_81">napiszę</text:span><text:span text:style-name="T3_82"><text:s/></text:span><text:span text:style-name="T3_83">dzieło</text:span><text:span text:style-name="T3_84"><text:s/></text:span><text:span text:style-name="T3_85">godne</text:span><text:span text:style-name="T3_86"><text:s/></text:span><text:span text:style-name="T3_87">George</text:span><text:span text:style-name="T3_88">’</text:span><text:span text:style-name="T3_89">a</text:span><text:span text:style-name="T3_90"><text:s/></text:span><text:span text:style-name="T3_91">Martina</text:span><text:span text:style-name="T3_92"><text:s/></text:span><text:span text:style-name="T3_93">i</text:span><text:span text:style-name="T3_94"><text:s/></text:span><text:span text:style-name="T3_95">Andrzeja</text:span><text:span text:style-name="T3_96"><text:s/></text:span><text:span text:style-name="T3_97">Sapkowskiego</text:span><text:span text:style-name="T3_98">.<text:s/></text:span><text:span text:style-name="T3_99">Oczywiście</text:span><text:span text:style-name="T3_100"><text:s/></text:span><text:span text:style-name="T3_101">się</text:span><text:span text:style-name="T3_102"><text:s/></text:span><text:span text:style-name="T3_103">przeliczyłam</text:span><text:span text:style-name="T3_104">,<text:s/></text:span><text:span text:style-name="T3_105">tym</text:span><text:span text:style-name="T3_106"><text:s/></text:span><text:span text:style-name="T3_107">panom</text:span><text:span text:style-name="T3_108"><text:s/></text:span><text:span text:style-name="T3_109">mogę</text:span><text:span text:style-name="T3_110"><text:s/></text:span><text:span text:style-name="T3_111">tylko</text:span><text:span text:style-name="T3_112"><text:s/></text:span><text:span text:style-name="T3_113">buty</text:span><text:span text:style-name="T3_114"><text:s/></text:span><text:span text:style-name="T3_115">lizać</text:span><text:span text:style-name="T3_116">,<text:s/></text:span><text:span text:style-name="T3_117">wciąż</text:span><text:span text:style-name="T3_118"><text:s/></text:span><text:span text:style-name="T3_119">warsztatowo</text:span><text:span text:style-name="T3_120"><text:s/></text:span><text:span text:style-name="T3_121">posiadam</text:span><text:span text:style-name="T3_122"><text:s/></text:span><text:span text:style-name="T3_123">wiele</text:span><text:span text:style-name="T3_124"><text:s/></text:span><text:span text:style-name="T3_125">braków</text:span><text:span text:style-name="T3_126">,<text:s/></text:span><text:span text:style-name="T3_127">nad</text:span><text:span text:style-name="T3_128"><text:s/></text:span><text:span text:style-name="T3_129">którymi</text:span><text:span text:style-name="T3_130"><text:s/></text:span><text:span text:style-name="T3_131">intensywnie</text:span><text:span text:style-name="T3_132"><text:s/></text:span><text:span text:style-name="T3_133">pracuję</text:span><text:span text:style-name="T3_134">.<text:s/></text:span><text:span text:style-name="T3_135">No</text:span><text:span text:style-name="T3_136">,<text:s/></text:span><text:span text:style-name="T3_137">ale</text:span><text:span text:style-name="T3_138"><text:s/></text:span><text:span text:style-name="T3_139">mimo</text:span><text:span text:style-name="T3_140"><text:s/></text:span><text:span text:style-name="T3_141">wszystko</text:span><text:span text:style-name="T3_142"><text:s/></text:span><text:span text:style-name="T3_143">trzy</text:span><text:span text:style-name="T3_144"><text:s/></text:span><text:span text:style-name="T3_145">lata</text:span><text:span text:style-name="T3_146"><text:s/></text:span><text:span text:style-name="T3_147">temu</text:span><text:span text:style-name="T3_148"><text:s/></text:span><text:span text:style-name="T3_149">zaczęłam</text:span><text:span text:style-name="T3_150"><text:s/></text:span><text:span text:style-name="T3_151">pisać</text:span><text:span text:style-name="T3_152"><text:s/></text:span><text:span text:style-name="T3_153">powieść</text:span><text:span text:style-name="T3_154">.<text:s/></text:span><text:span text:style-name="T3_155">Wtedy</text:span><text:span text:style-name="T3_156"><text:s/></text:span><text:span text:style-name="T3_157">ciężko</text:span><text:span text:style-name="T3_158"><text:s/></text:span><text:span text:style-name="T3_159">mi</text:span><text:span text:style-name="T3_160"><text:s/></text:span><text:span text:style-name="T3_161">było</text:span><text:span text:style-name="T3_162"><text:s/></text:span><text:span text:style-name="T3_163">obrać</text:span><text:span text:style-name="T3_164"><text:s/></text:span><text:span text:style-name="T3_165">kierunek</text:span><text:span text:style-name="T3_166">,<text:s/></text:span><text:span text:style-name="T3_167">w</text:span><text:span text:style-name="T3_168"><text:s/></text:span><text:span text:style-name="T3_169">którym</text:span><text:span text:style-name="T3_170"><text:s/></text:span><text:span text:style-name="T3_171">miałam</text:span><text:span text:style-name="T3_172"><text:s/></text:span><text:span text:style-name="T3_173">to</text:span><text:span text:style-name="T3_174"><text:s/></text:span><text:span text:style-name="T3_175">rozwijać</text:span><text:span text:style-name="T3_176">,<text:s/></text:span><text:span text:style-name="T3_177">a</text:span><text:span text:style-name="T3_178"><text:s/></text:span><text:span text:style-name="T3_179">opierałam</text:span><text:span text:style-name="T3_180"><text:s/></text:span><text:span text:style-name="T3_181">się</text:span><text:span text:style-name="T3_182"><text:s/></text:span><text:span text:style-name="T3_183">na</text:span><text:span text:style-name="T3_184"><text:s/></text:span><text:span text:style-name="T3_185">paru</text:span><text:span text:style-name="T3_186"><text:s/></text:span><text:span text:style-name="T3_187">pomysłach</text:span><text:span text:style-name="T3_188">.<text:s/></text:span><text:span text:style-name="T3_189">Czas</text:span><text:span text:style-name="T3_190"><text:s/></text:span><text:span text:style-name="T3_191">płynął</text:span><text:span text:style-name="T3_192">,<text:s/></text:span><text:span text:style-name="T3_193">a</text:span><text:span text:style-name="T3_194"><text:s/></text:span><text:span text:style-name="T3_195">ja</text:span><text:span text:style-name="T3_196"><text:s/></text:span><text:span text:style-name="T3_197">pisałam</text:span><text:span text:style-name="T3_198"><text:s/></text:span><text:span text:style-name="T3_199">coraz</text:span><text:span text:style-name="T3_200"><text:s/></text:span><text:span text:style-name="T3_201">lepiej</text:span><text:span text:style-name="T3_202"><text:s/></text:span><text:span text:style-name="T3_203">i</text:span><text:span text:style-name="T3_204"><text:s/></text:span><text:span text:style-name="T3_205">coraz</text:span><text:span text:style-name="T3_206"><text:s/></text:span><text:span text:style-name="T3_207">silniej</text:span><text:span text:style-name="T3_208"><text:s/></text:span><text:span text:style-name="T3_209">wkręcałam</text:span><text:span text:style-name="T3_210"><text:s/></text:span><text:span text:style-name="T3_211">się</text:span><text:span text:style-name="T3_212"><text:s/></text:span><text:span text:style-name="T3_213">w</text:span><text:span text:style-name="T3_214"><text:s/></text:span><text:span text:style-name="T3_215">fandom</text:span><text:span text:style-name="T3_216">.<text:s/></text:span><text:span text:style-name="T3_217">A</text:span><text:span text:style-name="T3_218"><text:s/></text:span><text:span text:style-name="T3_219">opowiadanie</text:span><text:span text:style-name="T3_220">?<text:s/></text:span><text:span text:style-name="T3_221">Wciąż</text:span><text:span text:style-name="T3_222"><text:s/></text:span><text:span text:style-name="T3_223">się</text:span><text:span text:style-name="T3_224"><text:s/></text:span><text:span text:style-name="T3_225">pisze</text:span><text:span text:style-name="T3_226"><text:s/></text:span><text:span text:style-name="T3_227">i</text:span><text:span text:style-name="T3_228"><text:s/></text:span><text:span text:style-name="T3_229">rozrosło</text:span><text:span text:style-name="T3_230"><text:s/></text:span><text:span text:style-name="T3_231">się</text:span><text:span text:style-name="T3_232"><text:s/></text:span><text:span text:style-name="T3_233">do</text:span><text:span text:style-name="T3_234"><text:s/></text:span><text:span text:style-name="T3_235">całego</text:span><text:span text:style-name="T3_236"><text:s/></text:span><text:span text:style-name="T3_237">fanfikwersum</text:span><text:span text:style-name="T3_238">.</text:span></text:p>
      <text:p text:style-name="P4"><text:span text:style-name="T4_1">No</text:span><text:span text:style-name="T4_2">,<text:s/></text:span><text:span text:style-name="T4_3">ale</text:span><text:span text:style-name="T4_4"><text:s/></text:span><text:span text:style-name="T4_5">to</text:span><text:span text:style-name="T4_6"><text:s/></text:span><text:span text:style-name="T4_7">nie</text:span><text:span text:style-name="T4_8"><text:s/></text:span><text:span text:style-name="T4_9">będzie</text:span><text:span text:style-name="T4_10"><text:s/></text:span><text:span text:style-name="T4_11">artykuł</text:span><text:span text:style-name="T4_12"><text:s/></text:span><text:span text:style-name="T4_13">o</text:span><text:span text:style-name="T4_14"><text:s/></text:span><text:span text:style-name="T4_15">moich</text:span><text:span text:style-name="T4_16"><text:s/></text:span><text:span text:style-name="T4_17">przygodach</text:span><text:span text:style-name="T4_18"><text:s/></text:span><text:span text:style-name="T4_19">z</text:span><text:span text:style-name="T4_20"><text:s/></text:span><text:span text:style-name="T4_21">pisarstwem</text:span><text:span text:style-name="T4_22">.<text:s/></text:span><text:span text:style-name="T4_23">Znaczy</text:span><text:span text:style-name="T4_24">,<text:s/></text:span><text:span text:style-name="T4_25">one</text:span><text:span text:style-name="T4_26"><text:s/></text:span><text:span text:style-name="T4_27">też</text:span><text:span text:style-name="T4_28"><text:s/></text:span><text:span text:style-name="T4_29">są</text:span><text:span text:style-name="T4_30"><text:s/></text:span><text:span text:style-name="T4_31">jego</text:span><text:span text:style-name="T4_32"><text:s/></text:span><text:span text:style-name="T4_33">częścią</text:span><text:span text:style-name="T4_34">,<text:s/></text:span><text:span text:style-name="T4_35">ale</text:span><text:span text:style-name="T4_36"><text:s/></text:span><text:span text:style-name="T4_37">myśl</text:span><text:span text:style-name="T4_38"><text:s/></text:span><text:span text:style-name="T4_39">przewodnia</text:span><text:span text:style-name="T4_40"><text:s/></text:span><text:span text:style-name="T4_41">jest</text:span><text:span text:style-name="T4_42"><text:s/></text:span><text:span text:style-name="T4_43">inna</text:span><text:span text:style-name="T4_44">.<text:s/></text:span><text:span text:style-name="T4_45">Siedzę</text:span><text:span text:style-name="T4_46"><text:s/></text:span><text:span text:style-name="T4_47">tu</text:span><text:span text:style-name="T4_48"><text:s/></text:span><text:span text:style-name="T4_49">trzy</text:span><text:span text:style-name="T4_50"><text:s/></text:span><text:span text:style-name="T4_51">lata</text:span><text:span text:style-name="T4_52">,<text:s/></text:span><text:span text:style-name="T4_53">a</text:span><text:span text:style-name="T4_54"><text:s/></text:span><text:span text:style-name="T4_55">wciąż</text:span><text:span text:style-name="T4_56"><text:s/></text:span><text:span text:style-name="T4_57">pamiętam</text:span><text:span text:style-name="T4_58"><text:s/></text:span><text:span text:style-name="T4_59">swoje</text:span><text:span text:style-name="T4_60"><text:s/></text:span><text:span text:style-name="T4_61">początki</text:span><text:span text:style-name="T4_62">,<text:s/></text:span><text:span text:style-name="T4_63">jakby</text:span><text:span text:style-name="T4_64"><text:s/></text:span><text:span text:style-name="T4_65">to</text:span><text:span text:style-name="T4_66"><text:s/></text:span><text:span text:style-name="T4_67">było</text:span><text:span text:style-name="T4_68"><text:s/></text:span><text:span text:style-name="T4_69">wczoraj</text:span><text:span text:style-name="T4_70">.<text:s/></text:span><text:span text:style-name="T4_71">I</text:span><text:span text:style-name="T4_72"><text:s/></text:span><text:span text:style-name="T4_73">powiem</text:span><text:span text:style-name="T4_74">,<text:s/></text:span><text:span text:style-name="T4_75">że</text:span><text:span text:style-name="T4_76"><text:s/></text:span><text:span text:style-name="T4_77">wiele</text:span><text:span text:style-name="T4_78"><text:s/></text:span><text:span text:style-name="T4_79">się</text:span><text:span text:style-name="T4_80"><text:s/></text:span><text:span text:style-name="T4_81">zmieniło</text:span><text:span text:style-name="T4_82">.<text:s/></text:span><text:span text:style-name="T4_83">Tak</text:span><text:span text:style-name="T4_84">,<text:s/></text:span><text:span text:style-name="T4_85">tak</text:span><text:span text:style-name="T4_86">,<text:s/></text:span><text:span text:style-name="T4_87">fandom</text:span><text:span text:style-name="T4_88"><text:s/></text:span><text:span text:style-name="T4_89">umiera</text:span><text:span text:style-name="T4_90"><text:s/></text:span><text:span text:style-name="T4_91">od</text:span><text:span text:style-name="T4_92"><text:s/></text:span><text:span text:style-name="T4_93">zawsze</text:span><text:span text:style-name="T4_94"><text:s/></text:span><text:span text:style-name="T4_95">albo</text:span><text:span text:style-name="T4_96"><text:s/></text:span><text:span text:style-name="T4_97">będzie</text:span><text:span text:style-name="T4_98"><text:s/></text:span><text:span text:style-name="T4_99">trwał</text:span><text:span text:style-name="T4_100"><text:s/></text:span><text:span text:style-name="T4_101">wiecznie</text:span><text:span text:style-name="T4_102">,<text:s/></text:span><text:span text:style-name="T4_103">zależy</text:span><text:span text:style-name="T4_104"><text:s/></text:span><text:span text:style-name="T4_105">od</text:span><text:span text:style-name="T4_106"><text:s/></text:span><text:span text:style-name="T4_107">osoby</text:span><text:span text:style-name="T4_108">.<text:s/></text:span><text:span text:style-name="T4_109">Fandom</text:span><text:span text:style-name="T4_110"><text:s/></text:span><text:span text:style-name="T4_111">się</text:span><text:span text:style-name="T4_112"><text:s/></text:span><text:span text:style-name="T4_113">zmienia</text:span><text:span text:style-name="T4_114">,<text:s/></text:span><text:span text:style-name="T4_115">ewoluuje</text:span><text:span text:style-name="T4_116">.<text:s/></text:span><text:span text:style-name="T4_117">Grupa</text:span><text:span text:style-name="T4_118"><text:s/></text:span><text:span text:style-name="T4_119">docelowa</text:span><text:span text:style-name="T4_120"><text:s/></text:span><text:span text:style-name="T4_121">dorasta</text:span><text:span text:style-name="T4_122"><text:s/></text:span><text:span text:style-name="T4_123">i</text:span><text:span text:style-name="T4_124"><text:s/></text:span><text:span text:style-name="T4_125">staje</text:span><text:span text:style-name="T4_126"><text:s/></text:span><text:span text:style-name="T4_127">się</text:span><text:span text:style-name="T4_128"><text:s/></text:span><text:span text:style-name="T4_129">bronies</text:span><text:span text:style-name="T4_130">.<text:s/></text:span><text:span text:style-name="T4_131">Ludzie</text:span><text:span text:style-name="T4_132">,<text:s/></text:span><text:span text:style-name="T4_133">którzy</text:span><text:span text:style-name="T4_134"><text:s/></text:span><text:span text:style-name="T4_135">w</text:span><text:span text:style-name="T4_136"><text:s/>2013<text:s/></text:span><text:span text:style-name="T4_137">roku</text:span><text:span text:style-name="T4_138"><text:s/></text:span><text:span text:style-name="T4_139">byli</text:span><text:span text:style-name="T4_140"><text:s/></text:span><text:span text:style-name="T4_141">dziećmi</text:span><text:span text:style-name="T4_142">,<text:s/></text:span><text:span text:style-name="T4_143">teraz</text:span><text:span text:style-name="T4_144"><text:s/></text:span><text:span text:style-name="T4_145">stoją</text:span><text:span text:style-name="T4_146"><text:s/></text:span><text:span text:style-name="T4_147">niemalże</text:span><text:span text:style-name="T4_148"><text:s/></text:span><text:span text:style-name="T4_149">na</text:span><text:span text:style-name="T4_150"><text:s/></text:span><text:span text:style-name="T4_151">progu</text:span><text:span text:style-name="T4_152"><text:s/></text:span><text:span text:style-name="T4_153">dorosłości</text:span><text:span text:style-name="T4_154">.<text:s/></text:span><text:span text:style-name="T4_155">XXI</text:span><text:span text:style-name="T4_156"><text:s/></text:span><text:span text:style-name="T4_157">wiek</text:span><text:span text:style-name="T4_158"><text:s/></text:span><text:span text:style-name="T4_159">w</text:span><text:span text:style-name="T4_160"><text:s/></text:span><text:span text:style-name="T4_161">końcu</text:span><text:span text:style-name="T4_162"><text:s/></text:span><text:span text:style-name="T4_163">zawitał</text:span><text:span text:style-name="T4_164"><text:s/></text:span><text:span text:style-name="T4_165">wśród</text:span><text:span text:style-name="T4_166"><text:s/></text:span><text:span text:style-name="T4_167">nas</text:span><text:span text:style-name="T4_168">.</text:span></text:p>
      <text:p text:style-name="P5"><text:span text:style-name="T5_1">Coraz</text:span><text:span text:style-name="T5_2"><text:s/></text:span><text:span text:style-name="T5_3">mniej</text:span><text:span text:style-name="T5_4"><text:s/></text:span><text:span text:style-name="T5_5">osób</text:span><text:span text:style-name="T5_6"><text:s/></text:span><text:span text:style-name="T5_7">postanawia</text:span><text:span text:style-name="T5_8"><text:s/></text:span><text:span text:style-name="T5_9">dołączyć</text:span><text:span text:style-name="T5_10"><text:s/></text:span><text:span text:style-name="T5_11">do</text:span><text:span text:style-name="T5_12"><text:s/></text:span><text:span text:style-name="T5_13">fandomu</text:span><text:span text:style-name="T5_14"><text:s/></text:span><text:span text:style-name="T5_15">i</text:span><text:span text:style-name="T5_16"><text:s/></text:span><text:span text:style-name="T5_17">jest</text:span><text:span text:style-name="T5_18"><text:s/></text:span><text:span text:style-name="T5_19">to</text:span><text:span text:style-name="T5_20"><text:s/></text:span><text:span text:style-name="T5_21">fakt</text:span><text:span text:style-name="T5_22">,<text:s/></text:span><text:span text:style-name="T5_23">hype</text:span><text:span text:style-name="T5_24"><text:s/></text:span><text:span text:style-name="T5_25">na</text:span><text:span text:style-name="T5_26"><text:s/></text:span><text:span text:style-name="T5_27">kuce</text:span><text:span text:style-name="T5_28"><text:s/></text:span><text:span text:style-name="T5_29">się</text:span><text:span text:style-name="T5_30"><text:s/></text:span><text:span text:style-name="T5_31">skończył</text:span><text:span text:style-name="T5_32"><text:s/></text:span><text:span text:style-name="T5_33">i</text:span><text:span text:style-name="T5_34"><text:s/></text:span><text:span text:style-name="T5_35">nie</text:span><text:span text:style-name="T5_36"><text:s/></text:span><text:span text:style-name="T5_37">ma</text:span><text:span text:style-name="T5_38"><text:s/></text:span><text:span text:style-name="T5_39">w</text:span><text:span text:style-name="T5_40"><text:s/></text:span><text:span text:style-name="T5_41">tym</text:span><text:span text:style-name="T5_42"><text:s/></text:span><text:span text:style-name="T5_43">nic</text:span><text:span text:style-name="T5_44"><text:s/></text:span><text:span text:style-name="T5_45">dziwnego</text:span><text:span text:style-name="T5_46">.<text:s/></text:span><text:span text:style-name="T5_47">Kiedyś</text:span><text:span text:style-name="T5_48"><text:s/></text:span><text:span text:style-name="T5_49">już</text:span><text:span text:style-name="T5_50"><text:s/></text:span><text:span text:style-name="T5_51">to</text:span><text:span text:style-name="T5_52">,<text:s/></text:span><text:span text:style-name="T5_53">że</text:span><text:span text:style-name="T5_54"><text:s/></text:span><text:span text:style-name="T5_55">bronies</text:span><text:span text:style-name="T5_56"><text:s/></text:span><text:span text:style-name="T5_57">istnieją</text:span><text:span text:style-name="T5_58"><text:s/></text:span><text:span text:style-name="T5_59">robiło</text:span><text:span text:style-name="T5_60"><text:s/></text:span><text:span text:style-name="T5_61">szum</text:span><text:span text:style-name="T5_62"><text:s/></text:span><text:span text:style-name="T5_63">wokół</text:span><text:span text:style-name="T5_64"><text:s/></text:span><text:span text:style-name="T5_65">serialu</text:span><text:span text:style-name="T5_66">.<text:s/></text:span><text:span text:style-name="T5_67">Bo</text:span><text:span text:style-name="T5_68"><text:s/></text:span><text:span text:style-name="T5_69">jak</text:span><text:span text:style-name="T5_70"><text:s/></text:span><text:span text:style-name="T5_71">to</text:span><text:span text:style-name="T5_72">?<text:s/></text:span><text:span text:style-name="T5_73">Dorośli</text:span><text:span text:style-name="T5_74"><text:s/></text:span><text:span text:style-name="T5_75">fani</text:span><text:span text:style-name="T5_76"><text:s/></text:span><text:span text:style-name="T5_77">tęczowych</text:span><text:span text:style-name="T5_78"><text:s/></text:span><text:span text:style-name="T5_79">osiołków</text:span><text:span text:style-name="T5_80">?<text:s/></text:span><text:span text:style-name="T5_81">Co</text:span><text:span text:style-name="T5_82"><text:s/></text:span><text:span text:style-name="T5_83">jest</text:span><text:span text:style-name="T5_84"><text:s/></text:span><text:span text:style-name="T5_85">w</text:span><text:span text:style-name="T5_86"><text:s/></text:span><text:span text:style-name="T5_87">tych</text:span><text:span text:style-name="T5_88"><text:s/></text:span><text:span text:style-name="T5_89">pastelowych</text:span><text:span text:style-name="T5_90"><text:s/></text:span><text:span text:style-name="T5_91">taboretach</text:span><text:span text:style-name="T5_92">?<text:s/></text:span><text:span text:style-name="T5_93">Tak</text:span><text:span text:style-name="T5_94"><text:s/></text:span><text:span text:style-name="T5_95">to</text:span><text:span text:style-name="T5_96"><text:s/></text:span><text:span text:style-name="T5_97">się</text:span><text:span text:style-name="T5_98"><text:s/></text:span><text:span text:style-name="T5_99">zaczyna</text:span><text:span text:style-name="T5_100">,<text:s/></text:span><text:span text:style-name="T5_101">a</text:span><text:span text:style-name="T5_102"><text:s/></text:span><text:span text:style-name="T5_103">kończy</text:span><text:span text:style-name="T5_104"><text:s/></text:span><text:span text:style-name="T5_105">na</text:span><text:span text:style-name="T5_106"><text:s/></text:span><text:span text:style-name="T5_107">noszeniu</text:span><text:span text:style-name="T5_108"><text:s/></text:span><text:span text:style-name="T5_109">tarczy</text:span><text:span text:style-name="T5_110"><text:s/></text:span><text:span text:style-name="T5_111">wiecznego</text:span><text:span text:style-name="T5_112"><text:s/></text:span><text:span text:style-name="T5_113">dziewictwa</text:span><text:span text:style-name="T5_114"><text:s/></text:span><text:span text:style-name="T5_115">utworzonej</text:span><text:span text:style-name="T5_116"><text:s/></text:span><text:span text:style-name="T5_117">z</text:span><text:span text:style-name="T5_118"><text:s/></text:span><text:span text:style-name="T5_119">przypinek</text:span><text:span text:style-name="T5_120">.<text:s/></text:span><text:span text:style-name="T5_121">Obecnie</text:span><text:span text:style-name="T5_122"><text:s/></text:span><text:span text:style-name="T5_123">na</text:span><text:span text:style-name="T5_124"><text:s/></text:span><text:span text:style-name="T5_125">stronach</text:span><text:span text:style-name="T5_126"><text:s/></text:span><text:span text:style-name="T5_127">niezwiązanych</text:span><text:span text:style-name="T5_128"><text:s/></text:span><text:span text:style-name="T5_129">z</text:span><text:span text:style-name="T5_130"><text:s/></text:span><text:span text:style-name="T5_131">My</text:span><text:span text:style-name="T5_132"><text:s/></text:span><text:span text:style-name="T5_133">Little</text:span><text:span text:style-name="T5_134"><text:s/></text:span><text:span text:style-name="T5_135">Pony</text:span><text:span text:style-name="T5_136"><text:s/></text:span><text:span text:style-name="T5_137">raczej</text:span><text:span text:style-name="T5_138"><text:s/></text:span><text:span text:style-name="T5_139">nie</text:span><text:span text:style-name="T5_140"><text:s/></text:span><text:span text:style-name="T5_141">widzę</text:span><text:span text:style-name="T5_142"><text:s/></text:span><text:span text:style-name="T5_143">kuców</text:span><text:span text:style-name="T5_144">,<text:s/></text:span><text:span text:style-name="T5_145">chyba</text:span><text:span text:style-name="T5_146"><text:s/></text:span><text:span text:style-name="T5_147">że</text:span><text:span text:style-name="T5_148"><text:s/></text:span><text:span text:style-name="T5_149">w</text:span><text:span text:style-name="T5_150"><text:s/></text:span><text:span text:style-name="T5_151">czyimś</text:span><text:span text:style-name="T5_152"><text:s/></text:span><text:span text:style-name="T5_153">avatarze</text:span><text:span text:style-name="T5_154">.<text:s/></text:span><text:span text:style-name="T5_155">Powstało</text:span><text:span text:style-name="T5_156"><text:s/></text:span><text:span text:style-name="T5_157">i</text:span><text:span text:style-name="T5_158"><text:s/></text:span><text:span text:style-name="T5_159">powstaje</text:span><text:span text:style-name="T5_160"><text:s/></text:span><text:span text:style-name="T5_161">tego</text:span><text:span text:style-name="T5_162"><text:s/></text:span><text:span text:style-name="T5_163">wszystkiego</text:span><text:span text:style-name="T5_164"><text:s/></text:span><text:span text:style-name="T5_165">dużo</text:span><text:span text:style-name="T5_166">,<text:s/></text:span><text:span text:style-name="T5_167">ale</text:span><text:span text:style-name="T5_168"><text:s/></text:span><text:span text:style-name="T5_169">raczej</text:span><text:span text:style-name="T5_170"><text:s/></text:span><text:span text:style-name="T5_171">nie</text:span><text:span text:style-name="T5_172"><text:s/></text:span><text:span text:style-name="T5_173">wypływa</text:span><text:span text:style-name="T5_174"><text:s/></text:span><text:span text:style-name="T5_175">poza</text:span><text:span text:style-name="T5_176"><text:s/></text:span><text:span text:style-name="T5_177">fandom</text:span><text:span text:style-name="T5_178"><text:s/></text:span><text:span text:style-name="T5_179">niczym</text:span><text:span text:style-name="T5_180"><text:s/></text:span><text:span text:style-name="T5_181">fala</text:span><text:span text:style-name="T5_182"><text:s/></text:span><text:span text:style-name="T5_183">tsunami</text:span><text:span text:style-name="T5_184">.<text:s/>“</text:span><text:span text:style-name="T5_185">Friendship</text:span><text:span text:style-name="T5_186"><text:s/></text:span><text:span text:style-name="T5_187">is</text:span><text:span text:style-name="T5_188"><text:s/></text:span><text:span text:style-name="T5_189">Magic</text:span><text:span text:style-name="T5_190">”<text:s/></text:span><text:span text:style-name="T5_191">przestało</text:span><text:span text:style-name="T5_192"><text:s/></text:span><text:span text:style-name="T5_193">być</text:span><text:span text:style-name="T5_194"><text:s/></text:span><text:span text:style-name="T5_195">czymś</text:span><text:span text:style-name="T5_196"><text:s/></text:span><text:span text:style-name="T5_197">niezwykłym</text:span><text:span text:style-name="T5_198">,<text:s/></text:span><text:span text:style-name="T5_199">moda</text:span><text:span text:style-name="T5_200"><text:s/></text:span><text:span text:style-name="T5_201">przeminęła</text:span><text:span text:style-name="T5_202">.<text:s/></text:span><text:span text:style-name="T5_203">Cóż</text:span><text:span text:style-name="T5_204">,<text:s/></text:span><text:span text:style-name="T5_205">tyle</text:span><text:span text:style-name="T5_206"><text:s/></text:span><text:span text:style-name="T5_207">dobrego</text:span><text:span text:style-name="T5_208">,<text:s/></text:span><text:span text:style-name="T5_209">że</text:span><text:span text:style-name="T5_210"><text:s/></text:span><text:span text:style-name="T5_211">różnej</text:span><text:span text:style-name="T5_212"><text:s/></text:span><text:span text:style-name="T5_213">maści</text:span><text:span text:style-name="T5_214"><text:s/></text:span><text:span text:style-name="T5_215">szpanerzy</text:span><text:span text:style-name="T5_216"><text:s/></text:span><text:span text:style-name="T5_217">poszli</text:span><text:span text:style-name="T5_218"><text:s/></text:span><text:span text:style-name="T5_219">sobie</text:span><text:span text:style-name="T5_220"><text:s/></text:span><text:span text:style-name="T5_221">gdzieś</text:span><text:span text:style-name="T5_222"><text:s/></text:span><text:span text:style-name="T5_223">indziej</text:span><text:span text:style-name="T5_224">.</text:span></text:p>
      <text:p text:style-name="P6"><text:span text:style-name="T6_1">Fanfiki</text:span><text:span text:style-name="T6_2">?<text:s/></text:span><text:span text:style-name="T6_3">Chyba</text:span><text:span text:style-name="T6_4"><text:s/></text:span><text:span text:style-name="T6_5">każdy</text:span><text:span text:style-name="T6_6"><text:s/></text:span><text:span text:style-name="T6_7">słyszał</text:span><text:span text:style-name="T6_8"><text:s/></text:span><text:span text:style-name="T6_9">o</text:span><text:span text:style-name="T6_10"><text:s/></text:span><text:span text:style-name="T6_11">fanfikach</text:span><text:span text:style-name="T6_12">!<text:s/>“</text:span><text:span text:style-name="T6_13">Past</text:span><text:span text:style-name="T6_14"><text:s/></text:span><text:span text:style-name="T6_15">Sins</text:span><text:span text:style-name="T6_16">”,<text:s/>“</text:span><text:span text:style-name="T6_17">Cupcakes</text:span><text:span text:style-name="T6_18">”,<text:s/>“</text:span><text:span text:style-name="T6_19">My</text:span><text:span text:style-name="T6_20"><text:s/></text:span><text:span text:style-name="T6_21">Little</text:span><text:span text:style-name="T6_22"><text:s/></text:span><text:span text:style-name="T6_23">Dashie</text:span><text:span text:style-name="T6_24">”,<text:s/>“</text:span><text:span text:style-name="T6_25">Silent</text:span><text:span text:style-name="T6_26"><text:s/></text:span><text:span text:style-name="T6_27">Ponyville</text:span><text:span text:style-name="T6_28">”,<text:s/>“</text:span><text:span text:style-name="T6_29">Rainbow</text:span><text:span text:style-name="T6_30"><text:s/></text:span><text:span text:style-name="T6_31">Factory</text:span><text:span text:style-name="T6_32">”,<text:s/>“</text:span><text:span text:style-name="T6_33">CRISIS</text:span><text:span text:style-name="T6_34">:<text:s/></text:span><text:span text:style-name="T6_35">Equestria</text:span><text:span text:style-name="T6_36">”<text:s/></text:span><text:span text:style-name="T6_37">i</text:span><text:span text:style-name="T6_38"><text:s/>“</text:span><text:span text:style-name="T6_39">Fallout</text:span><text:span text:style-name="T6_40">:<text:s/></text:span><text:span text:style-name="T6_41">Equestria</text:span><text:span text:style-name="T6_42">”<text:s/>–<text:s/></text:span><text:span text:style-name="T6_43">od</text:span><text:span text:style-name="T6_44"><text:s/></text:span><text:span text:style-name="T6_45">tego</text:span><text:span text:style-name="T6_46"><text:s/></text:span><text:span text:style-name="T6_47">się</text:span><text:span text:style-name="T6_48"><text:s/></text:span><text:span text:style-name="T6_49">zazwyczaj</text:span><text:span text:style-name="T6_50"><text:s/></text:span><text:span text:style-name="T6_51">zaczyna</text:span><text:span text:style-name="T6_52">.<text:s/></text:span><text:span text:style-name="T6_53">Na</text:span><text:span text:style-name="T6_54"><text:s/></text:span><text:span text:style-name="T6_55">pewno</text:span><text:span text:style-name="T6_56"><text:s/></text:span><text:span text:style-name="T6_57">jest</text:span><text:span text:style-name="T6_58"><text:s/></text:span><text:span text:style-name="T6_59">o</text:span><text:span text:style-name="T6_60"><text:s/></text:span><text:span text:style-name="T6_61">nich</text:span><text:span text:style-name="T6_62"><text:s/></text:span><text:span text:style-name="T6_63">stosunkowo</text:span><text:span text:style-name="T6_64"><text:s/></text:span><text:span text:style-name="T6_65">głośno</text:span><text:span text:style-name="T6_66">,<text:s/></text:span><text:span text:style-name="T6_67">nawet</text:span><text:span text:style-name="T6_68"><text:s/></text:span><text:span text:style-name="T6_69">dzisiaj</text:span><text:span text:style-name="T6_70">.<text:s/></text:span><text:span text:style-name="T6_71">Czemu</text:span><text:span text:style-name="T6_72"><text:s/></text:span><text:span text:style-name="T6_73">są</text:span><text:span text:style-name="T6_74"><text:s/></text:span><text:span text:style-name="T6_75">tak</text:span><text:span text:style-name="T6_76"><text:s/></text:span><text:span text:style-name="T6_77">popularne</text:span><text:span text:style-name="T6_78">?<text:s/></text:span><text:span text:style-name="T6_79">Bo</text:span><text:span text:style-name="T6_80"><text:s/></text:span><text:span text:style-name="T6_81">takie</text:span><text:span text:style-name="T6_82"><text:s/></text:span><text:span text:style-name="T6_83">dobre</text:span><text:span text:style-name="T6_84"><text:s/>–<text:s/></text:span><text:span text:style-name="T6_85">odpowie</text:span><text:span text:style-name="T6_86"><text:s/></text:span><text:span text:style-name="T6_87">wiele</text:span><text:span text:style-name="T6_88"><text:s/></text:span><text:span text:style-name="T6_89">osób</text:span><text:span text:style-name="T6_90">.<text:s/></text:span><text:span text:style-name="T6_91">Część</text:span><text:span text:style-name="T6_92"><text:s/></text:span><text:span text:style-name="T6_93">faktycznie</text:span><text:span text:style-name="T6_94"><text:s/></text:span><text:span text:style-name="T6_95">jest</text:span><text:span text:style-name="T6_96"><text:s/></text:span><text:span text:style-name="T6_97">dobra</text:span><text:span text:style-name="T6_98">,<text:s/></text:span><text:span text:style-name="T6_99">ale</text:span><text:span text:style-name="T6_100"><text:s/></text:span><text:span text:style-name="T6_101">reszta</text:span><text:span text:style-name="T6_102"><text:s/></text:span><text:span text:style-name="T6_103">średnia</text:span><text:span text:style-name="T6_104"><text:s/></text:span><text:span text:style-name="T6_105">czy</text:span><text:span text:style-name="T6_106"><text:s/></text:span><text:span text:style-name="T6_107">wręcz</text:span><text:span text:style-name="T6_108"><text:s/></text:span><text:span text:style-name="T6_109">słaba</text:span><text:span text:style-name="T6_110">.<text:s/></text:span><text:span text:style-name="T6_111">Ich</text:span><text:span text:style-name="T6_112"><text:s/></text:span><text:span text:style-name="T6_113">moc</text:span><text:span text:style-name="T6_114"><text:s/></text:span><text:span text:style-name="T6_115">polega</text:span><text:span text:style-name="T6_116"><text:s/></text:span><text:span text:style-name="T6_117">na</text:span><text:span text:style-name="T6_118"><text:s/></text:span><text:span text:style-name="T6_119">tym</text:span><text:span text:style-name="T6_120">,<text:s/></text:span><text:span text:style-name="T6_121">że</text:span><text:span text:style-name="T6_122"><text:s/></text:span><text:span text:style-name="T6_123">powstały</text:span><text:span text:style-name="T6_124"><text:s/></text:span><text:span text:style-name="T6_125">na</text:span><text:span text:style-name="T6_126"><text:s/></text:span><text:span text:style-name="T6_127">początku</text:span><text:span text:style-name="T6_128"><text:s/></text:span><text:span text:style-name="T6_129">i</text:span><text:span text:style-name="T6_130"><text:s/></text:span><text:span text:style-name="T6_131">wpłynęły</text:span><text:span text:style-name="T6_132"><text:s/></text:span><text:span text:style-name="T6_133">na</text:span><text:span text:style-name="T6_134"><text:s/></text:span><text:span text:style-name="T6_135">fandom</text:span><text:span text:style-name="T6_136">.<text:s/></text:span><text:span text:style-name="T6_137">Ludzie</text:span><text:span text:style-name="T6_138"><text:s/></text:span><text:span text:style-name="T6_139">zwykli</text:span><text:span text:style-name="T6_140"><text:s/></text:span><text:span text:style-name="T6_141">je</text:span><text:span text:style-name="T6_142"><text:s/></text:span><text:span text:style-name="T6_143">czytać</text:span><text:span text:style-name="T6_144"><text:s/></text:span><text:span text:style-name="T6_145">w</text:span><text:span text:style-name="T6_146"><text:s/></text:span><text:span text:style-name="T6_147">momencie</text:span><text:span text:style-name="T6_148">,<text:s/></text:span><text:span text:style-name="T6_149">kiedy</text:span><text:span text:style-name="T6_150"><text:s/></text:span><text:span text:style-name="T6_151">kuce</text:span><text:span text:style-name="T6_152"><text:s/></text:span><text:span text:style-name="T6_153">to</text:span><text:span text:style-name="T6_154"><text:s/></text:span><text:span text:style-name="T6_155">nowość</text:span><text:span text:style-name="T6_156"><text:s/></text:span><text:span text:style-name="T6_157">i</text:span><text:span text:style-name="T6_158"><text:s/></text:span><text:span text:style-name="T6_159">na</text:span><text:span text:style-name="T6_160"><text:s/></text:span><text:span text:style-name="T6_161">ich</text:span><text:span text:style-name="T6_162"><text:s/></text:span><text:span text:style-name="T6_163">widok</text:span><text:span text:style-name="T6_164"><text:s/></text:span><text:span text:style-name="T6_165">zaciesza</text:span><text:span text:style-name="T6_166"><text:s/></text:span><text:span text:style-name="T6_167">się</text:span><text:span text:style-name="T6_168"><text:s/></text:span><text:span text:style-name="T6_169">mordkę</text:span><text:span text:style-name="T6_170"><text:s/></text:span><text:span text:style-name="T6_171">jak</text:span><text:span text:style-name="T6_172"><text:s/></text:span><text:span text:style-name="T6_173">Celestia</text:span><text:span text:style-name="T6_174"><text:s/></text:span><text:span text:style-name="T6_175">na</text:span><text:span text:style-name="T6_176"><text:s/></text:span><text:span text:style-name="T6_177">widok</text:span><text:span text:style-name="T6_178"><text:s/></text:span><text:span text:style-name="T6_179">herbaty</text:span><text:span text:style-name="T6_180">.<text:s/></text:span><text:span text:style-name="T6_181">Niestety</text:span><text:span text:style-name="T6_182">,<text:s/></text:span><text:span text:style-name="T6_183">ale</text:span><text:span text:style-name="T6_184"><text:s/></text:span><text:span text:style-name="T6_185">odbija</text:span><text:span text:style-name="T6_186"><text:s/></text:span><text:span text:style-name="T6_187">się</text:span><text:span text:style-name="T6_188"><text:s/></text:span><text:span text:style-name="T6_189">to</text:span><text:span text:style-name="T6_190"><text:s/></text:span><text:span text:style-name="T6_191">na</text:span><text:span text:style-name="T6_192"><text:s/></text:span><text:span text:style-name="T6_193">wielu</text:span><text:span text:style-name="T6_194"><text:s/></text:span><text:span text:style-name="T6_195">lepszych</text:span><text:span text:style-name="T6_196"><text:s/></text:span><text:span text:style-name="T6_197">dziełach</text:span><text:span text:style-name="T6_198">,<text:s/></text:span><text:span text:style-name="T6_199">często</text:span><text:span text:style-name="T6_200"><text:s/></text:span><text:span text:style-name="T6_201">polskich</text:span><text:span text:style-name="T6_202">.<text:s/></text:span><text:span text:style-name="T6_203">Nie</text:span><text:span text:style-name="T6_204"><text:s/></text:span><text:span text:style-name="T6_205">są</text:span><text:span text:style-name="T6_206"><text:s/></text:span><text:span text:style-name="T6_207">tak</text:span><text:span text:style-name="T6_208"><text:s/></text:span><text:span text:style-name="T6_209">znane</text:span><text:span text:style-name="T6_210"><text:s/></text:span><text:span text:style-name="T6_211">jak</text:span><text:span text:style-name="T6_212"><text:s/></text:span><text:span text:style-name="T6_213">sławy</text:span><text:span text:style-name="T6_214"><text:s/></text:span><text:span text:style-name="T6_215">z</text:span><text:span text:style-name="T6_216"><text:s/></text:span><text:span text:style-name="T6_217">początku</text:span><text:span text:style-name="T6_218"><text:s/></text:span><text:span text:style-name="T6_219">fandomu</text:span><text:span text:style-name="T6_220">,<text:s/></text:span><text:span text:style-name="T6_221">ludzie</text:span><text:span text:style-name="T6_222"><text:s/></text:span><text:span text:style-name="T6_223">o</text:span><text:span text:style-name="T6_224"><text:s/></text:span><text:span text:style-name="T6_225">nich</text:span><text:span text:style-name="T6_226"><text:s/></text:span><text:span text:style-name="T6_227">nie</text:span><text:span text:style-name="T6_228"><text:s/></text:span><text:span text:style-name="T6_229">mówią</text:span><text:span text:style-name="T6_230"><text:s/>(</text:span><text:span text:style-name="T6_231">bo</text:span><text:span text:style-name="T6_232"><text:s/></text:span><text:span text:style-name="T6_233">znają</text:span><text:span text:style-name="T6_234"><text:s/></text:span><text:span text:style-name="T6_235">tylko</text:span><text:span text:style-name="T6_236"><text:s/>“</text:span><text:span text:style-name="T6_237">podstawowe</text:span><text:span text:style-name="T6_238">”<text:s/></text:span><text:span text:style-name="T6_239">tytuły</text:span><text:span text:style-name="T6_240">),<text:s/></text:span><text:span text:style-name="T6_241">więc</text:span><text:span text:style-name="T6_242"><text:s/></text:span><text:span text:style-name="T6_243">mają</text:span><text:span text:style-name="T6_244"><text:s/></text:span><text:span text:style-name="T6_245">trudniejszy</text:span><text:span text:style-name="T6_246"><text:s/></text:span><text:span text:style-name="T6_247">start</text:span><text:span text:style-name="T6_248">.<text:s/></text:span><text:span text:style-name="T6_249">Ogółem</text:span><text:span text:style-name="T6_250"><text:s/></text:span><text:span text:style-name="T6_251">podczas</text:span><text:span text:style-name="T6_252"><text:s/></text:span><text:span text:style-name="T6_253">wyboru</text:span><text:span text:style-name="T6_254"><text:s/></text:span><text:span text:style-name="T6_255">lektury</text:span><text:span text:style-name="T6_256"><text:s/></text:span><text:span text:style-name="T6_257">odradzam</text:span><text:span text:style-name="T6_258"><text:s/></text:span><text:span text:style-name="T6_259">kierowanie</text:span><text:span text:style-name="T6_260"><text:s/></text:span><text:span text:style-name="T6_261">się</text:span><text:span text:style-name="T6_262"><text:s/></text:span><text:span text:style-name="T6_263">głównie</text:span><text:span text:style-name="T6_264"><text:s/></text:span><text:span text:style-name="T6_265">popularnością</text:span><text:span text:style-name="T6_266"><text:s/></text:span><text:span text:style-name="T6_267">danego</text:span><text:span text:style-name="T6_268"><text:s/></text:span><text:span text:style-name="T6_269">dzieła</text:span><text:span text:style-name="T6_270">.</text:span></text:p>
      <text:p text:style-name="P7"><text:span text:style-name="T7_1">Można</text:span><text:span text:style-name="T7_2"><text:s/></text:span><text:span text:style-name="T7_3">wręcz</text:span><text:span text:style-name="T7_4"><text:s/></text:span><text:span text:style-name="T7_5">powiedzieć</text:span><text:span text:style-name="T7_6">,<text:s/></text:span><text:span text:style-name="T7_7">że</text:span><text:span text:style-name="T7_8"><text:s/></text:span><text:span text:style-name="T7_9">czytelnictwo</text:span><text:span text:style-name="T7_10"><text:s/></text:span><text:span text:style-name="T7_11">umiera</text:span><text:span text:style-name="T7_12">.<text:s/></text:span><text:span text:style-name="T7_13">Tekstów</text:span><text:span text:style-name="T7_14"><text:s/></text:span><text:span text:style-name="T7_15">o</text:span><text:span text:style-name="T7_16"><text:s/></text:span><text:span text:style-name="T7_17">kucykach</text:span><text:span text:style-name="T7_18"><text:s/></text:span><text:span text:style-name="T7_19">powstało</text:span><text:span text:style-name="T7_20"><text:s/></text:span><text:span text:style-name="T7_21">dużo</text:span><text:span text:style-name="T7_22">,<text:s/></text:span><text:span text:style-name="T7_23">około</text:span><text:span text:style-name="T7_24"><text:s/></text:span><text:span text:style-name="T7_25">tysiąca</text:span><text:span text:style-name="T7_26"><text:s/></text:span><text:span text:style-name="T7_27">w</text:span><text:span text:style-name="T7_28"><text:s/></text:span><text:span text:style-name="T7_29">samej</text:span><text:span text:style-name="T7_30"><text:s/></text:span><text:span text:style-name="T7_31">Polsce</text:span><text:span text:style-name="T7_32"><text:s/>(</text:span><text:span text:style-name="T7_33">licząc</text:span><text:span text:style-name="T7_34"><text:s/></text:span><text:span text:style-name="T7_35">z</text:span><text:span text:style-name="T7_36"><text:s/></text:span><text:span text:style-name="T7_37">tłumaczeniami</text:span><text:span text:style-name="T7_38">).<text:s/></text:span><text:span text:style-name="T7_39">Czy</text:span><text:span text:style-name="T7_40"><text:s/></text:span><text:span text:style-name="T7_41">napisano</text:span><text:span text:style-name="T7_42"><text:s/></text:span><text:span text:style-name="T7_43">już</text:span><text:span text:style-name="T7_44"><text:s/></text:span><text:span text:style-name="T7_45">wszystko</text:span><text:span text:style-name="T7_46">?<text:s/></text:span><text:span text:style-name="T7_47">Nie</text:span><text:span text:style-name="T7_48">,<text:s/></text:span><text:span text:style-name="T7_49">ludzie</text:span><text:span text:style-name="T7_50"><text:s/></text:span><text:span text:style-name="T7_51">wciąż</text:span><text:span text:style-name="T7_52"><text:s/></text:span><text:span text:style-name="T7_53">wpadają</text:span><text:span text:style-name="T7_54"><text:s/></text:span><text:span text:style-name="T7_55">na</text:span><text:span text:style-name="T7_56"><text:s/></text:span><text:span text:style-name="T7_57">świeże</text:span><text:span text:style-name="T7_58"><text:s/></text:span><text:span text:style-name="T7_59">pomysły</text:span><text:span text:style-name="T7_60"><text:s/></text:span><text:span text:style-name="T7_61">lub</text:span><text:span text:style-name="T7_62"><text:s/></text:span><text:span text:style-name="T7_63">nowatorsko</text:span><text:span text:style-name="T7_64"><text:s/></text:span><text:span text:style-name="T7_65">podchodzą</text:span><text:span text:style-name="T7_66"><text:s/></text:span><text:span text:style-name="T7_67">do</text:span><text:span text:style-name="T7_68"><text:s/></text:span><text:span text:style-name="T7_69">tych</text:span><text:span text:style-name="T7_70"><text:s/></text:span><text:span text:style-name="T7_71">starych</text:span><text:span text:style-name="T7_72">.<text:s/></text:span><text:span text:style-name="T7_73">Nowe</text:span><text:span text:style-name="T7_74"><text:s/></text:span><text:span text:style-name="T7_75">odcinki</text:span><text:span text:style-name="T7_76"><text:s/></text:span><text:span text:style-name="T7_77">zapewniają</text:span><text:span text:style-name="T7_78"><text:s/></text:span><text:span text:style-name="T7_79">materiał</text:span><text:span text:style-name="T7_80"><text:s/></text:span><text:span text:style-name="T7_81">na</text:span><text:span text:style-name="T7_82"><text:s/></text:span><text:span text:style-name="T7_83">kolejne</text:span><text:span text:style-name="T7_84"><text:s/></text:span><text:span text:style-name="T7_85">i</text:span><text:span text:style-name="T7_86"><text:s/></text:span><text:span text:style-name="T7_87">kolejne</text:span><text:span text:style-name="T7_88"><text:s/></text:span><text:span text:style-name="T7_89">opowiadania</text:span><text:span text:style-name="T7_90">.<text:s/></text:span><text:span text:style-name="T7_91">Jednak</text:span><text:span text:style-name="T7_92"><text:s/></text:span><text:span text:style-name="T7_93">kiedyś</text:span><text:span text:style-name="T7_94"><text:s/></text:span><text:span text:style-name="T7_95">na</text:span><text:span text:style-name="T7_96"><text:s/></text:span><text:span text:style-name="T7_97">For</text:span><text:span text:style-name="T7_98"><text:s/></text:span><text:span text:style-name="T7_99">Glorious</text:span><text:span text:style-name="T7_100"><text:s/></text:span><text:span text:style-name="T7_101">Equestria</text:span><text:span text:style-name="T7_102"><text:s/></text:span><text:span text:style-name="T7_103">w</text:span><text:span text:style-name="T7_104"><text:s/></text:span><text:span text:style-name="T7_105">każdy</text:span><text:span text:style-name="T7_106"><text:s/></text:span><text:span text:style-name="T7_107">wtorek</text:span><text:span text:style-name="T7_108"><text:s/></text:span><text:span text:style-name="T7_109">była</text:span><text:span text:style-name="T7_110"><text:s/></text:span><text:span text:style-name="T7_111">aktualizacja</text:span><text:span text:style-name="T7_112"><text:s/></text:span><text:span text:style-name="T7_113">fanfików</text:span><text:span text:style-name="T7_114"><text:s/>–<text:s/></text:span><text:span text:style-name="T7_115">zbiorczy</text:span><text:span text:style-name="T7_116"><text:s/></text:span><text:span text:style-name="T7_117">post</text:span><text:span text:style-name="T7_118"><text:s/></text:span><text:span text:style-name="T7_119">i</text:span><text:span text:style-name="T7_120"><text:s/></text:span><text:span text:style-name="T7_121">kilka</text:span><text:span text:style-name="T7_122"><text:s/></text:span><text:span text:style-name="T7_123">linków</text:span><text:span text:style-name="T7_124"><text:s/></text:span><text:span text:style-name="T7_125">do</text:span><text:span text:style-name="T7_126"><text:s/></text:span><text:span text:style-name="T7_127">nowych</text:span><text:span text:style-name="T7_128"><text:s/></text:span><text:span text:style-name="T7_129">rozdziałów</text:span><text:span text:style-name="T7_130">.<text:s/></text:span><text:span text:style-name="T7_131">Dzisiaj</text:span><text:span text:style-name="T7_132"><text:s/></text:span><text:span text:style-name="T7_133">jest</text:span><text:span text:style-name="T7_134"><text:s/></text:span><text:span text:style-name="T7_135">kilka</text:span><text:span text:style-name="T7_136"><text:s/></text:span><text:span text:style-name="T7_137">aktualizacji</text:span><text:span text:style-name="T7_138"><text:s/></text:span><text:span text:style-name="T7_139">na</text:span><text:span text:style-name="T7_140"><text:s/></text:span><text:span text:style-name="T7_141">miesiąc</text:span><text:span text:style-name="T7_142">.<text:s/></text:span><text:span text:style-name="T7_143">Kiedy</text:span><text:span text:style-name="T7_144"><text:s/></text:span><text:span text:style-name="T7_145">zaczynałam</text:span><text:span text:style-name="T7_146"><text:s/></text:span><text:span text:style-name="T7_147">publikować</text:span><text:span text:style-name="T7_148"><text:s/></text:span><text:span text:style-name="T7_149">na</text:span><text:span text:style-name="T7_150"><text:s/></text:span><text:span text:style-name="T7_151">MLPpolska</text:span><text:span text:style-name="T7_152">,<text:s/></text:span><text:span text:style-name="T7_153">to</text:span><text:span text:style-name="T7_154"><text:s/></text:span><text:span text:style-name="T7_155">utrzymanie</text:span><text:span text:style-name="T7_156"><text:s/></text:span><text:span text:style-name="T7_157">się</text:span><text:span text:style-name="T7_158"><text:s/></text:span><text:span text:style-name="T7_159">fanfika</text:span><text:span text:style-name="T7_160"><text:s/></text:span><text:span text:style-name="T7_161">przez</text:span><text:span text:style-name="T7_162"><text:s/></text:span><text:span text:style-name="T7_163">ponad</text:span><text:span text:style-name="T7_164"><text:s/></text:span><text:span text:style-name="T7_165">dzień</text:span><text:span text:style-name="T7_166"><text:s/></text:span><text:span text:style-name="T7_167">na</text:span><text:span text:style-name="T7_168"><text:s/></text:span><text:span text:style-name="T7_169">pierwszej</text:span><text:span text:style-name="T7_170"><text:s/></text:span><text:span text:style-name="T7_171">stronie</text:span><text:span text:style-name="T7_172"><text:s/></text:span><text:span text:style-name="T7_173">działu</text:span><text:span text:style-name="T7_174"><text:s/></text:span><text:span text:style-name="T7_175">uchodziło</text:span><text:span text:style-name="T7_176"><text:s/></text:span><text:span text:style-name="T7_177">za</text:span><text:span text:style-name="T7_178"><text:s/></text:span><text:span text:style-name="T7_179">sukces</text:span><text:span text:style-name="T7_180">.<text:s/></text:span><text:span text:style-name="T7_181">Obecnie</text:span><text:span text:style-name="T7_182"><text:s/></text:span><text:span text:style-name="T7_183">to</text:span><text:span text:style-name="T7_184">,<text:s/></text:span><text:span text:style-name="T7_185">że</text:span><text:span text:style-name="T7_186"><text:s/></text:span><text:span text:style-name="T7_187">opowiadanie</text:span><text:span text:style-name="T7_188"><text:s/></text:span><text:span text:style-name="T7_189">wisi</text:span><text:span text:style-name="T7_190"><text:s/></text:span><text:span text:style-name="T7_191">tygodniami</text:span><text:span text:style-name="T7_192"><text:s/></text:span><text:span text:style-name="T7_193">nie</text:span><text:span text:style-name="T7_194"><text:s/></text:span><text:span text:style-name="T7_195">jest</text:span><text:span text:style-name="T7_196"><text:s/></text:span><text:span text:style-name="T7_197">niczym</text:span><text:span text:style-name="T7_198"><text:s/></text:span><text:span text:style-name="T7_199">niezwykłym</text:span><text:span text:style-name="T7_200">.<text:s/></text:span><text:span text:style-name="T7_201">Zarówno</text:span><text:span text:style-name="T7_202"><text:s/></text:span><text:span text:style-name="T7_203">komentarzy</text:span><text:span text:style-name="T7_204">,<text:s/></text:span><text:span text:style-name="T7_205">jak</text:span><text:span text:style-name="T7_206"><text:s/></text:span><text:span text:style-name="T7_207">i</text:span><text:span text:style-name="T7_208"><text:s/></text:span><text:span text:style-name="T7_209">dzieł</text:span><text:span text:style-name="T7_210"><text:s/></text:span><text:span text:style-name="T7_211">jest</text:span><text:span text:style-name="T7_212"><text:s/></text:span><text:span text:style-name="T7_213">zwyczajnie</text:span><text:span text:style-name="T7_214"><text:s/></text:span><text:span text:style-name="T7_215">mniej</text:span><text:span text:style-name="T7_216">.<text:s/></text:span><text:span text:style-name="T7_217">Za</text:span><text:span text:style-name="T7_218"><text:s/></text:span><text:span text:style-name="T7_219">to</text:span><text:span text:style-name="T7_220"><text:s/></text:span><text:span text:style-name="T7_221">polepszyła</text:span><text:span text:style-name="T7_222"><text:s/></text:span><text:span text:style-name="T7_223">się</text:span><text:span text:style-name="T7_224"><text:s/></text:span><text:span text:style-name="T7_225">ich</text:span><text:span text:style-name="T7_226"><text:s/></text:span><text:span text:style-name="T7_227">jakość</text:span><text:span text:style-name="T7_228"><text:s/></text:span><text:span text:style-name="T7_229">i</text:span><text:span text:style-name="T7_230"><text:s/></text:span><text:span text:style-name="T7_231">coraz</text:span><text:span text:style-name="T7_232"><text:s/></text:span><text:span text:style-name="T7_233">częściej</text:span><text:span text:style-name="T7_234"><text:s/></text:span><text:span text:style-name="T7_235">można</text:span><text:span text:style-name="T7_236"><text:s/></text:span><text:span text:style-name="T7_237">natknąć</text:span><text:span text:style-name="T7_238"><text:s/></text:span><text:span text:style-name="T7_239">się</text:span><text:span text:style-name="T7_240"><text:s/></text:span><text:span text:style-name="T7_241">na</text:span><text:span text:style-name="T7_242"><text:s/></text:span><text:span text:style-name="T7_243">konstruktywną</text:span><text:span text:style-name="T7_244"><text:s/></text:span><text:span text:style-name="T7_245">krytykę</text:span><text:span text:style-name="T7_246"><text:s/></text:span><text:span text:style-name="T7_247">bądź</text:span><text:span text:style-name="T7_248"><text:s/></text:span><text:span text:style-name="T7_249">wyborny</text:span><text:span text:style-name="T7_250"><text:s/></text:span><text:span text:style-name="T7_251">tekst</text:span><text:span text:style-name="T7_252">.<text:s/></text:span><text:span text:style-name="T7_253">To</text:span><text:span text:style-name="T7_254"><text:s/></text:span><text:span text:style-name="T7_255">akurat</text:span><text:span text:style-name="T7_256"><text:s/></text:span><text:span text:style-name="T7_257">dzięki</text:span><text:span text:style-name="T7_258"><text:s/></text:span><text:span text:style-name="T7_259">temu</text:span><text:span text:style-name="T7_260">,<text:s/></text:span><text:span text:style-name="T7_261">że</text:span><text:span text:style-name="T7_262"><text:s/></text:span><text:span text:style-name="T7_263">pomimo</text:span><text:span text:style-name="T7_264"><text:s/></text:span><text:span text:style-name="T7_265">niewielkiego</text:span><text:span text:style-name="T7_266"><text:s/></text:span><text:span text:style-name="T7_267">napływu</text:span><text:span text:style-name="T7_268"><text:s/></text:span><text:span text:style-name="T7_269">nowych</text:span><text:span text:style-name="T7_270">,<text:s/></text:span><text:span text:style-name="T7_271">wciąż</text:span><text:span text:style-name="T7_272"><text:s/></text:span><text:span text:style-name="T7_273">piszą</text:span><text:span text:style-name="T7_274"><text:s/></text:span><text:span text:style-name="T7_275">starzy</text:span><text:span text:style-name="T7_276">,<text:s/></text:span><text:span text:style-name="T7_277">którzy</text:span><text:span text:style-name="T7_278"><text:s/></text:span><text:span text:style-name="T7_279">zdążyli</text:span><text:span text:style-name="T7_280"><text:s/></text:span><text:span text:style-name="T7_281">już</text:span><text:span text:style-name="T7_282"><text:s/></text:span><text:span text:style-name="T7_283">wyrobić</text:span><text:span text:style-name="T7_284"><text:s/></text:span><text:span text:style-name="T7_285">sobie</text:span><text:span text:style-name="T7_286"><text:s/></text:span><text:span text:style-name="T7_287">warsztat</text:span><text:span text:style-name="T7_288">.<text:s/></text:span><text:span text:style-name="T7_289">Po</text:span><text:span text:style-name="T7_290"><text:s/></text:span><text:span text:style-name="T7_291">paru</text:span><text:span text:style-name="T7_292"><text:s/></text:span><text:span text:style-name="T7_293">latach</text:span><text:span text:style-name="T7_294"><text:s/></text:span><text:span text:style-name="T7_295">pisania</text:span><text:span text:style-name="T7_296"><text:s/></text:span><text:span text:style-name="T7_297">o</text:span><text:span text:style-name="T7_298"><text:s/></text:span><text:span text:style-name="T7_299">tęczowych</text:span><text:span text:style-name="T7_300"><text:s/></text:span><text:span text:style-name="T7_301">osiołkach</text:span><text:span text:style-name="T7_302"><text:s/></text:span><text:span text:style-name="T7_303">większość</text:span><text:span text:style-name="T7_304"><text:s/></text:span><text:span text:style-name="T7_305">ludzi</text:span><text:span text:style-name="T7_306"><text:s/></text:span><text:span text:style-name="T7_307">jednak</text:span><text:span text:style-name="T7_308"><text:s/></text:span><text:span text:style-name="T7_309">dochodzi</text:span><text:span text:style-name="T7_310"><text:s/></text:span><text:span text:style-name="T7_311">do</text:span><text:span text:style-name="T7_312"><text:s/></text:span><text:span text:style-name="T7_313">całkiem</text:span><text:span text:style-name="T7_314"><text:s/></text:span><text:span text:style-name="T7_315">przyzwoitego</text:span><text:span text:style-name="T7_316"><text:s/></text:span><text:span text:style-name="T7_317">poziomu</text:span><text:span text:style-name="T7_318">.</text:span></text:p>
      <text:p text:style-name="P8"><text:span text:style-name="T8_1">Jeśli</text:span><text:span text:style-name="T8_2"><text:s/></text:span><text:span text:style-name="T8_3">chodzi</text:span><text:span text:style-name="T8_4"><text:s/></text:span><text:span text:style-name="T8_5">o</text:span><text:span text:style-name="T8_6"><text:s/></text:span><text:span text:style-name="T8_7">twórczość</text:span><text:span text:style-name="T8_8"><text:s/></text:span><text:span text:style-name="T8_9">innego</text:span><text:span text:style-name="T8_10"><text:s/></text:span><text:span text:style-name="T8_11">rodzaju</text:span><text:span text:style-name="T8_12">,<text:s/></text:span><text:span text:style-name="T8_13">to</text:span><text:span text:style-name="T8_14"><text:s/></text:span><text:span text:style-name="T8_15">bywa</text:span><text:span text:style-name="T8_16"><text:s/></text:span><text:span text:style-name="T8_17">różnie</text:span><text:span text:style-name="T8_18">.<text:s/></text:span><text:span text:style-name="T8_19">Rysunków</text:span><text:span text:style-name="T8_20"><text:s/></text:span><text:span text:style-name="T8_21">powstaje</text:span><text:span text:style-name="T8_22"><text:s/></text:span><text:span text:style-name="T8_23">bardzo</text:span><text:span text:style-name="T8_24"><text:s/></text:span><text:span text:style-name="T8_25">dużo</text:span><text:span text:style-name="T8_26">,<text:s/></text:span><text:span text:style-name="T8_27">a</text:span><text:span text:style-name="T8_28"><text:s/></text:span><text:span text:style-name="T8_29">i</text:span><text:span text:style-name="T8_30"><text:s/></text:span><text:span text:style-name="T8_31">dopływ</text:span><text:span text:style-name="T8_32"><text:s/></text:span><text:span text:style-name="T8_33">świeżaków</text:span><text:span text:style-name="T8_34"><text:s/></text:span><text:span text:style-name="T8_35">jest</text:span><text:span text:style-name="T8_36"><text:s/></text:span><text:span text:style-name="T8_37">całkiem</text:span><text:span text:style-name="T8_38"><text:s/></text:span><text:span text:style-name="T8_39">ładny</text:span><text:span text:style-name="T8_40">.<text:s/></text:span><text:span text:style-name="T8_41">W</text:span><text:span text:style-name="T8_42"><text:s/></text:span><text:span text:style-name="T8_43">przypadku</text:span><text:span text:style-name="T8_44"><text:s/></text:span><text:span text:style-name="T8_45">animacji</text:span><text:span text:style-name="T8_46"><text:s/>–<text:s/></text:span><text:span text:style-name="T8_47">jest</text:span><text:span text:style-name="T8_48"><text:s/></text:span><text:span text:style-name="T8_49">tego</text:span><text:span text:style-name="T8_50"><text:s/></text:span><text:span text:style-name="T8_51">mniej</text:span><text:span text:style-name="T8_52">,<text:s/></text:span><text:span text:style-name="T8_53">ale</text:span><text:span text:style-name="T8_54"><text:s/></text:span><text:span text:style-name="T8_55">to</text:span><text:span text:style-name="T8_56"><text:s/></text:span><text:span text:style-name="T8_57">jakościowa</text:span><text:span text:style-name="T8_58"><text:s/></text:span><text:span text:style-name="T8_59">przepaść</text:span><text:span text:style-name="T8_60"><text:s/></text:span><text:span text:style-name="T8_61">i</text:span><text:span text:style-name="T8_62"><text:s/></text:span><text:span text:style-name="T8_63">to</text:span><text:span text:style-name="T8_64"><text:s/></text:span><text:span text:style-name="T8_65">na</text:span><text:span text:style-name="T8_66"><text:s/></text:span><text:span text:style-name="T8_67">plus</text:span><text:span text:style-name="T8_68">.<text:s/></text:span><text:span text:style-name="T8_69">Jeśli</text:span><text:span text:style-name="T8_70"><text:s/></text:span><text:span text:style-name="T8_71">chodzi</text:span><text:span text:style-name="T8_72"><text:s/></text:span><text:span text:style-name="T8_73">o</text:span><text:span text:style-name="T8_74"><text:s/></text:span><text:span text:style-name="T8_75">muzykę</text:span><text:span text:style-name="T8_76"><text:s/></text:span><text:span text:style-name="T8_77">fandomową</text:span><text:span text:style-name="T8_78">,<text:s/></text:span><text:span text:style-name="T8_79">to</text:span><text:span text:style-name="T8_80"><text:s/></text:span><text:span text:style-name="T8_81">ciężko</text:span><text:span text:style-name="T8_82"><text:s/></text:span><text:span text:style-name="T8_83">mi</text:span><text:span text:style-name="T8_84"><text:s/></text:span><text:span text:style-name="T8_85">powiedzieć</text:span><text:span text:style-name="T8_86"><text:s/></text:span><text:span text:style-name="T8_87">coś</text:span><text:span text:style-name="T8_88"><text:s/></text:span><text:span text:style-name="T8_89">więcej</text:span><text:span text:style-name="T8_90">,<text:s/></text:span><text:span text:style-name="T8_91">jednak</text:span><text:span text:style-name="T8_92"><text:s/></text:span><text:span text:style-name="T8_93">mam</text:span><text:span text:style-name="T8_94"><text:s/></text:span><text:span text:style-name="T8_95">wrażenie</text:span><text:span text:style-name="T8_96">,<text:s/></text:span><text:span text:style-name="T8_97">że</text:span><text:span text:style-name="T8_98"><text:s/></text:span><text:span text:style-name="T8_99">jest</text:span><text:span text:style-name="T8_100"><text:s/></text:span><text:span text:style-name="T8_101">tego</text:span><text:span text:style-name="T8_102"><text:s/></text:span><text:span text:style-name="T8_103">mniej</text:span><text:span text:style-name="T8_104">,<text:s/></text:span><text:span text:style-name="T8_105">niewykluczone</text:span><text:span text:style-name="T8_106"><text:s/></text:span><text:span text:style-name="T8_107">jednak</text:span><text:span text:style-name="T8_108">,<text:s/></text:span><text:span text:style-name="T8_109">że</text:span><text:span text:style-name="T8_110"><text:s/></text:span><text:span text:style-name="T8_111">zwyczajnie</text:span><text:span text:style-name="T8_112"><text:s/></text:span><text:span text:style-name="T8_113">Youtube</text:span><text:span text:style-name="T8_114"><text:s/></text:span><text:span text:style-name="T8_115">nie</text:span><text:span text:style-name="T8_116"><text:s/></text:span><text:span text:style-name="T8_117">pokazuje</text:span><text:span text:style-name="T8_118"><text:s/></text:span><text:span text:style-name="T8_119">mi</text:span><text:span text:style-name="T8_120"><text:s/></text:span><text:span text:style-name="T8_121">co</text:span><text:span text:style-name="T8_122"><text:s/></text:span><text:span text:style-name="T8_123">dzień</text:span><text:span text:style-name="T8_124"><text:s/></text:span><text:span text:style-name="T8_125">nowych</text:span><text:span text:style-name="T8_126">,<text:s/></text:span><text:span text:style-name="T8_127">a</text:span><text:span text:style-name="T8_128"><text:s/></text:span><text:span text:style-name="T8_129">sama</text:span><text:span text:style-name="T8_130"><text:s/></text:span><text:span text:style-name="T8_131">raczej</text:span><text:span text:style-name="T8_132"><text:s/></text:span><text:span text:style-name="T8_133">nie</text:span><text:span text:style-name="T8_134"><text:s/></text:span><text:span text:style-name="T8_135">szukam</text:span><text:span text:style-name="T8_136">.</text:span></text:p>
      <text:p text:style-name="P9"><text:span text:style-name="T9_1">Fandom</text:span><text:span text:style-name="T9_2"><text:s/></text:span><text:span text:style-name="T9_3">to</text:span><text:span text:style-name="T9_4"><text:s/></text:span><text:span text:style-name="T9_5">nie</text:span><text:span text:style-name="T9_6"><text:s/></text:span><text:span text:style-name="T9_7">tylko</text:span><text:span text:style-name="T9_8"><text:s/></text:span><text:span text:style-name="T9_9">kucyki</text:span><text:span text:style-name="T9_10"><text:s/></text:span><text:span text:style-name="T9_11">i</text:span><text:span text:style-name="T9_12"><text:s/></text:span><text:span text:style-name="T9_13">kucykowy</text:span><text:span text:style-name="T9_14"><text:s/></text:span><text:span text:style-name="T9_15">szajs</text:span><text:span text:style-name="T9_16">,<text:s/></text:span><text:span text:style-name="T9_17">ale</text:span><text:span text:style-name="T9_18"><text:s/></text:span><text:span text:style-name="T9_19">przede</text:span><text:span text:style-name="T9_20"><text:s/></text:span><text:span text:style-name="T9_21">wszystkim</text:span><text:span text:style-name="T9_22"><text:s/></text:span><text:span text:style-name="T9_23">ludzie</text:span><text:span text:style-name="T9_24">.<text:s/></text:span><text:span text:style-name="T9_25">Ja</text:span><text:span text:style-name="T9_26">,<text:s/></text:span><text:span text:style-name="T9_27">koledzy</text:span><text:span text:style-name="T9_28"><text:s/></text:span><text:span text:style-name="T9_29">z</text:span><text:span text:style-name="T9_30"><text:s/></text:span><text:span text:style-name="T9_31">redakcji</text:span><text:span text:style-name="T9_32">,<text:s/></text:span><text:span text:style-name="T9_33">czytelnicy</text:span><text:span text:style-name="T9_34"><text:s/>“</text:span><text:span text:style-name="T9_35">Equestria</text:span><text:span text:style-name="T9_36"><text:s/></text:span><text:span text:style-name="T9_37">Times</text:span><text:span text:style-name="T9_38">”<text:s/></text:span><text:span text:style-name="T9_39">i</text:span><text:span text:style-name="T9_40"><text:s/></text:span><text:span text:style-name="T9_41">cała</text:span><text:span text:style-name="T9_42"><text:s/></text:span><text:span text:style-name="T9_43">reszta</text:span><text:span text:style-name="T9_44">,<text:s/></text:span><text:span text:style-name="T9_45">wszyscy</text:span><text:span text:style-name="T9_46"><text:s/></text:span><text:span text:style-name="T9_47">jesteśmy</text:span><text:span text:style-name="T9_48"><text:s/></text:span><text:span text:style-name="T9_49">fandomem</text:span><text:span text:style-name="T9_50">.<text:s/></text:span><text:span text:style-name="T9_51">I</text:span><text:span text:style-name="T9_52"><text:s/></text:span><text:span text:style-name="T9_53">cóż</text:span><text:span text:style-name="T9_54">,<text:s/></text:span><text:span text:style-name="T9_55">jako</text:span><text:span text:style-name="T9_56"><text:s/></text:span><text:span text:style-name="T9_57">bronies</text:span><text:span text:style-name="T9_58"><text:s/></text:span><text:span text:style-name="T9_59">się</text:span><text:span text:style-name="T9_60"><text:s/></text:span><text:span text:style-name="T9_61">zmieniliśmy</text:span><text:span text:style-name="T9_62">.<text:s/></text:span><text:span text:style-name="T9_63">Często</text:span><text:span text:style-name="T9_64"><text:s/></text:span><text:span text:style-name="T9_65">widzę</text:span><text:span text:style-name="T9_66"><text:s/></text:span><text:span text:style-name="T9_67">wypalone</text:span><text:span text:style-name="T9_68"><text:s/></text:span><text:span text:style-name="T9_69">tzw</text:span><text:span text:style-name="T9_70">.<text:s/></text:span><text:span text:style-name="T9_71">starocioty</text:span><text:span text:style-name="T9_72">,<text:s/></text:span><text:span text:style-name="T9_73">które</text:span><text:span text:style-name="T9_74"><text:s/></text:span><text:span text:style-name="T9_75">już</text:span><text:span text:style-name="T9_76"><text:s/></text:span><text:span text:style-name="T9_77">mają</text:span><text:span text:style-name="T9_78"><text:s/></text:span><text:span text:style-name="T9_79">dość</text:span><text:span text:style-name="T9_80"><text:s/></text:span><text:span text:style-name="T9_81">My</text:span><text:span text:style-name="T9_82"><text:s/></text:span><text:span text:style-name="T9_83">Little</text:span><text:span text:style-name="T9_84"><text:s/></text:span><text:span text:style-name="T9_85">Pony</text:span><text:span text:style-name="T9_86">,<text:s/></text:span><text:span text:style-name="T9_87">a</text:span><text:span text:style-name="T9_88"><text:s/></text:span><text:span text:style-name="T9_89">jeśli</text:span><text:span text:style-name="T9_90"><text:s/></text:span><text:span text:style-name="T9_91">tu</text:span><text:span text:style-name="T9_92"><text:s/></text:span><text:span text:style-name="T9_93">siedzą</text:span><text:span text:style-name="T9_94">,<text:s/></text:span><text:span text:style-name="T9_95">to</text:span><text:span text:style-name="T9_96"><text:s/></text:span><text:span text:style-name="T9_97">tylko</text:span><text:span text:style-name="T9_98"><text:s/></text:span><text:span text:style-name="T9_99">i</text:span><text:span text:style-name="T9_100"><text:s/></text:span><text:span text:style-name="T9_101">wyłącznie</text:span><text:span text:style-name="T9_102"><text:s/></text:span><text:span text:style-name="T9_103">dla</text:span><text:span text:style-name="T9_104"><text:s/></text:span><text:span text:style-name="T9_105">grupki</text:span><text:span text:style-name="T9_106"><text:s/></text:span><text:span text:style-name="T9_107">znajomych</text:span><text:span text:style-name="T9_108">.<text:s/></text:span><text:span text:style-name="T9_109">To</text:span><text:span text:style-name="T9_110"><text:s/></text:span><text:span text:style-name="T9_111">główna</text:span><text:span text:style-name="T9_112"><text:s/></text:span><text:span text:style-name="T9_113">grupa</text:span><text:span text:style-name="T9_114"><text:s/></text:span><text:span text:style-name="T9_115">wyznawców</text:span><text:span text:style-name="T9_116"><text:s/></text:span><text:span text:style-name="T9_117">fandomoumieryzmu</text:span><text:span text:style-name="T9_118">.<text:s/></text:span><text:span text:style-name="T9_119">Za</text:span><text:span text:style-name="T9_120"><text:s/></text:span><text:span text:style-name="T9_121">ich</text:span><text:span text:style-name="T9_122"><text:s/></text:span><text:span text:style-name="T9_123">czasów</text:span><text:span text:style-name="T9_124"><text:s/></text:span><text:span text:style-name="T9_125">kuce</text:span><text:span text:style-name="T9_126"><text:s/></text:span><text:span text:style-name="T9_127">były</text:span><text:span text:style-name="T9_128"><text:s/></text:span><text:span text:style-name="T9_129">lepsze</text:span><text:span text:style-name="T9_130">,<text:s/></text:span><text:span text:style-name="T9_131">a</text:span><text:span text:style-name="T9_132"><text:s/></text:span><text:span text:style-name="T9_133">bronies</text:span><text:span text:style-name="T9_134"><text:s/></text:span><text:span text:style-name="T9_135">fajniejsi</text:span><text:span text:style-name="T9_136">.<text:s/></text:span><text:span text:style-name="T9_137">Magia</text:span><text:span text:style-name="T9_138">,<text:s/></text:span><text:span text:style-name="T9_139">przyjaźń</text:span><text:span text:style-name="T9_140">,<text:s/></text:span><text:span text:style-name="T9_141">morały</text:span><text:span text:style-name="T9_142"><text:s/></text:span><text:span text:style-name="T9_143">i</text:span><text:span text:style-name="T9_144"><text:s/></text:span><text:span text:style-name="T9_145">libacje</text:span><text:span text:style-name="T9_146"><text:s/></text:span><text:span text:style-name="T9_147">alkoholowe</text:span><text:span text:style-name="T9_148">.<text:s/></text:span><text:span text:style-name="T9_149">Tych</text:span><text:span text:style-name="T9_150"><text:s/></text:span><text:span text:style-name="T9_151">ludzi</text:span><text:span text:style-name="T9_152"><text:s/></text:span><text:span text:style-name="T9_153">idzie</text:span><text:span text:style-name="T9_154"><text:s/></text:span><text:span text:style-name="T9_155">zrozumieć</text:span><text:span text:style-name="T9_156"><text:s/>–<text:s/></text:span><text:span text:style-name="T9_157">kiedyś</text:span><text:span text:style-name="T9_158"><text:s/></text:span><text:span text:style-name="T9_159">wszystko</text:span><text:span text:style-name="T9_160"><text:s/></text:span><text:span text:style-name="T9_161">było</text:span><text:span text:style-name="T9_162"><text:s/></text:span><text:span text:style-name="T9_163">nowe</text:span><text:span text:style-name="T9_164">,<text:s/></text:span><text:span text:style-name="T9_165">a</text:span><text:span text:style-name="T9_166"><text:s/></text:span><text:span text:style-name="T9_167">dzieciarni</text:span><text:span text:style-name="T9_168"><text:s/></text:span><text:span text:style-name="T9_169">mniej</text:span><text:span text:style-name="T9_170">…<text:s/></text:span><text:span text:style-name="T9_171">albo</text:span><text:span text:style-name="T9_172"><text:s/></text:span><text:span text:style-name="T9_173">po</text:span><text:span text:style-name="T9_174"><text:s/></text:span><text:span text:style-name="T9_175">prostu</text:span><text:span text:style-name="T9_176"><text:s/></text:span><text:span text:style-name="T9_177">to</text:span><text:span text:style-name="T9_178"><text:s/></text:span><text:span text:style-name="T9_179">oni</text:span><text:span text:style-name="T9_180"><text:s/></text:span><text:span text:style-name="T9_181">byli</text:span><text:span text:style-name="T9_182"><text:s/></text:span><text:span text:style-name="T9_183">tą</text:span><text:span text:style-name="T9_184"><text:s/></text:span><text:span text:style-name="T9_185">dzieciarnią</text:span><text:span text:style-name="T9_186">.</text:span></text:p>
      <text:p text:style-name="P10"><text:span text:style-name="T10_1">Co</text:span><text:span text:style-name="T10_2"><text:s/></text:span><text:span text:style-name="T10_3">jednak</text:span><text:span text:style-name="T10_4"><text:s/></text:span><text:span text:style-name="T10_5">zmieniło</text:span><text:span text:style-name="T10_6"><text:s/></text:span><text:span text:style-name="T10_7">się</text:span><text:span text:style-name="T10_8"><text:s/></text:span><text:span text:style-name="T10_9">w</text:span><text:span text:style-name="T10_10"><text:s/></text:span><text:span text:style-name="T10_11">samych</text:span><text:span text:style-name="T10_12"><text:s/></text:span><text:span text:style-name="T10_13">ludziach</text:span><text:span text:style-name="T10_14">?<text:s/></text:span><text:span text:style-name="T10_15">Czym</text:span><text:span text:style-name="T10_16"><text:s/></text:span><text:span text:style-name="T10_17">nowi</text:span><text:span text:style-name="T10_18"><text:s/></text:span><text:span text:style-name="T10_19">różnią</text:span><text:span text:style-name="T10_20"><text:s/></text:span><text:span text:style-name="T10_21">się</text:span><text:span text:style-name="T10_22"><text:s/></text:span><text:span text:style-name="T10_23">od</text:span><text:span text:style-name="T10_24"><text:s/></text:span><text:span text:style-name="T10_25">starych</text:span><text:span text:style-name="T10_26">?<text:s/></text:span><text:span text:style-name="T10_27">Na</text:span><text:span text:style-name="T10_28"><text:s/></text:span><text:span text:style-name="T10_29">wstępie</text:span><text:span text:style-name="T10_30"><text:s/></text:span><text:span text:style-name="T10_31">zaznaczę</text:span><text:span text:style-name="T10_32">,<text:s/></text:span><text:span text:style-name="T10_33">że</text:span><text:span text:style-name="T10_34"><text:s/></text:span><text:span text:style-name="T10_35">będę</text:span><text:span text:style-name="T10_36"><text:s/></text:span><text:span text:style-name="T10_37">generalizować</text:span><text:span text:style-name="T10_38"><text:s/></text:span><text:span text:style-name="T10_39">i</text:span><text:span text:style-name="T10_40"><text:s/></text:span><text:span text:style-name="T10_41">jeśli</text:span><text:span text:style-name="T10_42"><text:s/></text:span><text:span text:style-name="T10_43">nie</text:span><text:span text:style-name="T10_44"><text:s/></text:span><text:span text:style-name="T10_45">jesteś</text:span><text:span text:style-name="T10_46"><text:s/></text:span><text:span text:style-name="T10_47">taki</text:span><text:span text:style-name="T10_48"><text:s/></text:span><text:span text:style-name="T10_49">jak</text:span><text:span text:style-name="T10_50"><text:s/></text:span><text:span text:style-name="T10_51">opisywane</text:span><text:span text:style-name="T10_52"><text:s/></text:span><text:span text:style-name="T10_53">tu</text:span><text:span text:style-name="T10_54"><text:s/></text:span><text:span text:style-name="T10_55">osoby</text:span><text:span text:style-name="T10_56">,<text:s/></text:span><text:span text:style-name="T10_57">to</text:span><text:span text:style-name="T10_58"><text:s/></text:span><text:span text:style-name="T10_59">nie</text:span><text:span text:style-name="T10_60"><text:s/></text:span><text:span text:style-name="T10_61">jesteś</text:span><text:span text:style-name="T10_62"><text:s/></text:span><text:span text:style-name="T10_63">i</text:span><text:span text:style-name="T10_64"><text:s/></text:span><text:span text:style-name="T10_65">głupia</text:span><text:span text:style-name="T10_66"><text:s/></text:span><text:span text:style-name="T10_67">pisanina</text:span><text:span text:style-name="T10_68"><text:s/></text:span><text:span text:style-name="T10_69">jakiejś</text:span><text:span text:style-name="T10_70"><text:s/></text:span><text:span text:style-name="T10_71">redaktorzyny</text:span><text:span text:style-name="T10_72"><text:s/>“</text:span><text:span text:style-name="T10_73">Equestria</text:span><text:span text:style-name="T10_74"><text:s/></text:span><text:span text:style-name="T10_75">Times</text:span><text:span text:style-name="T10_76">”<text:s/></text:span><text:span text:style-name="T10_77">tego</text:span><text:span text:style-name="T10_78"><text:s/></text:span><text:span text:style-name="T10_79">nie</text:span><text:span text:style-name="T10_80"><text:s/></text:span><text:span text:style-name="T10_81">zmieni</text:span><text:span text:style-name="T10_82">.<text:s/></text:span><text:span text:style-name="T10_83">Przeglądam</text:span><text:span text:style-name="T10_84"><text:s/></text:span><text:span text:style-name="T10_85">wiele</text:span><text:span text:style-name="T10_86"><text:s/></text:span><text:span text:style-name="T10_87">grup</text:span><text:span text:style-name="T10_88"><text:s/></text:span><text:span text:style-name="T10_89">na</text:span><text:span text:style-name="T10_90"><text:s/></text:span><text:span text:style-name="T10_91">Facebooku</text:span><text:span text:style-name="T10_92">,<text:s/></text:span><text:span text:style-name="T10_93">jestem</text:span><text:span text:style-name="T10_94"><text:s/></text:span><text:span text:style-name="T10_95">aktywna</text:span><text:span text:style-name="T10_96"><text:s/></text:span><text:span text:style-name="T10_97">na</text:span><text:span text:style-name="T10_98"><text:s/></text:span><text:span text:style-name="T10_99">MLPpolska</text:span><text:span text:style-name="T10_100">,<text:s/></text:span><text:span text:style-name="T10_101">a</text:span><text:span text:style-name="T10_102"><text:s/></text:span><text:span text:style-name="T10_103">nawet</text:span><text:span text:style-name="T10_104"><text:s/></text:span><text:span text:style-name="T10_105">wchodzę</text:span><text:span text:style-name="T10_106"><text:s/></text:span><text:span text:style-name="T10_107">na</text:span><text:span text:style-name="T10_108"><text:s/></text:span><text:span text:style-name="T10_109">FGE</text:span><text:span text:style-name="T10_110"><text:s/></text:span><text:span text:style-name="T10_111">i</text:span><text:span text:style-name="T10_112"><text:s/></text:span><text:span text:style-name="T10_113">widzę</text:span><text:span text:style-name="T10_114"><text:s/></text:span><text:span text:style-name="T10_115">pewne</text:span><text:span text:style-name="T10_116"><text:s/></text:span><text:span text:style-name="T10_117">różnice</text:span><text:span text:style-name="T10_118">.<text:s/></text:span><text:span text:style-name="T10_119">Młode</text:span><text:span text:style-name="T10_120"><text:s/></text:span><text:span text:style-name="T10_121">pokolenie</text:span><text:span text:style-name="T10_122"><text:s/></text:span><text:span text:style-name="T10_123">bronies</text:span><text:span text:style-name="T10_124"><text:s/></text:span><text:span text:style-name="T10_125">woli</text:span><text:span text:style-name="T10_126"><text:s/></text:span><text:span text:style-name="T10_127">portale</text:span><text:span text:style-name="T10_128"><text:s/></text:span><text:span text:style-name="T10_129">społecznościowe</text:span><text:span text:style-name="T10_130"><text:s/></text:span><text:span text:style-name="T10_131">niż</text:span><text:span text:style-name="T10_132"><text:s/></text:span><text:span text:style-name="T10_133">fora</text:span><text:span text:style-name="T10_134">,<text:s/></text:span><text:span text:style-name="T10_135">po</text:span><text:span text:style-name="T10_136"><text:s/></text:span><text:span text:style-name="T10_137">prostu</text:span><text:span text:style-name="T10_138"><text:s/></text:span><text:span text:style-name="T10_139">ta</text:span><text:span text:style-name="T10_140"><text:s/></text:span><text:span text:style-name="T10_141">formuła</text:span><text:span text:style-name="T10_142"><text:s/></text:span><text:span text:style-name="T10_143">dużo</text:span><text:span text:style-name="T10_144"><text:s/></text:span><text:span text:style-name="T10_145">lepiej</text:span><text:span text:style-name="T10_146"><text:s/></text:span><text:span text:style-name="T10_147">do</text:span><text:span text:style-name="T10_148"><text:s/></text:span><text:span text:style-name="T10_149">nich</text:span><text:span text:style-name="T10_150"><text:s/></text:span><text:span text:style-name="T10_151">przemawia</text:span><text:span text:style-name="T10_152">.<text:s/></text:span><text:span text:style-name="T10_153">Facebook</text:span><text:span text:style-name="T10_154"><text:s/></text:span><text:span text:style-name="T10_155">faktycznie</text:span><text:span text:style-name="T10_156"><text:s/></text:span><text:span text:style-name="T10_157">jest</text:span><text:span text:style-name="T10_158"><text:s/></text:span><text:span text:style-name="T10_159">lepszym</text:span><text:span text:style-name="T10_160"><text:s/></text:span><text:span text:style-name="T10_161">medium</text:span><text:span text:style-name="T10_162"><text:s/></text:span><text:span text:style-name="T10_163">dla</text:span><text:span text:style-name="T10_164"><text:s/></text:span><text:span text:style-name="T10_165">rysowników</text:span><text:span text:style-name="T10_166">,<text:s/></text:span><text:span text:style-name="T10_167">ale</text:span><text:span text:style-name="T10_168"><text:s/></text:span><text:span text:style-name="T10_169">dla</text:span><text:span text:style-name="T10_170"><text:s/></text:span><text:span text:style-name="T10_171">pisarzy</text:span><text:span text:style-name="T10_172"><text:s/></text:span><text:span text:style-name="T10_173">wprost</text:span><text:span text:style-name="T10_174"><text:s/></text:span><text:span text:style-name="T10_175">przeciwnie</text:span><text:span text:style-name="T10_176">.<text:s/></text:span><text:span text:style-name="T10_177">Ale</text:span><text:span text:style-name="T10_178"><text:s/></text:span><text:span text:style-name="T10_179">nie</text:span><text:span text:style-name="T10_180"><text:s/></text:span><text:span text:style-name="T10_181">tylko</text:span><text:span text:style-name="T10_182"><text:s/></text:span><text:span text:style-name="T10_183">preferencje</text:span><text:span text:style-name="T10_184"><text:s/></text:span><text:span text:style-name="T10_185">nas</text:span><text:span text:style-name="T10_186"><text:s/></text:span><text:span text:style-name="T10_187">dzielą</text:span><text:span text:style-name="T10_188">,<text:s/></text:span><text:span text:style-name="T10_189">ponieważ</text:span><text:span text:style-name="T10_190"><text:s/></text:span><text:span text:style-name="T10_191">jest</text:span><text:span text:style-name="T10_192"><text:s/></text:span><text:span text:style-name="T10_193">coś</text:span><text:span text:style-name="T10_194"><text:s/></text:span><text:span text:style-name="T10_195">jeszcze</text:span><text:span text:style-name="T10_196">.</text:span></text:p>
      <text:p text:style-name="P11"><text:span text:style-name="T11_1">Zajmuję</text:span><text:span text:style-name="T11_2"><text:s/></text:span><text:span text:style-name="T11_3">się</text:span><text:span text:style-name="T11_4"><text:s/></text:span><text:span text:style-name="T11_5">pisaniem</text:span><text:span text:style-name="T11_6">,<text:s/></text:span><text:span text:style-name="T11_7">rysowaniem</text:span><text:span text:style-name="T11_8">,<text:s/></text:span><text:span text:style-name="T11_9">prereadingiem</text:span><text:span text:style-name="T11_10"><text:s/></text:span><text:span text:style-name="T11_11">i</text:span><text:span text:style-name="T11_12"><text:s/></text:span><text:span text:style-name="T11_13">rekrutacją</text:span><text:span text:style-name="T11_14"><text:s/></text:span><text:span text:style-name="T11_15">do</text:span><text:span text:style-name="T11_16"><text:s/>“</text:span><text:span text:style-name="T11_17">Equestria</text:span><text:span text:style-name="T11_18"><text:s/></text:span><text:span text:style-name="T11_19">Times</text:span><text:span text:style-name="T11_20">”,<text:s/></text:span><text:span text:style-name="T11_21">staram</text:span><text:span text:style-name="T11_22"><text:s/></text:span><text:span text:style-name="T11_23">się</text:span><text:span text:style-name="T11_24"><text:s/></text:span><text:span text:style-name="T11_25">wspierać</text:span><text:span text:style-name="T11_26"><text:s/></text:span><text:span text:style-name="T11_27">nowych</text:span><text:span text:style-name="T11_28"><text:s/></text:span><text:span text:style-name="T11_29">twórców</text:span><text:span text:style-name="T11_30">,<text:s/></text:span><text:span text:style-name="T11_31">łapać</text:span><text:span text:style-name="T11_32"><text:s/></text:span><text:span text:style-name="T11_33">talenty</text:span><text:span text:style-name="T11_34">,<text:s/></text:span><text:span text:style-name="T11_35">zapewniać</text:span><text:span text:style-name="T11_36"><text:s/></text:span><text:span text:style-name="T11_37">im</text:span><text:span text:style-name="T11_38"><text:s/></text:span><text:span text:style-name="T11_39">wsparcie</text:span><text:span text:style-name="T11_40"><text:s/></text:span><text:span text:style-name="T11_41">i</text:span><text:span text:style-name="T11_42"><text:s/></text:span><text:span text:style-name="T11_43">konstruktywną</text:span><text:span text:style-name="T11_44"><text:s/></text:span><text:span text:style-name="T11_45">krytykę</text:span><text:span text:style-name="T11_46">.<text:s/></text:span><text:span text:style-name="T11_47">Bywa</text:span><text:span text:style-name="T11_48"><text:s/></text:span><text:span text:style-name="T11_49">ciężko</text:span><text:span text:style-name="T11_50">,<text:s/></text:span><text:span text:style-name="T11_51">co</text:span><text:span text:style-name="T11_52"><text:s/></text:span><text:span text:style-name="T11_53">tylko</text:span><text:span text:style-name="T11_54"><text:s/></text:span><text:span text:style-name="T11_55">potwierdzają</text:span><text:span text:style-name="T11_56"><text:s/></text:span><text:span text:style-name="T11_57">żale</text:span><text:span text:style-name="T11_58"><text:s/></text:span><text:span text:style-name="T11_59">różnych</text:span><text:span text:style-name="T11_60"><text:s/></text:span><text:span text:style-name="T11_61">osób</text:span><text:span text:style-name="T11_62">.<text:s/></text:span><text:span text:style-name="T11_63">Wszystko</text:span><text:span text:style-name="T11_64"><text:s/></text:span><text:span text:style-name="T11_65">ma</text:span><text:span text:style-name="T11_66"><text:s/></text:span><text:span text:style-name="T11_67">być</text:span><text:span text:style-name="T11_68"><text:s/></text:span><text:span text:style-name="T11_69">podane</text:span><text:span text:style-name="T11_70"><text:s/></text:span><text:span text:style-name="T11_71">na</text:span><text:span text:style-name="T11_72"><text:s/></text:span><text:span text:style-name="T11_73">tacy</text:span><text:span text:style-name="T11_74">,<text:s/></text:span><text:span text:style-name="T11_75">pierwszy</text:span><text:span text:style-name="T11_76"><text:s/></text:span><text:span text:style-name="T11_77">fanfik</text:span><text:span text:style-name="T11_78"><text:s/></text:span><text:span text:style-name="T11_79">ma</text:span><text:span text:style-name="T11_80"><text:s/></text:span><text:span text:style-name="T11_81">zdobyć</text:span><text:span text:style-name="T11_82"><text:s/></text:span><text:span text:style-name="T11_83">sławę</text:span><text:span text:style-name="T11_84"><text:s/></text:span><text:span text:style-name="T11_85">na</text:span><text:span text:style-name="T11_86"><text:s/></text:span><text:span text:style-name="T11_87">miarę</text:span><text:span text:style-name="T11_88"><text:s/>“</text:span><text:span text:style-name="T11_89">Past</text:span><text:span text:style-name="T11_90"><text:s/></text:span><text:span text:style-name="T11_91">Sins</text:span><text:span text:style-name="T11_92">”,<text:s/></text:span><text:span text:style-name="T11_93">zaś</text:span><text:span text:style-name="T11_94"><text:s/></text:span><text:span text:style-name="T11_95">koślawe</text:span><text:span text:style-name="T11_96"><text:s/></text:span><text:span text:style-name="T11_97">kucyki</text:span><text:span text:style-name="T11_98"><text:s/></text:span><text:span text:style-name="T11_99">kilkaset</text:span><text:span text:style-name="T11_100"><text:s/></text:span><text:span text:style-name="T11_101">like</text:span><text:span text:style-name="T11_102">’</text:span><text:span text:style-name="T11_103">ów</text:span><text:span text:style-name="T11_104">.<text:s/></text:span><text:span text:style-name="T11_105">Dość</text:span><text:span text:style-name="T11_106"><text:s/></text:span><text:span text:style-name="T11_107">szybko</text:span><text:span text:style-name="T11_108"><text:s/></text:span><text:span text:style-name="T11_109">okazuje</text:span><text:span text:style-name="T11_110"><text:s/></text:span><text:span text:style-name="T11_111">się</text:span><text:span text:style-name="T11_112">,<text:s/></text:span><text:span text:style-name="T11_113">że</text:span><text:span text:style-name="T11_114"><text:s/></text:span><text:span text:style-name="T11_115">tak</text:span><text:span text:style-name="T11_116"><text:s/></text:span><text:span text:style-name="T11_117">nie</text:span><text:span text:style-name="T11_118"><text:s/></text:span><text:span text:style-name="T11_119">jest</text:span><text:span text:style-name="T11_120">,<text:s/></text:span><text:span text:style-name="T11_121">fanfika</text:span><text:span text:style-name="T11_122"><text:s/></text:span><text:span text:style-name="T11_123">nikt</text:span><text:span text:style-name="T11_124"><text:s/></text:span><text:span text:style-name="T11_125">nie</text:span><text:span text:style-name="T11_126"><text:s/></text:span><text:span text:style-name="T11_127">czyta</text:span><text:span text:style-name="T11_128"><text:s/></text:span><text:span text:style-name="T11_129">albo</text:span><text:span text:style-name="T11_130"><text:s/></text:span><text:span text:style-name="T11_131">odwiedziła</text:span><text:span text:style-name="T11_132"><text:s/></text:span><text:span text:style-name="T11_133">go</text:span><text:span text:style-name="T11_134"><text:s/></text:span><text:span text:style-name="T11_135">Inkwizycja</text:span><text:span text:style-name="T11_136"><text:s/></text:span><text:span text:style-name="T11_137">i</text:span><text:span text:style-name="T11_138"><text:s/></text:span><text:span text:style-name="T11_139">powiedziała</text:span><text:span text:style-name="T11_140">,<text:s/></text:span><text:span text:style-name="T11_141">co</text:span><text:span text:style-name="T11_142"><text:s/></text:span><text:span text:style-name="T11_143">należy</text:span><text:span text:style-name="T11_144"><text:s/></text:span><text:span text:style-name="T11_145">poprawić</text:span><text:span text:style-name="T11_146">,<text:s/></text:span><text:span text:style-name="T11_147">ewentualnie</text:span><text:span text:style-name="T11_148"><text:s/></text:span><text:span text:style-name="T11_149">nigdy</text:span><text:span text:style-name="T11_150"><text:s/></text:span><text:span text:style-name="T11_151">nie</text:span><text:span text:style-name="T11_152"><text:s/></text:span><text:span text:style-name="T11_153">został</text:span><text:span text:style-name="T11_154"><text:s/></text:span><text:span text:style-name="T11_155">opublikowany</text:span><text:span text:style-name="T11_156">,<text:s/></text:span><text:span text:style-name="T11_157">bo</text:span><text:span text:style-name="T11_158"><text:s/></text:span><text:span text:style-name="T11_159">pisarstwo</text:span><text:span text:style-name="T11_160"><text:s/></text:span><text:span text:style-name="T11_161">okazało</text:span><text:span text:style-name="T11_162"><text:s/></text:span><text:span text:style-name="T11_163">się</text:span><text:span text:style-name="T11_164"><text:s/></text:span><text:span text:style-name="T11_165">nie</text:span><text:span text:style-name="T11_166"><text:s/></text:span><text:span text:style-name="T11_167">być</text:span><text:span text:style-name="T11_168"><text:s/></text:span><text:span text:style-name="T11_169">łatwe</text:span><text:span text:style-name="T11_170"><text:s/></text:span><text:span text:style-name="T11_171">i</text:span><text:span text:style-name="T11_172"><text:s/></text:span><text:span text:style-name="T11_173">przyjemne</text:span><text:span text:style-name="T11_174">.<text:s/></text:span><text:span text:style-name="T11_175">Zaś</text:span><text:span text:style-name="T11_176"><text:s/></text:span><text:span text:style-name="T11_177">kiedy</text:span><text:span text:style-name="T11_178"><text:s/></text:span><text:span text:style-name="T11_179">kolejne</text:span><text:span text:style-name="T11_180"><text:s/></text:span><text:span text:style-name="T11_181">próby</text:span><text:span text:style-name="T11_182"><text:s/></text:span><text:span text:style-name="T11_183">rysowania</text:span><text:span text:style-name="T11_184"><text:s/></text:span><text:span text:style-name="T11_185">klaczek</text:span><text:span text:style-name="T11_186"><text:s/></text:span><text:span text:style-name="T11_187">z</text:span><text:span text:style-name="T11_188"><text:s/></text:span><text:span text:style-name="T11_189">MLP</text:span><text:span text:style-name="T11_190"><text:s/></text:span><text:span text:style-name="T11_191">owocują</text:span><text:span text:style-name="T11_192"><text:s/></text:span><text:span text:style-name="T11_193">czymś</text:span><text:span text:style-name="T11_194">,<text:s/></text:span><text:span text:style-name="T11_195">czemu</text:span><text:span text:style-name="T11_196"><text:s/></text:span><text:span text:style-name="T11_197">bliżej</text:span><text:span text:style-name="T11_198"><text:s/></text:span><text:span text:style-name="T11_199">do</text:span><text:span text:style-name="T11_200"><text:s/></text:span><text:span text:style-name="T11_201">kartofla</text:span><text:span text:style-name="T11_202"><text:s/></text:span><text:span text:style-name="T11_203">niż</text:span><text:span text:style-name="T11_204"><text:s/></text:span><text:span text:style-name="T11_205">kucyka</text:span><text:span text:style-name="T11_206">,<text:s/></text:span><text:span text:style-name="T11_207">urażona</text:span><text:span text:style-name="T11_208"><text:s/></text:span><text:span text:style-name="T11_209">duma</text:span><text:span text:style-name="T11_210"><text:s/></text:span><text:span text:style-name="T11_211">artysty</text:span><text:span text:style-name="T11_212"><text:s/></text:span><text:span text:style-name="T11_213">każe</text:span><text:span text:style-name="T11_214"><text:s/></text:span><text:span text:style-name="T11_215">rzucić</text:span><text:span text:style-name="T11_216"><text:s/></text:span><text:span text:style-name="T11_217">to</text:span><text:span text:style-name="T11_218"><text:s/></text:span><text:span text:style-name="T11_219">wszystko</text:span><text:span text:style-name="T11_220"><text:s/></text:span><text:span text:style-name="T11_221">i</text:span><text:span text:style-name="T11_222"><text:s/></text:span><text:span text:style-name="T11_223">iść</text:span><text:span text:style-name="T11_224"><text:s/></text:span><text:span text:style-name="T11_225">płakać</text:span><text:span text:style-name="T11_226"><text:s/></text:span><text:span text:style-name="T11_227">w</text:span><text:span text:style-name="T11_228"><text:s/></text:span><text:span text:style-name="T11_229">Internecie</text:span><text:span text:style-name="T11_230">.<text:s/></text:span><text:span text:style-name="T11_231">Na</text:span><text:span text:style-name="T11_232"><text:s/></text:span><text:span text:style-name="T11_233">swej</text:span><text:span text:style-name="T11_234"><text:s/></text:span><text:span text:style-name="T11_235">drodze</text:span><text:span text:style-name="T11_236"><text:s/></text:span><text:span text:style-name="T11_237">spotykam</text:span><text:span text:style-name="T11_238"><text:s/></text:span><text:span text:style-name="T11_239">coraz</text:span><text:span text:style-name="T11_240"><text:s/></text:span><text:span text:style-name="T11_241">mniej</text:span><text:span text:style-name="T11_242"><text:s/></text:span><text:span text:style-name="T11_243">osób</text:span><text:span text:style-name="T11_244">,<text:s/></text:span><text:span text:style-name="T11_245">które</text:span><text:span text:style-name="T11_246"><text:s/></text:span><text:span text:style-name="T11_247">rozumieją</text:span><text:span text:style-name="T11_248">,<text:s/></text:span><text:span text:style-name="T11_249">że</text:span><text:span text:style-name="T11_250"><text:s/></text:span><text:span text:style-name="T11_251">poziom</text:span><text:span text:style-name="T11_252"><text:s/></text:span><text:span text:style-name="T11_253">i</text:span><text:span text:style-name="T11_254"><text:s/></text:span><text:span text:style-name="T11_255">markę</text:span><text:span text:style-name="T11_256"><text:s/></text:span><text:span text:style-name="T11_257">zdobywa</text:span><text:span text:style-name="T11_258"><text:s/></text:span><text:span text:style-name="T11_259">się</text:span><text:span text:style-name="T11_260"><text:s/></text:span><text:span text:style-name="T11_261">poprzez</text:span><text:span text:style-name="T11_262"><text:s/></text:span><text:span text:style-name="T11_263">samodoskonalenie</text:span><text:span text:style-name="T11_264">,<text:s/></text:span><text:span text:style-name="T11_265">co</text:span><text:span text:style-name="T11_266"><text:s/></text:span><text:span text:style-name="T11_267">wiąże</text:span><text:span text:style-name="T11_268"><text:s/></text:span><text:span text:style-name="T11_269">się</text:span><text:span text:style-name="T11_270"><text:s/></text:span><text:span text:style-name="T11_271">z</text:span><text:span text:style-name="T11_272"><text:s/></text:span><text:span text:style-name="T11_273">wysiłkiem</text:span><text:span text:style-name="T11_274"><text:s/></text:span><text:span text:style-name="T11_275">oraz</text:span><text:span text:style-name="T11_276"><text:s/></text:span><text:span text:style-name="T11_277">spędzaniem</text:span><text:span text:style-name="T11_278"><text:s/></text:span><text:span text:style-name="T11_279">nad</text:span><text:span text:style-name="T11_280"><text:s/></text:span><text:span text:style-name="T11_281">czymś</text:span><text:span text:style-name="T11_282"><text:s/></text:span><text:span text:style-name="T11_283">wielu</text:span><text:span text:style-name="T11_284"><text:s/></text:span><text:span text:style-name="T11_285">godzin</text:span><text:span text:style-name="T11_286">.</text:span></text:p>
      <text:p text:style-name="P12"><text:span text:style-name="T12_1">Dlatego</text:span><text:span text:style-name="T12_2"><text:s/></text:span><text:span text:style-name="T12_3">jeśli</text:span><text:span text:style-name="T12_4"><text:s/></text:span><text:span text:style-name="T12_5">chcesz</text:span><text:span text:style-name="T12_6"><text:s/></text:span><text:span text:style-name="T12_7">tworzyć</text:span><text:span text:style-name="T12_8"><text:s/></text:span><text:span text:style-name="T12_9">tylko</text:span><text:span text:style-name="T12_10"><text:s/></text:span><text:span text:style-name="T12_11">dla</text:span><text:span text:style-name="T12_12"><text:s/></text:span><text:span text:style-name="T12_13">oklasków</text:span><text:span text:style-name="T12_14"><text:s/></text:span><text:span text:style-name="T12_15">publiczności</text:span><text:span text:style-name="T12_16">,<text:s/></text:span><text:span text:style-name="T12_17">to</text:span><text:span text:style-name="T12_18"><text:s/></text:span><text:span text:style-name="T12_19">nie</text:span><text:span text:style-name="T12_20"><text:s/></text:span><text:span text:style-name="T12_21">marnuj</text:span><text:span text:style-name="T12_22"><text:s/></text:span><text:span text:style-name="T12_23">swojego</text:span><text:span text:style-name="T12_24"><text:s/></text:span><text:span text:style-name="T12_25">czasu</text:span><text:span text:style-name="T12_26"><text:s/></text:span><text:span text:style-name="T12_27">i</text:span><text:span text:style-name="T12_28"><text:s/></text:span><text:span text:style-name="T12_29">od</text:span><text:span text:style-name="T12_30"><text:s/></text:span><text:span text:style-name="T12_31">razu</text:span><text:span text:style-name="T12_32"><text:s/></text:span><text:span text:style-name="T12_33">sobie</text:span><text:span text:style-name="T12_34"><text:s/></text:span><text:span text:style-name="T12_35">odpuść</text:span><text:span text:style-name="T12_36">.<text:s/></text:span><text:span text:style-name="T12_37">To</text:span><text:span text:style-name="T12_38"><text:s/></text:span><text:span text:style-name="T12_39">trzeba</text:span><text:span text:style-name="T12_40"><text:s/></text:span><text:span text:style-name="T12_41">lubić</text:span><text:span text:style-name="T12_42"><text:s/></text:span><text:span text:style-name="T12_43">i</text:span><text:span text:style-name="T12_44"><text:s/></text:span><text:span text:style-name="T12_45">robić</text:span><text:span text:style-name="T12_46"><text:s/></text:span><text:span text:style-name="T12_47">dla</text:span><text:span text:style-name="T12_48"><text:s/></text:span><text:span text:style-name="T12_49">siebie</text:span><text:span text:style-name="T12_50">.<text:s/></text:span><text:span text:style-name="T12_51">Wiedzieć</text:span><text:span text:style-name="T12_52">,<text:s/></text:span><text:span text:style-name="T12_53">kiedy</text:span><text:span text:style-name="T12_54"><text:s/></text:span><text:span text:style-name="T12_55">zacisnąć</text:span><text:span text:style-name="T12_56"><text:s/></text:span><text:span text:style-name="T12_57">zęby</text:span><text:span text:style-name="T12_58"><text:s/></text:span><text:span text:style-name="T12_59">i</text:span><text:span text:style-name="T12_60"><text:s/></text:span><text:span text:style-name="T12_61">pracować</text:span><text:span text:style-name="T12_62"><text:s/></text:span><text:span text:style-name="T12_63">dalej</text:span><text:span text:style-name="T12_64">,<text:s/></text:span><text:span text:style-name="T12_65">pomimo</text:span><text:span text:style-name="T12_66"><text:s/></text:span><text:span text:style-name="T12_67">różnych</text:span><text:span text:style-name="T12_68"><text:s/></text:span><text:span text:style-name="T12_69">blokad</text:span><text:span text:style-name="T12_70"><text:s/></text:span><text:span text:style-name="T12_71">oraz</text:span><text:span text:style-name="T12_72"><text:s/></text:span><text:span text:style-name="T12_73">zwykłego</text:span><text:span text:style-name="T12_74"><text:s/></text:span><text:span text:style-name="T12_75">lenistwa</text:span><text:span text:style-name="T12_76">.<text:s/></text:span><text:span text:style-name="T12_77">Jeśli</text:span><text:span text:style-name="T12_78"><text:s/></text:span><text:span text:style-name="T12_79">wciąż</text:span><text:span text:style-name="T12_80"><text:s/></text:span><text:span text:style-name="T12_81">chcesz</text:span><text:span text:style-name="T12_82"><text:s/></text:span><text:span text:style-name="T12_83">pisać</text:span><text:span text:style-name="T12_84">/</text:span><text:span text:style-name="T12_85">rysować</text:span><text:span text:style-name="T12_86">/</text:span><text:span text:style-name="T12_87">robić</text:span><text:span text:style-name="T12_88"><text:s/></text:span><text:span text:style-name="T12_89">cokolwiek</text:span><text:span text:style-name="T12_90">,<text:s/></text:span><text:span text:style-name="T12_91">to</text:span><text:span text:style-name="T12_92"><text:s/></text:span><text:span text:style-name="T12_93">przygotuj</text:span><text:span text:style-name="T12_94"><text:s/></text:span><text:span text:style-name="T12_95">sobie</text:span><text:span text:style-name="T12_96"><text:s/></text:span><text:span text:style-name="T12_97">zawczasu</text:span><text:span text:style-name="T12_98"><text:s/></text:span><text:span text:style-name="T12_99">odporność</text:span><text:span text:style-name="T12_100"><text:s/></text:span><text:span text:style-name="T12_101">na</text:span><text:span text:style-name="T12_102"><text:s/></text:span><text:span text:style-name="T12_103">krytykę</text:span><text:span text:style-name="T12_104">,<text:s/></text:span><text:span text:style-name="T12_105">bo</text:span><text:span text:style-name="T12_106"><text:s/></text:span><text:span text:style-name="T12_107">się</text:span><text:span text:style-name="T12_108"><text:s/></text:span><text:span text:style-name="T12_109">z</text:span><text:span text:style-name="T12_110"><text:s/></text:span><text:span text:style-name="T12_111">nią</text:span><text:span text:style-name="T12_112"><text:s/></text:span><text:span text:style-name="T12_113">spotkasz</text:span><text:span text:style-name="T12_114">.<text:s/></text:span><text:span text:style-name="T12_115">Dobra</text:span><text:span text:style-name="T12_116"><text:s/></text:span><text:span text:style-name="T12_117">odporność</text:span><text:span text:style-name="T12_118"><text:s/></text:span><text:span text:style-name="T12_119">na</text:span><text:span text:style-name="T12_120"><text:s/></text:span><text:span text:style-name="T12_121">krytykę</text:span><text:span text:style-name="T12_122"><text:s/></text:span><text:span text:style-name="T12_123">nie</text:span><text:span text:style-name="T12_124"><text:s/></text:span><text:span text:style-name="T12_125">polega</text:span><text:span text:style-name="T12_126"><text:s/></text:span><text:span text:style-name="T12_127">na</text:span><text:span text:style-name="T12_128"><text:s/></text:span><text:span text:style-name="T12_129">olewaniu</text:span><text:span text:style-name="T12_130"><text:s/></text:span><text:span text:style-name="T12_131">jej</text:span><text:span text:style-name="T12_132">,<text:s/></text:span><text:span text:style-name="T12_133">tylko</text:span><text:span text:style-name="T12_134"><text:s/></text:span><text:span text:style-name="T12_135">na</text:span><text:span text:style-name="T12_136"><text:s/></text:span><text:span text:style-name="T12_137">umiejętności</text:span><text:span text:style-name="T12_138"><text:s/></text:span><text:span text:style-name="T12_139">szczerego</text:span><text:span text:style-name="T12_140"><text:s/></text:span><text:span text:style-name="T12_141">odpowiadania</text:span><text:span text:style-name="T12_142"><text:s/></text:span><text:span text:style-name="T12_143">sobie</text:span><text:span text:style-name="T12_144"><text:s/></text:span><text:span text:style-name="T12_145">na</text:span><text:span text:style-name="T12_146"><text:s/></text:span><text:span text:style-name="T12_147">pytanie</text:span><text:span text:style-name="T12_148"><text:s/>“</text:span><text:span text:style-name="T12_149">A</text:span><text:span text:style-name="T12_150"><text:s/></text:span><text:span text:style-name="T12_151">co</text:span><text:span text:style-name="T12_152"><text:s/></text:span><text:span text:style-name="T12_153">jeśli</text:span><text:span text:style-name="T12_154"><text:s/></text:span><text:span text:style-name="T12_155">ten</text:span><text:span text:style-name="T12_156"><text:s/></text:span><text:span text:style-name="T12_157">gość</text:span><text:span text:style-name="T12_158"><text:s/></text:span><text:span text:style-name="T12_159">ma</text:span><text:span text:style-name="T12_160"><text:s/></text:span><text:span text:style-name="T12_161">rację</text:span><text:span text:style-name="T12_162">?”.<text:s/></text:span><text:span text:style-name="T12_163">Mierz</text:span><text:span text:style-name="T12_164"><text:s/></text:span><text:span text:style-name="T12_165">też</text:span><text:span text:style-name="T12_166"><text:s/></text:span><text:span text:style-name="T12_167">siły</text:span><text:span text:style-name="T12_168"><text:s/></text:span><text:span text:style-name="T12_169">na</text:span><text:span text:style-name="T12_170"><text:s/></text:span><text:span text:style-name="T12_171">zamiary</text:span><text:span text:style-name="T12_172"><text:s/></text:span><text:span text:style-name="T12_173">i</text:span><text:span text:style-name="T12_174"><text:s/></text:span><text:span text:style-name="T12_175">słuchaj</text:span><text:span text:style-name="T12_176"><text:s/></text:span><text:span text:style-name="T12_177">tego</text:span><text:span text:style-name="T12_178">,<text:s/></text:span><text:span text:style-name="T12_179">co</text:span><text:span text:style-name="T12_180"><text:s/></text:span><text:span text:style-name="T12_181">mają</text:span><text:span text:style-name="T12_182"><text:s/></text:span><text:span text:style-name="T12_183">do</text:span><text:span text:style-name="T12_184"><text:s/></text:span><text:span text:style-name="T12_185">powiedzenia</text:span><text:span text:style-name="T12_186"><text:s/></text:span><text:span text:style-name="T12_187">ci</text:span><text:span text:style-name="T12_188"><text:s/></text:span><text:span text:style-name="T12_189">bardziej</text:span><text:span text:style-name="T12_190"><text:s/></text:span><text:span text:style-name="T12_191">doświadczeni</text:span><text:span text:style-name="T12_192">.<text:s/></text:span><text:span text:style-name="T12_193">Niektórzy</text:span><text:span text:style-name="T12_194"><text:s/></text:span><text:span text:style-name="T12_195">naprawdę</text:span><text:span text:style-name="T12_196"><text:s/></text:span><text:span text:style-name="T12_197">jedynie</text:span><text:span text:style-name="T12_198"><text:s/></text:span><text:span text:style-name="T12_199">chcą</text:span><text:span text:style-name="T12_200"><text:s/></text:span><text:span text:style-name="T12_201">ci</text:span><text:span text:style-name="T12_202"><text:s/></text:span><text:span text:style-name="T12_203">pomóc</text:span><text:span text:style-name="T12_204">.</text:span></text:p>
      <text:p text:style-name="P13"><text:span text:style-name="T13_1">A</text:span><text:span text:style-name="T13_2"><text:s/></text:span><text:span text:style-name="T13_3">gdzie</text:span><text:span text:style-name="T13_4"><text:s/></text:span><text:span text:style-name="T13_5">w</text:span><text:span text:style-name="T13_6"><text:s/></text:span><text:span text:style-name="T13_7">tym</text:span><text:span text:style-name="T13_8"><text:s/></text:span><text:span text:style-name="T13_9">wszystkim</text:span><text:span text:style-name="T13_10"><text:s/></text:span><text:span text:style-name="T13_11">są</text:span><text:span text:style-name="T13_12"><text:s/></text:span><text:span text:style-name="T13_13">kucyki</text:span><text:span text:style-name="T13_14">?<text:s/></text:span><text:span text:style-name="T13_15">No</text:span><text:span text:style-name="T13_16"><text:s/></text:span><text:span text:style-name="T13_17">cóż</text:span><text:span text:style-name="T13_18">,<text:s/></text:span><text:span text:style-name="T13_19">przejadły</text:span><text:span text:style-name="T13_20"><text:s/></text:span><text:span text:style-name="T13_21">się</text:span><text:span text:style-name="T13_22"><text:s/></text:span><text:span text:style-name="T13_23">już</text:span><text:span text:style-name="T13_24"><text:s/></text:span><text:span text:style-name="T13_25">dawno</text:span><text:span text:style-name="T13_26">.<text:s/></text:span><text:span text:style-name="T13_27">Powiedziano</text:span><text:span text:style-name="T13_28"><text:s/></text:span><text:span text:style-name="T13_29">już</text:span><text:span text:style-name="T13_30"><text:s/></text:span><text:span text:style-name="T13_31">chyba</text:span><text:span text:style-name="T13_32"><text:s/></text:span><text:span text:style-name="T13_33">o</text:span><text:span text:style-name="T13_34"><text:s/></text:span><text:span text:style-name="T13_35">nich</text:span><text:span text:style-name="T13_36"><text:s/></text:span><text:span text:style-name="T13_37">wszystko</text:span><text:span text:style-name="T13_38">,<text:s/></text:span><text:span text:style-name="T13_39">co</text:span><text:span text:style-name="T13_40"><text:s/></text:span><text:span text:style-name="T13_41">było</text:span><text:span text:style-name="T13_42"><text:s/></text:span><text:span text:style-name="T13_43">do</text:span><text:span text:style-name="T13_44"><text:s/></text:span><text:span text:style-name="T13_45">powiedzenia</text:span><text:span text:style-name="T13_46">.<text:s/></text:span><text:span text:style-name="T13_47">Obecnie</text:span><text:span text:style-name="T13_48"><text:s/></text:span><text:span text:style-name="T13_49">fandom</text:span><text:span text:style-name="T13_50"><text:s/></text:span><text:span text:style-name="T13_51">kręci</text:span><text:span text:style-name="T13_52"><text:s/></text:span><text:span text:style-name="T13_53">się</text:span><text:span text:style-name="T13_54"><text:s/></text:span><text:span text:style-name="T13_55">wokół</text:span><text:span text:style-name="T13_56"><text:s/></text:span><text:span text:style-name="T13_57">własnej</text:span><text:span text:style-name="T13_58"><text:s/></text:span><text:span text:style-name="T13_59">twórczości</text:span><text:span text:style-name="T13_60"><text:s/></text:span><text:span text:style-name="T13_61">i</text:span><text:span text:style-name="T13_62"><text:s/></text:span><text:span text:style-name="T13_63">nowych</text:span><text:span text:style-name="T13_64"><text:s/></text:span><text:span text:style-name="T13_65">sezonów</text:span><text:span text:style-name="T13_66">.<text:s/></text:span><text:span text:style-name="T13_67">Nikt</text:span><text:span text:style-name="T13_68"><text:s/></text:span><text:span text:style-name="T13_69">nie</text:span><text:span text:style-name="T13_70"><text:s/></text:span><text:span text:style-name="T13_71">sili</text:span><text:span text:style-name="T13_72"><text:s/></text:span><text:span text:style-name="T13_73">się</text:span><text:span text:style-name="T13_74"><text:s/></text:span><text:span text:style-name="T13_75">na</text:span><text:span text:style-name="T13_76"><text:s/></text:span><text:span text:style-name="T13_77">rozkminy</text:span><text:span text:style-name="T13_78"><text:s/></text:span><text:span text:style-name="T13_79">typu</text:span><text:span text:style-name="T13_80"><text:s/>“</text:span><text:span text:style-name="T13_81">Jaki</text:span><text:span text:style-name="T13_82"><text:s/></text:span><text:span text:style-name="T13_83">charakter</text:span><text:span text:style-name="T13_84"><text:s/></text:span><text:span text:style-name="T13_85">ma</text:span><text:span text:style-name="T13_86"><text:s/></text:span><text:span text:style-name="T13_87">Twilight</text:span><text:span text:style-name="T13_88">”<text:s/></text:span><text:span text:style-name="T13_89">czy</text:span><text:span text:style-name="T13_90"><text:s/>“</text:span><text:span text:style-name="T13_91">Kto</text:span><text:span text:style-name="T13_92"><text:s/></text:span><text:span text:style-name="T13_93">jest</text:span><text:span text:style-name="T13_94"><text:s/></text:span><text:span text:style-name="T13_95">najlepszy</text:span><text:span text:style-name="T13_96"><text:s/></text:span><text:span text:style-name="T13_97">z</text:span><text:span text:style-name="T13_98"><text:s/></text:span><text:span text:style-name="T13_99">Mane</text:span><text:span text:style-name="T13_100"><text:s/></text:span><text:span text:style-name="T13_101">Six</text:span><text:span text:style-name="T13_102"><text:s/></text:span><text:span text:style-name="T13_103">i</text:span><text:span text:style-name="T13_104"><text:s/></text:span><text:span text:style-name="T13_105">dlaczego</text:span><text:span text:style-name="T13_106"><text:s/></text:span><text:span text:style-name="T13_107">Rarity</text:span><text:span text:style-name="T13_108">”.<text:s/></text:span><text:span text:style-name="T13_109">Osoby</text:span><text:span text:style-name="T13_110"><text:s/></text:span><text:span text:style-name="T13_111">z</text:span><text:span text:style-name="T13_112"><text:s/></text:span><text:span text:style-name="T13_113">dłuższym</text:span><text:span text:style-name="T13_114"><text:s/></text:span><text:span text:style-name="T13_115">kucykowym</text:span><text:span text:style-name="T13_116"><text:s/></text:span><text:span text:style-name="T13_117">stażem</text:span><text:span text:style-name="T13_118"><text:s/></text:span><text:span text:style-name="T13_119">praktycznie</text:span><text:span text:style-name="T13_120"><text:s/></text:span><text:span text:style-name="T13_121">nie</text:span><text:span text:style-name="T13_122"><text:s/></text:span><text:span text:style-name="T13_123">rozmawiają</text:span><text:span text:style-name="T13_124"><text:s/></text:span><text:span text:style-name="T13_125">na</text:span><text:span text:style-name="T13_126"><text:s/></text:span><text:span text:style-name="T13_127">temat</text:span><text:span text:style-name="T13_128"><text:s/></text:span><text:span text:style-name="T13_129">serialu</text:span><text:span text:style-name="T13_130">,<text:s/></text:span><text:span text:style-name="T13_131">ponieważ</text:span><text:span text:style-name="T13_132"><text:s/></text:span><text:span text:style-name="T13_133">fandom</text:span><text:span text:style-name="T13_134"><text:s/></text:span><text:span text:style-name="T13_135">stał</text:span><text:span text:style-name="T13_136"><text:s/></text:span><text:span text:style-name="T13_137">się</text:span><text:span text:style-name="T13_138"><text:s/></text:span><text:span text:style-name="T13_139">dla</text:span><text:span text:style-name="T13_140"><text:s/></text:span><text:span text:style-name="T13_141">nich</text:span><text:span text:style-name="T13_142"><text:s/></text:span><text:span text:style-name="T13_143">miejscem</text:span><text:span text:style-name="T13_144">,<text:s/></text:span><text:span text:style-name="T13_145">gdzie</text:span><text:span text:style-name="T13_146"><text:s/></text:span><text:span text:style-name="T13_147">poznali</text:span><text:span text:style-name="T13_148"><text:s/></text:span><text:span text:style-name="T13_149">grupę</text:span><text:span text:style-name="T13_150"><text:s/></text:span><text:span text:style-name="T13_151">znajomych</text:span><text:span text:style-name="T13_152">.<text:s/></text:span><text:span text:style-name="T13_153">A</text:span><text:span text:style-name="T13_154"><text:s/></text:span><text:span text:style-name="T13_155">że</text:span><text:span text:style-name="T13_156"><text:s/></text:span><text:span text:style-name="T13_157">do</text:span><text:span text:style-name="T13_158"><text:s/></text:span><text:span text:style-name="T13_159">posiadania</text:span><text:span text:style-name="T13_160"><text:s/></text:span><text:span text:style-name="T13_161">kolegów</text:span><text:span text:style-name="T13_162"><text:s/></text:span><text:span text:style-name="T13_163">kucyki</text:span><text:span text:style-name="T13_164"><text:s/></text:span><text:span text:style-name="T13_165">są</text:span><text:span text:style-name="T13_166"><text:s/></text:span><text:span text:style-name="T13_167">zbędne</text:span><text:span text:style-name="T13_168">…</text:span></text:p>
      <text:p text:style-name="P14"><text:span text:style-name="T14_1">Zmieniają</text:span><text:span text:style-name="T14_2"><text:s/></text:span><text:span text:style-name="T14_3">się</text:span><text:span text:style-name="T14_4"><text:s/></text:span><text:span text:style-name="T14_5">też</text:span><text:span text:style-name="T14_6"><text:s/></text:span><text:span text:style-name="T14_7">gadżety</text:span><text:span text:style-name="T14_8"><text:s/></text:span><text:span text:style-name="T14_9">oraz</text:span><text:span text:style-name="T14_10"><text:s/></text:span><text:span text:style-name="T14_11">to</text:span><text:span text:style-name="T14_12">,<text:s/></text:span><text:span text:style-name="T14_13">co</text:span><text:span text:style-name="T14_14"><text:s/></text:span><text:span text:style-name="T14_15">gromadzą</text:span><text:span text:style-name="T14_16"><text:s/></text:span><text:span text:style-name="T14_17">bronies</text:span><text:span text:style-name="T14_18">.<text:s/></text:span><text:span text:style-name="T14_19">Kiedyś</text:span><text:span text:style-name="T14_20"><text:s/></text:span><text:span text:style-name="T14_21">zabawki</text:span><text:span text:style-name="T14_22"><text:s/></text:span><text:span text:style-name="T14_23">od</text:span><text:span text:style-name="T14_24"><text:s/></text:span><text:span text:style-name="T14_25">Hasbro</text:span><text:span text:style-name="T14_26"><text:s/></text:span><text:span text:style-name="T14_27">były</text:span><text:span text:style-name="T14_28"><text:s/></text:span><text:span text:style-name="T14_29">gorsze</text:span><text:span text:style-name="T14_30"><text:s/></text:span><text:span text:style-name="T14_31">i</text:span><text:span text:style-name="T14_32"><text:s/></text:span><text:span text:style-name="T14_33">często</text:span><text:span text:style-name="T14_34"><text:s/></text:span><text:span text:style-name="T14_35">nie</text:span><text:span text:style-name="T14_36"><text:s/></text:span><text:span text:style-name="T14_37">dało</text:span><text:span text:style-name="T14_38"><text:s/></text:span><text:span text:style-name="T14_39">się</text:span><text:span text:style-name="T14_40"><text:s/></text:span><text:span text:style-name="T14_41">znaleźć</text:span><text:span text:style-name="T14_42"><text:s/></text:span><text:span text:style-name="T14_43">czegoś</text:span><text:span text:style-name="T14_44"><text:s/></text:span><text:span text:style-name="T14_45">przyzwoitego</text:span><text:span text:style-name="T14_46">.<text:s/></text:span><text:span text:style-name="T14_47">Swego</text:span><text:span text:style-name="T14_48"><text:s/></text:span><text:span text:style-name="T14_49">czasu</text:span><text:span text:style-name="T14_50"><text:s/></text:span><text:span text:style-name="T14_51">za</text:span><text:span text:style-name="T14_52"><text:s/></text:span><text:span text:style-name="T14_53">najlepsze</text:span><text:span text:style-name="T14_54"><text:s/></text:span><text:span text:style-name="T14_55">uznałabym</text:span><text:span text:style-name="T14_56"><text:s/></text:span><text:span text:style-name="T14_57">blind</text:span><text:span text:style-name="T14_58"><text:s/></text:span><text:span text:style-name="T14_59">bagi</text:span><text:span text:style-name="T14_60">,<text:s/></text:span><text:span text:style-name="T14_61">których</text:span><text:span text:style-name="T14_62"><text:s/></text:span><text:span text:style-name="T14_63">już</text:span><text:span text:style-name="T14_64"><text:s/></text:span><text:span text:style-name="T14_65">chyba</text:span><text:span text:style-name="T14_66"><text:s/></text:span><text:span text:style-name="T14_67">nikt</text:span><text:span text:style-name="T14_68"><text:s/></text:span><text:span text:style-name="T14_69">nie</text:span><text:span text:style-name="T14_70"><text:s/></text:span><text:span text:style-name="T14_71">zbiera</text:span><text:span text:style-name="T14_72">.<text:s/></text:span><text:span text:style-name="T14_73">Niestaranne</text:span><text:span text:style-name="T14_74"><text:s/></text:span><text:span text:style-name="T14_75">wykonanie</text:span><text:span text:style-name="T14_76">,<text:s/></text:span><text:span text:style-name="T14_77">kuce</text:span><text:span text:style-name="T14_78"><text:s/></text:span><text:span text:style-name="T14_79">nieprzypominające</text:span><text:span text:style-name="T14_80"><text:s/></text:span><text:span text:style-name="T14_81">serialowych</text:span><text:span text:style-name="T14_82"><text:s/></text:span><text:span text:style-name="T14_83">odpowiedników</text:span><text:span text:style-name="T14_84"><text:s/></text:span><text:span text:style-name="T14_85">czy</text:span><text:span text:style-name="T14_86"><text:s/></text:span><text:span text:style-name="T14_87">zwyczajnie</text:span><text:span text:style-name="T14_88"><text:s/></text:span><text:span text:style-name="T14_89">za</text:span><text:span text:style-name="T14_90"><text:s/></text:span><text:span text:style-name="T14_91">mały</text:span><text:span text:style-name="T14_92"><text:s/></text:span><text:span text:style-name="T14_93">wybór</text:span><text:span text:style-name="T14_94"><text:s/>–<text:s/></text:span><text:span text:style-name="T14_95">oto</text:span><text:span text:style-name="T14_96"><text:s/></text:span><text:span text:style-name="T14_97">problemy</text:span><text:span text:style-name="T14_98">,<text:s/></text:span><text:span text:style-name="T14_99">z</text:span><text:span text:style-name="T14_100"><text:s/></text:span><text:span text:style-name="T14_101">jakimi</text:span><text:span text:style-name="T14_102"><text:s/></text:span><text:span text:style-name="T14_103">borykał</text:span><text:span text:style-name="T14_104"><text:s/></text:span><text:span text:style-name="T14_105">się</text:span><text:span text:style-name="T14_106"><text:s/></text:span><text:span text:style-name="T14_107">przeciętny</text:span><text:span text:style-name="T14_108"><text:s/></text:span><text:span text:style-name="T14_109">brony</text:span><text:span text:style-name="T14_110">.<text:s/></text:span><text:span text:style-name="T14_111">Za</text:span><text:span text:style-name="T14_112"><text:s/></text:span><text:span text:style-name="T14_113">przykład</text:span><text:span text:style-name="T14_114"><text:s/></text:span><text:span text:style-name="T14_115">podam</text:span><text:span text:style-name="T14_116"><text:s/></text:span><text:span text:style-name="T14_117">pluszaki</text:span><text:span text:style-name="T14_118"><text:s/></text:span><text:span text:style-name="T14_119">sygnowane</text:span><text:span text:style-name="T14_120"><text:s/></text:span><text:span text:style-name="T14_121">marką</text:span><text:span text:style-name="T14_122"><text:s/></text:span><text:span text:style-name="T14_123">Hasbro</text:span><text:span text:style-name="T14_124">.<text:s/></text:span><text:span text:style-name="T14_125">Jeszcze</text:span><text:span text:style-name="T14_126"><text:s/></text:span><text:span text:style-name="T14_127">parę</text:span><text:span text:style-name="T14_128"><text:s/></text:span><text:span text:style-name="T14_129">lat</text:span><text:span text:style-name="T14_130"><text:s/></text:span><text:span text:style-name="T14_131">temu</text:span><text:span text:style-name="T14_132"><text:s/></text:span><text:span text:style-name="T14_133">wszystkie</text:span><text:span text:style-name="T14_134"><text:s/></text:span><text:span text:style-name="T14_135">bardziej</text:span><text:span text:style-name="T14_136"><text:s/></text:span><text:span text:style-name="T14_137">przypominały</text:span><text:span text:style-name="T14_138"><text:s/></text:span><text:span text:style-name="T14_139">mopy</text:span><text:span text:style-name="T14_140"><text:s/></text:span><text:span text:style-name="T14_141">z</text:span><text:span text:style-name="T14_142"><text:s/></text:span><text:span text:style-name="T14_143">Czarnobyla</text:span><text:span text:style-name="T14_144"><text:s/></text:span><text:span text:style-name="T14_145">niż</text:span><text:span text:style-name="T14_146"><text:s/></text:span><text:span text:style-name="T14_147">kuce</text:span><text:span text:style-name="T14_148">.<text:s/></text:span><text:span text:style-name="T14_149">Teraz</text:span><text:span text:style-name="T14_150"><text:s/></text:span><text:span text:style-name="T14_151">są</text:span><text:span text:style-name="T14_152"><text:s/></text:span><text:span text:style-name="T14_153">kuce</text:span><text:span text:style-name="T14_154"><text:s/></text:span><text:span text:style-name="T14_155">od</text:span><text:span text:style-name="T14_156"><text:s/></text:span><text:span text:style-name="T14_157">Nici</text:span><text:span text:style-name="T14_158"><text:s/></text:span><text:span text:style-name="T14_159">czy</text:span><text:span text:style-name="T14_160"><text:s/></text:span><text:span text:style-name="T14_161">nawet</text:span><text:span text:style-name="T14_162"><text:s/></text:span><text:span text:style-name="T14_163">jakieś</text:span><text:span text:style-name="T14_164"><text:s/></text:span><text:span text:style-name="T14_165">biedronkowe</text:span><text:span text:style-name="T14_166"><text:s/></text:span><text:span text:style-name="T14_167">twory</text:span><text:span text:style-name="T14_168">,<text:s/></text:span><text:span text:style-name="T14_169">które</text:span><text:span text:style-name="T14_170"><text:s/></text:span><text:span text:style-name="T14_171">wyglądają</text:span><text:span text:style-name="T14_172"><text:s/></text:span><text:span text:style-name="T14_173">nieźle</text:span><text:span text:style-name="T14_174">.<text:s/></text:span><text:span text:style-name="T14_175">Są</text:span><text:span text:style-name="T14_176"><text:s/></text:span><text:span text:style-name="T14_177">kuce</text:span><text:span text:style-name="T14_178"><text:s/></text:span><text:span text:style-name="T14_179">od</text:span><text:span text:style-name="T14_180"><text:s/></text:span><text:span text:style-name="T14_181">Funko</text:span><text:span text:style-name="T14_182">,<text:s/></text:span><text:span text:style-name="T14_183">ostatnio</text:span><text:span text:style-name="T14_184"><text:s/></text:span><text:span text:style-name="T14_185">pojawiła</text:span><text:span text:style-name="T14_186"><text:s/></text:span><text:span text:style-name="T14_187">się</text:span><text:span text:style-name="T14_188"><text:s/></text:span><text:span text:style-name="T14_189">seria</text:span><text:span text:style-name="T14_190"><text:s/></text:span><text:span text:style-name="T14_191">zabawek</text:span><text:span text:style-name="T14_192"><text:s/></text:span><text:span text:style-name="T14_193">Guardians</text:span><text:span text:style-name="T14_194"><text:s/></text:span><text:span text:style-name="T14_195">of</text:span><text:span text:style-name="T14_196"><text:s/></text:span><text:span text:style-name="T14_197">Harmony</text:span><text:span text:style-name="T14_198"><text:s/>–<text:s/></text:span><text:span text:style-name="T14_199">fakt</text:span><text:span text:style-name="T14_200">,<text:s/></text:span><text:span text:style-name="T14_201">to</text:span><text:span text:style-name="T14_202"><text:s/></text:span><text:span text:style-name="T14_203">Ameryka</text:span><text:span text:style-name="T14_204">,<text:s/></text:span><text:span text:style-name="T14_205">ale</text:span><text:span text:style-name="T14_206"><text:s/></text:span><text:span text:style-name="T14_207">u</text:span><text:span text:style-name="T14_208"><text:s/></text:span><text:span text:style-name="T14_209">nas</text:span><text:span text:style-name="T14_210"><text:s/></text:span><text:span text:style-name="T14_211">za</text:span><text:span text:style-name="T14_212"><text:s/></text:span><text:span text:style-name="T14_213">to</text:span><text:span text:style-name="T14_214"><text:s/></text:span><text:span text:style-name="T14_215">wyszły</text:span><text:span text:style-name="T14_216"><text:s/></text:span><text:span text:style-name="T14_217">komiksy</text:span><text:span text:style-name="T14_218"><text:s/></text:span><text:span text:style-name="T14_219">od</text:span><text:span text:style-name="T14_220"><text:s/></text:span><text:span text:style-name="T14_221">Egmontu</text:span><text:span text:style-name="T14_222">.<text:s/></text:span><text:span text:style-name="T14_223">Na</text:span><text:span text:style-name="T14_224"><text:s/></text:span><text:span text:style-name="T14_225">dodatek</text:span><text:span text:style-name="T14_226"><text:s/></text:span><text:span text:style-name="T14_227">taniej</text:span><text:span text:style-name="T14_228"><text:s/></text:span><text:span text:style-name="T14_229">niż</text:span><text:span text:style-name="T14_230"><text:s/></text:span><text:span text:style-name="T14_231">w</text:span><text:span text:style-name="T14_232"><text:s/></text:span><text:span text:style-name="T14_233">Stanach</text:span><text:span text:style-name="T14_234">!<text:s/></text:span><text:span text:style-name="T14_235">Mimo</text:span><text:span text:style-name="T14_236"><text:s/></text:span><text:span text:style-name="T14_237">wszystko</text:span><text:span text:style-name="T14_238"><text:s/></text:span><text:span text:style-name="T14_239">bronies</text:span><text:span text:style-name="T14_240"><text:s/></text:span><text:span text:style-name="T14_241">wolą</text:span><text:span text:style-name="T14_242"><text:s/></text:span><text:span text:style-name="T14_243">produkty</text:span><text:span text:style-name="T14_244"><text:s/></text:span><text:span text:style-name="T14_245">tworzone</text:span><text:span text:style-name="T14_246"><text:s/></text:span><text:span text:style-name="T14_247">przez</text:span><text:span text:style-name="T14_248"><text:s/></text:span><text:span text:style-name="T14_249">innych</text:span><text:span text:style-name="T14_250"><text:s/></text:span><text:span text:style-name="T14_251">fanów</text:span><text:span text:style-name="T14_252">,<text:s/></text:span><text:span text:style-name="T14_253">które</text:span><text:span text:style-name="T14_254"><text:s/></text:span><text:span text:style-name="T14_255">na</text:span><text:span text:style-name="T14_256"><text:s/></text:span><text:span text:style-name="T14_257">ogół</text:span><text:span text:style-name="T14_258"><text:s/></text:span><text:span text:style-name="T14_259">mają</text:span><text:span text:style-name="T14_260"><text:s/></text:span><text:span text:style-name="T14_261">lepszą</text:span><text:span text:style-name="T14_262"><text:s/></text:span><text:span text:style-name="T14_263">jakość</text:span><text:span text:style-name="T14_264"><text:s/></text:span><text:span text:style-name="T14_265">i</text:span><text:span text:style-name="T14_266"><text:s/></text:span><text:span text:style-name="T14_267">bogatszy</text:span><text:span text:style-name="T14_268"><text:s/></text:span><text:span text:style-name="T14_269">asortyment</text:span><text:span text:style-name="T14_270">.</text:span></text:p>
      <text:p text:style-name="P15"><text:span text:style-name="T15_1">Cóż</text:span><text:span text:style-name="T15_2">,<text:s/></text:span><text:span text:style-name="T15_3">świat</text:span><text:span text:style-name="T15_4"><text:s/></text:span><text:span text:style-name="T15_5">się</text:span><text:span text:style-name="T15_6"><text:s/></text:span><text:span text:style-name="T15_7">zmienia</text:span><text:span text:style-name="T15_8">,<text:s/></text:span><text:span text:style-name="T15_9">fandom</text:span><text:span text:style-name="T15_10"><text:s/></text:span><text:span text:style-name="T15_11">się</text:span><text:span text:style-name="T15_12"><text:s/></text:span><text:span text:style-name="T15_13">zmienia</text:span><text:span text:style-name="T15_14">.<text:s/></text:span><text:span text:style-name="T15_15">I</text:span><text:span text:style-name="T15_16"><text:s/></text:span><text:span text:style-name="T15_17">choć</text:span><text:span text:style-name="T15_18"><text:s/></text:span><text:span text:style-name="T15_19">jest</text:span><text:span text:style-name="T15_20"><text:s/></text:span><text:span text:style-name="T15_21">to</text:span><text:span text:style-name="T15_22"><text:s/></text:span><text:span text:style-name="T15_23">inne</text:span><text:span text:style-name="T15_24"><text:s/></text:span><text:span text:style-name="T15_25">miejsce</text:span><text:span text:style-name="T15_26"><text:s/></text:span><text:span text:style-name="T15_27">od</text:span><text:span text:style-name="T15_28"><text:s/></text:span><text:span text:style-name="T15_29">tego</text:span><text:span text:style-name="T15_30">,<text:s/></text:span><text:span text:style-name="T15_31">do</text:span><text:span text:style-name="T15_32"><text:s/></text:span><text:span text:style-name="T15_33">którego</text:span><text:span text:style-name="T15_34"><text:s/></text:span><text:span text:style-name="T15_35">przybyłam</text:span><text:span text:style-name="T15_36"><text:s/></text:span><text:span text:style-name="T15_37">trzy</text:span><text:span text:style-name="T15_38"><text:s/></text:span><text:span text:style-name="T15_39">lata</text:span><text:span text:style-name="T15_40"><text:s/></text:span><text:span text:style-name="T15_41">temu</text:span><text:span text:style-name="T15_42">,<text:s/></text:span><text:span text:style-name="T15_43">to</text:span><text:span text:style-name="T15_44"><text:s/></text:span><text:span text:style-name="T15_45">chyba</text:span><text:span text:style-name="T15_46"><text:s/></text:span><text:span text:style-name="T15_47">tu</text:span><text:span text:style-name="T15_48"><text:s/></text:span><text:span text:style-name="T15_49">jeszcze</text:span><text:span text:style-name="T15_50"><text:s/></text:span><text:span text:style-name="T15_51">trochę</text:span><text:span text:style-name="T15_52"><text:s/></text:span><text:span text:style-name="T15_53">zostanę</text:span><text:span text:style-name="T15_54">.<text:s/></text:span><text:span text:style-name="T15_55">Może</text:span><text:span text:style-name="T15_56"><text:s/></text:span><text:span text:style-name="T15_57">i</text:span><text:span text:style-name="T15_58"><text:s/></text:span><text:span text:style-name="T15_59">serial</text:span><text:span text:style-name="T15_60"><text:s/></text:span><text:span text:style-name="T15_61">oglądam</text:span><text:span text:style-name="T15_62"><text:s/></text:span><text:span text:style-name="T15_63">bardziej</text:span><text:span text:style-name="T15_64"><text:s/></text:span><text:span text:style-name="T15_65">z</text:span><text:span text:style-name="T15_66"><text:s/></text:span><text:span text:style-name="T15_67">poczucia</text:span><text:span text:style-name="T15_68"><text:s/></text:span><text:span text:style-name="T15_69">obowiązku</text:span><text:span text:style-name="T15_70">,<text:s/></text:span><text:span text:style-name="T15_71">a</text:span><text:span text:style-name="T15_72"><text:s/></text:span><text:span text:style-name="T15_73">zachowania</text:span><text:span text:style-name="T15_74"><text:s/></text:span><text:span text:style-name="T15_75">wielu</text:span><text:span text:style-name="T15_76"><text:s/></text:span><text:span text:style-name="T15_77">ludzi</text:span><text:span text:style-name="T15_78"><text:s/></text:span><text:span text:style-name="T15_79">porównałabym</text:span><text:span text:style-name="T15_80"><text:s/></text:span><text:span text:style-name="T15_81">do</text:span><text:span text:style-name="T15_82"><text:s/></text:span><text:span text:style-name="T15_83">raka</text:span><text:span text:style-name="T15_84">,<text:s/></text:span><text:span text:style-name="T15_85">to</text:span><text:span text:style-name="T15_86"><text:s/></text:span><text:span text:style-name="T15_87">mimo</text:span><text:span text:style-name="T15_88"><text:s/></text:span><text:span text:style-name="T15_89">wszystko</text:span><text:span text:style-name="T15_90"><text:s/></text:span><text:span text:style-name="T15_91">coś</text:span><text:span text:style-name="T15_92"><text:s/></text:span><text:span text:style-name="T15_93">tu</text:span><text:span text:style-name="T15_94"><text:s/></text:span><text:span text:style-name="T15_95">mnie</text:span><text:span text:style-name="T15_96"><text:s/></text:span><text:span text:style-name="T15_97">trzyma</text:span><text:span text:style-name="T15_98">.<text:s/></text:span><text:span text:style-name="T15_99">Sentyment</text:span><text:span text:style-name="T15_100">,<text:s/></text:span><text:span text:style-name="T15_101">znajomi</text:span><text:span text:style-name="T15_102"><text:s/></text:span><text:span text:style-name="T15_103">oraz</text:span><text:span text:style-name="T15_104"><text:s/></text:span><text:span text:style-name="T15_105">twórczość</text:span><text:span text:style-name="T15_106"><text:s/></text:span><text:span text:style-name="T15_107">fanowska</text:span><text:span text:style-name="T15_108">.<text:s/></text:span><text:span text:style-name="T15_109">Przydałoby</text:span><text:span text:style-name="T15_110"><text:s/></text:span><text:span text:style-name="T15_111">się</text:span><text:span text:style-name="T15_112"><text:s/></text:span><text:span text:style-name="T15_113">również</text:span><text:span text:style-name="T15_114"><text:s/></text:span><text:span text:style-name="T15_115">kiedyś</text:span><text:span text:style-name="T15_116"><text:s/></text:span><text:span text:style-name="T15_117">dokończyć</text:span><text:span text:style-name="T15_118"><text:s/></text:span><text:span text:style-name="T15_119">tego</text:span><text:span text:style-name="T15_120"><text:s/></text:span><text:span text:style-name="T15_121">pierwszego</text:span><text:span text:style-name="T15_122"><text:s/></text:span><text:span text:style-name="T15_123">fanfika</text:span><text:span text:style-name="T15_124">,<text:s/></text:span><text:span text:style-name="T15_125">prawda</text:span><text:span text:style-name="T15_126">?</text:span></text:p>
      <text:p text:style-name="P16"/>
      <text:p text:style-name="P17"><text:span text:style-name="T17_1">Obrazki</text:span><text:span text:style-name="T17_2">:</text:span></text:p>
      <text:p text:style-name="P18"><text:span text:style-name="T18_1"><text:a xlink:type="simple" xlink:href="http://vavacung.deviantart.com/art/Reward-Battle-Between-Bat-X-Bug-628573357"><text:span text:style-name="T18_2">http</text:span></text:a></text:span><text:span text:style-name="T18_3"><text:a xlink:type="simple" xlink:href="http://vavacung.deviantart.com/art/Reward-Battle-Between-Bat-X-Bug-628573357"><text:span text:style-name="T18_4">://</text:span></text:a></text:span><text:span text:style-name="T18_5"><text:a xlink:type="simple" xlink:href="http://vavacung.deviantart.com/art/Reward-Battle-Between-Bat-X-Bug-628573357"><text:span text:style-name="T18_6">vavacung</text:span></text:a></text:span><text:span text:style-name="T18_7"><text:a xlink:type="simple" xlink:href="http://vavacung.deviantart.com/art/Reward-Battle-Between-Bat-X-Bug-628573357"><text:span text:style-name="T18_8">.</text:span></text:a></text:span><text:span text:style-name="T18_9"><text:a xlink:type="simple" xlink:href="http://vavacung.deviantart.com/art/Reward-Battle-Between-Bat-X-Bug-628573357"><text:span text:style-name="T18_10">deviantart</text:span></text:a></text:span><text:span text:style-name="T18_11"><text:a xlink:type="simple" xlink:href="http://vavacung.deviantart.com/art/Reward-Battle-Between-Bat-X-Bug-628573357"><text:span text:style-name="T18_12">.</text:span></text:a></text:span><text:span text:style-name="T18_13"><text:a xlink:type="simple" xlink:href="http://vavacung.deviantart.com/art/Reward-Battle-Between-Bat-X-Bug-628573357"><text:span text:style-name="T18_14">com</text:span></text:a></text:span><text:span text:style-name="T18_15"><text:a xlink:type="simple" xlink:href="http://vavacung.deviantart.com/art/Reward-Battle-Between-Bat-X-Bug-628573357"><text:span text:style-name="T18_16">/</text:span></text:a></text:span><text:span text:style-name="T18_17"><text:a xlink:type="simple" xlink:href="http://vavacung.deviantart.com/art/Reward-Battle-Between-Bat-X-Bug-628573357"><text:span text:style-name="T18_18">art</text:span></text:a></text:span><text:span text:style-name="T18_19"><text:a xlink:type="simple" xlink:href="http://vavacung.deviantart.com/art/Reward-Battle-Between-Bat-X-Bug-628573357"><text:span text:style-name="T18_20">/</text:span></text:a></text:span><text:span text:style-name="T18_21"><text:a xlink:type="simple" xlink:href="http://vavacung.deviantart.com/art/Reward-Battle-Between-Bat-X-Bug-628573357"><text:span text:style-name="T18_22">Reward</text:span></text:a></text:span><text:span text:style-name="T18_23"><text:a xlink:type="simple" xlink:href="http://vavacung.deviantart.com/art/Reward-Battle-Between-Bat-X-Bug-628573357"><text:span text:style-name="T18_24">-</text:span></text:a></text:span><text:span text:style-name="T18_25"><text:a xlink:type="simple" xlink:href="http://vavacung.deviantart.com/art/Reward-Battle-Between-Bat-X-Bug-628573357"><text:span text:style-name="T18_26">Battle</text:span></text:a></text:span><text:span text:style-name="T18_27"><text:a xlink:type="simple" xlink:href="http://vavacung.deviantart.com/art/Reward-Battle-Between-Bat-X-Bug-628573357"><text:span text:style-name="T18_28">-</text:span></text:a></text:span><text:span text:style-name="T18_29"><text:a xlink:type="simple" xlink:href="http://vavacung.deviantart.com/art/Reward-Battle-Between-Bat-X-Bug-628573357"><text:span text:style-name="T18_30">Between</text:span></text:a></text:span><text:span text:style-name="T18_31"><text:a xlink:type="simple" xlink:href="http://vavacung.deviantart.com/art/Reward-Battle-Between-Bat-X-Bug-628573357"><text:span text:style-name="T18_32">-</text:span></text:a></text:span><text:span text:style-name="T18_33"><text:a xlink:type="simple" xlink:href="http://vavacung.deviantart.com/art/Reward-Battle-Between-Bat-X-Bug-628573357"><text:span text:style-name="T18_34">Bat</text:span></text:a></text:span><text:span text:style-name="T18_35"><text:a xlink:type="simple" xlink:href="http://vavacung.deviantart.com/art/Reward-Battle-Between-Bat-X-Bug-628573357"><text:span text:style-name="T18_36">-</text:span></text:a></text:span><text:span text:style-name="T18_37"><text:a xlink:type="simple" xlink:href="http://vavacung.deviantart.com/art/Reward-Battle-Between-Bat-X-Bug-628573357"><text:span text:style-name="T18_38">X</text:span></text:a></text:span><text:span text:style-name="T18_39"><text:a xlink:type="simple" xlink:href="http://vavacung.deviantart.com/art/Reward-Battle-Between-Bat-X-Bug-628573357"><text:span text:style-name="T18_40">-</text:span></text:a></text:span><text:span text:style-name="T18_41"><text:a xlink:type="simple" xlink:href="http://vavacung.deviantart.com/art/Reward-Battle-Between-Bat-X-Bug-628573357"><text:span text:style-name="T18_42">Bug</text:span></text:a></text:span><text:span text:style-name="T18_43"><text:a xlink:type="simple" xlink:href="http://vavacung.deviantart.com/art/Reward-Battle-Between-Bat-X-Bug-628573357"><text:span text:style-name="T18_44">-628573357</text:span></text:a></text:span></text:p>
      <text:p text:style-name="P19"><text:span text:style-name="T19_1"><text:a xlink:type="simple" xlink:href="http://tsitra360.deviantart.com/art/Gotcha-628272548"><text:span text:style-name="T19_2">http</text:span></text:a></text:span><text:span text:style-name="T19_3"><text:a xlink:type="simple" xlink:href="http://tsitra360.deviantart.com/art/Gotcha-628272548"><text:span text:style-name="T19_4">://</text:span></text:a></text:span><text:span text:style-name="T19_5"><text:a xlink:type="simple" xlink:href="http://tsitra360.deviantart.com/art/Gotcha-628272548"><text:span text:style-name="T19_6">tsitra</text:span></text:a></text:span><text:span text:style-name="T19_7"><text:a xlink:type="simple" xlink:href="http://tsitra360.deviantart.com/art/Gotcha-628272548"><text:span text:style-name="T19_8">360.</text:span></text:a></text:span><text:span text:style-name="T19_9"><text:a xlink:type="simple" xlink:href="http://tsitra360.deviantart.com/art/Gotcha-628272548"><text:span text:style-name="T19_10">deviantart</text:span></text:a></text:span><text:span text:style-name="T19_11"><text:a xlink:type="simple" xlink:href="http://tsitra360.deviantart.com/art/Gotcha-628272548"><text:span text:style-name="T19_12">.</text:span></text:a></text:span><text:span text:style-name="T19_13"><text:a xlink:type="simple" xlink:href="http://tsitra360.deviantart.com/art/Gotcha-628272548"><text:span text:style-name="T19_14">com</text:span></text:a></text:span><text:span text:style-name="T19_15"><text:a xlink:type="simple" xlink:href="http://tsitra360.deviantart.com/art/Gotcha-628272548"><text:span text:style-name="T19_16">/</text:span></text:a></text:span><text:span text:style-name="T19_17"><text:a xlink:type="simple" xlink:href="http://tsitra360.deviantart.com/art/Gotcha-628272548"><text:span text:style-name="T19_18">art</text:span></text:a></text:span><text:span text:style-name="T19_19"><text:a xlink:type="simple" xlink:href="http://tsitra360.deviantart.com/art/Gotcha-628272548"><text:span text:style-name="T19_20">/</text:span></text:a></text:span><text:span text:style-name="T19_21"><text:a xlink:type="simple" xlink:href="http://tsitra360.deviantart.com/art/Gotcha-628272548"><text:span text:style-name="T19_22">Gotcha</text:span></text:a></text:span><text:span text:style-name="T19_23"><text:a xlink:type="simple" xlink:href="http://tsitra360.deviantart.com/art/Gotcha-628272548"><text:span text:style-name="T19_24">-628272548</text:span></text:a></text:span></text:p>
      <text:p text:style-name="P20"><text:span text:style-name="T20_1"><text:a xlink:type="simple" xlink:href="http://acesential.deviantart.com/art/Hitting-up-Pony-Joe-s-Donut-Shop-618939656?q=favby%3ACahandariella%2F69403721&amp;qo=0"><text:span text:style-name="T20_2">http</text:span></text:a></text:span><text:span text:style-name="T20_3"><text:a xlink:type="simple" xlink:href="http://acesential.deviantart.com/art/Hitting-up-Pony-Joe-s-Donut-Shop-618939656?q=favby%3ACahandariella%2F69403721&amp;qo=0"><text:span text:style-name="T20_4">://</text:span></text:a></text:span><text:span text:style-name="T20_5"><text:a xlink:type="simple" xlink:href="http://acesential.deviantart.com/art/Hitting-up-Pony-Joe-s-Donut-Shop-618939656?q=favby%3ACahandariella%2F69403721&amp;qo=0"><text:span text:style-name="T20_6">acesential</text:span></text:a></text:span><text:span text:style-name="T20_7"><text:a xlink:type="simple" xlink:href="http://acesential.deviantart.com/art/Hitting-up-Pony-Joe-s-Donut-Shop-618939656?q=favby%3ACahandariella%2F69403721&amp;qo=0"><text:span text:style-name="T20_8">.</text:span></text:a></text:span><text:span text:style-name="T20_9"><text:a xlink:type="simple" xlink:href="http://acesential.deviantart.com/art/Hitting-up-Pony-Joe-s-Donut-Shop-618939656?q=favby%3ACahandariella%2F69403721&amp;qo=0"><text:span text:style-name="T20_10">deviantart</text:span></text:a></text:span><text:span text:style-name="T20_11"><text:a xlink:type="simple" xlink:href="http://acesential.deviantart.com/art/Hitting-up-Pony-Joe-s-Donut-Shop-618939656?q=favby%3ACahandariella%2F69403721&amp;qo=0"><text:span text:style-name="T20_12">.</text:span></text:a></text:span><text:span text:style-name="T20_13"><text:a xlink:type="simple" xlink:href="http://acesential.deviantart.com/art/Hitting-up-Pony-Joe-s-Donut-Shop-618939656?q=favby%3ACahandariella%2F69403721&amp;qo=0"><text:span text:style-name="T20_14">com</text:span></text:a></text:span><text:span text:style-name="T20_15"><text:a xlink:type="simple" xlink:href="http://acesential.deviantart.com/art/Hitting-up-Pony-Joe-s-Donut-Shop-618939656?q=favby%3ACahandariella%2F69403721&amp;qo=0"><text:span text:style-name="T20_16">/</text:span></text:a></text:span><text:span text:style-name="T20_17"><text:a xlink:type="simple" xlink:href="http://acesential.deviantart.com/art/Hitting-up-Pony-Joe-s-Donut-Shop-618939656?q=favby%3ACahandariella%2F69403721&amp;qo=0"><text:span text:style-name="T20_18">art</text:span></text:a></text:span><text:span text:style-name="T20_19"><text:a xlink:type="simple" xlink:href="http://acesential.deviantart.com/art/Hitting-up-Pony-Joe-s-Donut-Shop-618939656?q=favby%3ACahandariella%2F69403721&amp;qo=0"><text:span text:style-name="T20_20">/</text:span></text:a></text:span><text:span text:style-name="T20_21"><text:a xlink:type="simple" xlink:href="http://acesential.deviantart.com/art/Hitting-up-Pony-Joe-s-Donut-Shop-618939656?q=favby%3ACahandariella%2F69403721&amp;qo=0"><text:span text:style-name="T20_22">Hitting</text:span></text:a></text:span><text:span text:style-name="T20_23"><text:a xlink:type="simple" xlink:href="http://acesential.deviantart.com/art/Hitting-up-Pony-Joe-s-Donut-Shop-618939656?q=favby%3ACahandariella%2F69403721&amp;qo=0"><text:span text:style-name="T20_24">-</text:span></text:a></text:span><text:span text:style-name="T20_25"><text:a xlink:type="simple" xlink:href="http://acesential.deviantart.com/art/Hitting-up-Pony-Joe-s-Donut-Shop-618939656?q=favby%3ACahandariella%2F69403721&amp;qo=0"><text:span text:style-name="T20_26">up</text:span></text:a></text:span><text:span text:style-name="T20_27"><text:a xlink:type="simple" xlink:href="http://acesential.deviantart.com/art/Hitting-up-Pony-Joe-s-Donut-Shop-618939656?q=favby%3ACahandariella%2F69403721&amp;qo=0"><text:span text:style-name="T20_28">-</text:span></text:a></text:span><text:span text:style-name="T20_29"><text:a xlink:type="simple" xlink:href="http://acesential.deviantart.com/art/Hitting-up-Pony-Joe-s-Donut-Shop-618939656?q=favby%3ACahandariella%2F69403721&amp;qo=0"><text:span text:style-name="T20_30">Pony</text:span></text:a></text:span><text:span text:style-name="T20_31"><text:a xlink:type="simple" xlink:href="http://acesential.deviantart.com/art/Hitting-up-Pony-Joe-s-Donut-Shop-618939656?q=favby%3ACahandariella%2F69403721&amp;qo=0"><text:span text:style-name="T20_32">-</text:span></text:a></text:span><text:span text:style-name="T20_33"><text:a xlink:type="simple" xlink:href="http://acesential.deviantart.com/art/Hitting-up-Pony-Joe-s-Donut-Shop-618939656?q=favby%3ACahandariella%2F69403721&amp;qo=0"><text:span text:style-name="T20_34">Joe</text:span></text:a></text:span><text:span text:style-name="T20_35"><text:a xlink:type="simple" xlink:href="http://acesential.deviantart.com/art/Hitting-up-Pony-Joe-s-Donut-Shop-618939656?q=favby%3ACahandariella%2F69403721&amp;qo=0"><text:span text:style-name="T20_36">-</text:span></text:a></text:span><text:span text:style-name="T20_37"><text:a xlink:type="simple" xlink:href="http://acesential.deviantart.com/art/Hitting-up-Pony-Joe-s-Donut-Shop-618939656?q=favby%3ACahandariella%2F69403721&amp;qo=0"><text:span text:style-name="T20_38">s</text:span></text:a></text:span><text:span text:style-name="T20_39"><text:a xlink:type="simple" xlink:href="http://acesential.deviantart.com/art/Hitting-up-Pony-Joe-s-Donut-Shop-618939656?q=favby%3ACahandariella%2F69403721&amp;qo=0"><text:span text:style-name="T20_40">-</text:span></text:a></text:span><text:span text:style-name="T20_41"><text:a xlink:type="simple" xlink:href="http://acesential.deviantart.com/art/Hitting-up-Pony-Joe-s-Donut-Shop-618939656?q=favby%3ACahandariella%2F69403721&amp;qo=0"><text:span text:style-name="T20_42">Donut</text:span></text:a></text:span><text:span text:style-name="T20_43"><text:a xlink:type="simple" xlink:href="http://acesential.deviantart.com/art/Hitting-up-Pony-Joe-s-Donut-Shop-618939656?q=favby%3ACahandariella%2F69403721&amp;qo=0"><text:span text:style-name="T20_44">-</text:span></text:a></text:span><text:span text:style-name="T20_45"><text:a xlink:type="simple" xlink:href="http://acesential.deviantart.com/art/Hitting-up-Pony-Joe-s-Donut-Shop-618939656?q=favby%3ACahandariella%2F69403721&amp;qo=0"><text:span text:style-name="T20_46">Shop</text:span></text:a></text:span><text:span text:style-name="T20_47"><text:a xlink:type="simple" xlink:href="http://acesential.deviantart.com/art/Hitting-up-Pony-Joe-s-Donut-Shop-618939656?q=favby%3ACahandariella%2F69403721&amp;qo=0"><text:span text:style-name="T20_48">-618939656?</text:span></text:a></text:span><text:span text:style-name="T20_49"><text:a xlink:type="simple" xlink:href="http://acesential.deviantart.com/art/Hitting-up-Pony-Joe-s-Donut-Shop-618939656?q=favby%3ACahandariella%2F69403721&amp;qo=0"><text:span text:style-name="T20_50">q</text:span></text:a></text:span><text:span text:style-name="T20_51"><text:a xlink:type="simple" xlink:href="http://acesential.deviantart.com/art/Hitting-up-Pony-Joe-s-Donut-Shop-618939656?q=favby%3ACahandariella%2F69403721&amp;qo=0"><text:span text:style-name="T20_52">=</text:span></text:a></text:span><text:span text:style-name="T20_53"><text:a xlink:type="simple" xlink:href="http://acesential.deviantart.com/art/Hitting-up-Pony-Joe-s-Donut-Shop-618939656?q=favby%3ACahandariella%2F69403721&amp;qo=0"><text:span text:style-name="T20_54">favby</text:span></text:a></text:span><text:span text:style-name="T20_55"><text:a xlink:type="simple" xlink:href="http://acesential.deviantart.com/art/Hitting-up-Pony-Joe-s-Donut-Shop-618939656?q=favby%3ACahandariella%2F69403721&amp;qo=0"><text:span text:style-name="T20_56">%3</text:span></text:a></text:span><text:span text:style-name="T20_57"><text:a xlink:type="simple" xlink:href="http://acesential.deviantart.com/art/Hitting-up-Pony-Joe-s-Donut-Shop-618939656?q=favby%3ACahandariella%2F69403721&amp;qo=0"><text:span text:style-name="T20_58">ACahandariella</text:span></text:a></text:span><text:span text:style-name="T20_59"><text:a xlink:type="simple" xlink:href="http://acesential.deviantart.com/art/Hitting-up-Pony-Joe-s-Donut-Shop-618939656?q=favby%3ACahandariella%2F69403721&amp;qo=0"><text:span text:style-name="T20_60">%2</text:span></text:a></text:span><text:span text:style-name="T20_61"><text:a xlink:type="simple" xlink:href="http://acesential.deviantart.com/art/Hitting-up-Pony-Joe-s-Donut-Shop-618939656?q=favby%3ACahandariella%2F69403721&amp;qo=0"><text:span text:style-name="T20_62">F</text:span></text:a></text:span><text:span text:style-name="T20_63"><text:a xlink:type="simple" xlink:href="http://acesential.deviantart.com/art/Hitting-up-Pony-Joe-s-Donut-Shop-618939656?q=favby%3ACahandariella%2F69403721&amp;qo=0"><text:span text:style-name="T20_64">69403721&amp;</text:span></text:a></text:span><text:span text:style-name="T20_65"><text:a xlink:type="simple" xlink:href="http://acesential.deviantart.com/art/Hitting-up-Pony-Joe-s-Donut-Shop-618939656?q=favby%3ACahandariella%2F69403721&amp;qo=0"><text:span text:style-name="T20_66">qo</text:span></text:a></text:span><text:span text:style-name="T20_67"><text:a xlink:type="simple" xlink:href="http://acesential.deviantart.com/art/Hitting-up-Pony-Joe-s-Donut-Shop-618939656?q=favby%3ACahandariella%2F69403721&amp;qo=0"><text:span text:style-name="T20_68">=0</text:span></text:a></text:span></text:p>
      <text:p text:style-name="P21"><text:span text:style-name="T21_1"><text:a xlink:type="simple" xlink:href="http://ncmares.deviantart.com/art/Perfect-Organism-615249748?q=favby%3ACahandariella%2F69403721&amp;qo=4"><text:span text:style-name="T21_2">http</text:span></text:a></text:span><text:span text:style-name="T21_3"><text:a xlink:type="simple" xlink:href="http://ncmares.deviantart.com/art/Perfect-Organism-615249748?q=favby%3ACahandariella%2F69403721&amp;qo=4"><text:span text:style-name="T21_4">://</text:span></text:a></text:span><text:span text:style-name="T21_5"><text:a xlink:type="simple" xlink:href="http://ncmares.deviantart.com/art/Perfect-Organism-615249748?q=favby%3ACahandariella%2F69403721&amp;qo=4"><text:span text:style-name="T21_6">ncmares</text:span></text:a></text:span><text:span text:style-name="T21_7"><text:a xlink:type="simple" xlink:href="http://ncmares.deviantart.com/art/Perfect-Organism-615249748?q=favby%3ACahandariella%2F69403721&amp;qo=4"><text:span text:style-name="T21_8">.</text:span></text:a></text:span><text:span text:style-name="T21_9"><text:a xlink:type="simple" xlink:href="http://ncmares.deviantart.com/art/Perfect-Organism-615249748?q=favby%3ACahandariella%2F69403721&amp;qo=4"><text:span text:style-name="T21_10">deviantart</text:span></text:a></text:span><text:span text:style-name="T21_11"><text:a xlink:type="simple" xlink:href="http://ncmares.deviantart.com/art/Perfect-Organism-615249748?q=favby%3ACahandariella%2F69403721&amp;qo=4"><text:span text:style-name="T21_12">.</text:span></text:a></text:span><text:span text:style-name="T21_13"><text:a xlink:type="simple" xlink:href="http://ncmares.deviantart.com/art/Perfect-Organism-615249748?q=favby%3ACahandariella%2F69403721&amp;qo=4"><text:span text:style-name="T21_14">com</text:span></text:a></text:span><text:span text:style-name="T21_15"><text:a xlink:type="simple" xlink:href="http://ncmares.deviantart.com/art/Perfect-Organism-615249748?q=favby%3ACahandariella%2F69403721&amp;qo=4"><text:span text:style-name="T21_16">/</text:span></text:a></text:span><text:span text:style-name="T21_17"><text:a xlink:type="simple" xlink:href="http://ncmares.deviantart.com/art/Perfect-Organism-615249748?q=favby%3ACahandariella%2F69403721&amp;qo=4"><text:span text:style-name="T21_18">art</text:span></text:a></text:span><text:span text:style-name="T21_19"><text:a xlink:type="simple" xlink:href="http://ncmares.deviantart.com/art/Perfect-Organism-615249748?q=favby%3ACahandariella%2F69403721&amp;qo=4"><text:span text:style-name="T21_20">/</text:span></text:a></text:span><text:span text:style-name="T21_21"><text:a xlink:type="simple" xlink:href="http://ncmares.deviantart.com/art/Perfect-Organism-615249748?q=favby%3ACahandariella%2F69403721&amp;qo=4"><text:span text:style-name="T21_22">Perfect</text:span></text:a></text:span><text:span text:style-name="T21_23"><text:a xlink:type="simple" xlink:href="http://ncmares.deviantart.com/art/Perfect-Organism-615249748?q=favby%3ACahandariella%2F69403721&amp;qo=4"><text:span text:style-name="T21_24">-</text:span></text:a></text:span><text:span text:style-name="T21_25"><text:a xlink:type="simple" xlink:href="http://ncmares.deviantart.com/art/Perfect-Organism-615249748?q=favby%3ACahandariella%2F69403721&amp;qo=4"><text:span text:style-name="T21_26">Organism</text:span></text:a></text:span><text:span text:style-name="T21_27"><text:a xlink:type="simple" xlink:href="http://ncmares.deviantart.com/art/Perfect-Organism-615249748?q=favby%3ACahandariella%2F69403721&amp;qo=4"><text:span text:style-name="T21_28">-615249748?</text:span></text:a></text:span><text:span text:style-name="T21_29"><text:a xlink:type="simple" xlink:href="http://ncmares.deviantart.com/art/Perfect-Organism-615249748?q=favby%3ACahandariella%2F69403721&amp;qo=4"><text:span text:style-name="T21_30">q</text:span></text:a></text:span><text:span text:style-name="T21_31"><text:a xlink:type="simple" xlink:href="http://ncmares.deviantart.com/art/Perfect-Organism-615249748?q=favby%3ACahandariella%2F69403721&amp;qo=4"><text:span text:style-name="T21_32">=</text:span></text:a></text:span><text:span text:style-name="T21_33"><text:a xlink:type="simple" xlink:href="http://ncmares.deviantart.com/art/Perfect-Organism-615249748?q=favby%3ACahandariella%2F69403721&amp;qo=4"><text:span text:style-name="T21_34">favby</text:span></text:a></text:span><text:span text:style-name="T21_35"><text:a xlink:type="simple" xlink:href="http://ncmares.deviantart.com/art/Perfect-Organism-615249748?q=favby%3ACahandariella%2F69403721&amp;qo=4"><text:span text:style-name="T21_36">%3</text:span></text:a></text:span><text:span text:style-name="T21_37"><text:a xlink:type="simple" xlink:href="http://ncmares.deviantart.com/art/Perfect-Organism-615249748?q=favby%3ACahandariella%2F69403721&amp;qo=4"><text:span text:style-name="T21_38">ACahandariella</text:span></text:a></text:span><text:span text:style-name="T21_39"><text:a xlink:type="simple" xlink:href="http://ncmares.deviantart.com/art/Perfect-Organism-615249748?q=favby%3ACahandariella%2F69403721&amp;qo=4"><text:span text:style-name="T21_40">%2</text:span></text:a></text:span><text:span text:style-name="T21_41"><text:a xlink:type="simple" xlink:href="http://ncmares.deviantart.com/art/Perfect-Organism-615249748?q=favby%3ACahandariella%2F69403721&amp;qo=4"><text:span text:style-name="T21_42">F</text:span></text:a></text:span><text:span text:style-name="T21_43"><text:a xlink:type="simple" xlink:href="http://ncmares.deviantart.com/art/Perfect-Organism-615249748?q=favby%3ACahandariella%2F69403721&amp;qo=4"><text:span text:style-name="T21_44">69403721&amp;</text:span></text:a></text:span><text:span text:style-name="T21_45"><text:a xlink:type="simple" xlink:href="http://ncmares.deviantart.com/art/Perfect-Organism-615249748?q=favby%3ACahandariella%2F69403721&amp;qo=4"><text:span text:style-name="T21_46">qo</text:span></text:a></text:span><text:span text:style-name="T21_47"><text:a xlink:type="simple" xlink:href="http://ncmares.deviantart.com/art/Perfect-Organism-615249748?q=favby%3ACahandariella%2F69403721&amp;qo=4"><text:span text:style-name="T21_48">=4</text:span></text:a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